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5488in" svg:height="0.978in" svg:x="8.0606in" svg:y="3.926in">
            <draw:object draw:notify-on-update-of-ranges="Sheet1.I17:Sheet1.I31 Sheet1.J17:Sheet1.J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[acole32@saturn benchmark]$ ./hw3_omp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23-10-18T13:35:11-04: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unning ./hw3_omp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un on (64 X 1994.93 MHz CPU s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1 Data 32 KiB (x3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1 Instruction 32 KiB (x3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2 Unified 256 KiB (x3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3 Unified 18432 KiB (x4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ad Average: 1.49, 3.49, 3.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**WARNING*** Library was built as DEBUG. Timings may be affected.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-----------------------------------------------------------------------------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nchmark <text:s text:c="37"/>Time <text:s text:c="12"/>CPU <text:s text:c="2"/>Iterations</text:p>
          </table:table-cell>
          <table:table-cell table:number-columns-repeated="6"/>
          <table:table-cell office:value-type="string" calcext:value-type="string">
            <text:p>OM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</text:p>
          </table:table-cell>
          <table:table-cell table:number-columns-repeated="7"/>
          <table:table-cell office:value-type="string" calcext:value-type="string">
            <text:p>Size(#)</text:p>
          </table:table-cell>
          <table:table-cell office:value-type="string" calcext:value-type="string">
            <text:p>Time(ns)</text:p>
          </table:table-cell>
          <table:table-cell/>
          <table:table-cell office:value-type="string" calcext:value-type="string">
            <text:p>LOG(size,2)</text:p>
          </table:table-cell>
          <table:table-cell office:value-type="string" calcext:value-type="string">
            <text:p>LOG(time,2)</text:p>
          </table:table-cell>
          <table:table-cell/>
          <table:table-cell office:value-type="string" calcext:value-type="string">
            <text:p>LOG(size)</text:p>
          </table:table-cell>
          <table:table-cell office:value-type="string" calcext:value-type="string">
            <text:p>LOG(tim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2 <text:s text:c="10"/>58.5 ns <text:s text:c="8"/>58.5 ns <text:s text:c="4"/>12020571</text:p>
          </table:table-cell>
          <table:table-cell table:number-columns-repeated="6"/>
          <table:table-cell office:value-type="string" calcext:value-type="string">
            <text:p>OMP_Single_Thread_Float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/>
          <table:table-cell table:formula="of:=LOG([.I17];2)" office:value-type="float" office:value="1" calcext:value-type="float">
            <text:p>1</text:p>
          </table:table-cell>
          <table:table-cell table:formula="of:=LOG([.J17];2)" office:value-type="float" office:value="5.87036471958341" calcext:value-type="float">
            <text:p>5.87036471958341</text:p>
          </table:table-cell>
          <table:table-cell/>
          <table:table-cell table:formula="of:=LOG([.I17])" office:value-type="float" office:value="0.301029995663981" calcext:value-type="float">
            <text:p>0.301029995663981</text:p>
          </table:table-cell>
          <table:table-cell table:formula="of:=LOG([.J17])" office:value-type="float" office:value="1.76715586608218" calcext:value-type="float">
            <text:p>1.767155866082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7036471958341" calcext:value-type="float">
            <text:p>5.87036471958341</text:p>
          </table:table-cell>
          <table:table-cell office:value-type="float" office:value="5.88752527074159" calcext:value-type="float">
            <text:p>5.88752527074159</text:p>
          </table:table-cell>
          <table:table-cell office:value-type="float" office:value="16.1825495403074" calcext:value-type="float">
            <text:p>16.1825495403074</text:p>
          </table:table-cell>
          <table:table-cell office:value-type="float" office:value="16.1874100706025" calcext:value-type="float">
            <text:p>16.18741007060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76715586608218" calcext:value-type="float">
            <text:p>1.76715586608218</text:p>
          </table:table-cell>
          <table:table-cell office:value-type="float" office:value="1.77232170672292" calcext:value-type="float">
            <text:p>1.77232170672292</text:p>
          </table:table-cell>
          <table:table-cell office:value-type="float" office:value="4.87143281795089" calcext:value-type="float">
            <text:p>4.87143281795089</text:p>
          </table:table-cell>
          <table:table-cell office:value-type="float" office:value="4.87289598336456" calcext:value-type="float">
            <text:p>4.87289598336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4 <text:s text:c="11"/>180 ns <text:s text:c="9"/>180 ns <text:s text:c="5"/>387656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LOG([.I18];2)" office:value-type="float" office:value="2" calcext:value-type="float">
            <text:p>2</text:p>
          </table:table-cell>
          <table:table-cell table:formula="of:=LOG([.J18];2)" office:value-type="float" office:value="7.49185309632968" calcext:value-type="float">
            <text:p>7.49185309632968</text:p>
          </table:table-cell>
          <table:table-cell/>
          <table:table-cell table:formula="of:=LOG([.I18])" office:value-type="float" office:value="0.602059991327962" calcext:value-type="float">
            <text:p>0.602059991327962</text:p>
          </table:table-cell>
          <table:table-cell table:formula="of:=LOG([.J18])" office:value-type="float" office:value="2.25527250510331" calcext:value-type="float">
            <text:p>2.25527250510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49185309632968" calcext:value-type="float">
            <text:p>7.49185309632968</text:p>
          </table:table-cell>
          <table:table-cell office:value-type="float" office:value="7.43462822763673" calcext:value-type="float">
            <text:p>7.43462822763673</text:p>
          </table:table-cell>
          <table:table-cell office:value-type="float" office:value="16.2247553940005" calcext:value-type="float">
            <text:p>16.2247553940005</text:p>
          </table:table-cell>
          <table:table-cell office:value-type="float" office:value="16.3169178744931" calcext:value-type="float">
            <text:p>16.316917874493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25527250510331" calcext:value-type="float">
            <text:p>2.25527250510331</text:p>
          </table:table-cell>
          <table:table-cell office:value-type="float" office:value="2.2380461031288" calcext:value-type="float">
            <text:p>2.2380461031288</text:p>
          </table:table-cell>
          <table:table-cell office:value-type="float" office:value="4.88413804590512" calcext:value-type="float">
            <text:p>4.88413804590512</text:p>
          </table:table-cell>
          <table:table-cell office:value-type="float" office:value="4.91188171700819" calcext:value-type="float">
            <text:p>4.91188171700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8 <text:s text:c="11"/>622 ns <text:s text:c="9"/>622 ns <text:s text:c="5"/>111531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LOG([.I19];2)" office:value-type="float" office:value="3" calcext:value-type="float">
            <text:p>3</text:p>
          </table:table-cell>
          <table:table-cell table:formula="of:=LOG([.J19];2)" office:value-type="float" office:value="9.2807707701306" calcext:value-type="float">
            <text:p>9.2807707701306</text:p>
          </table:table-cell>
          <table:table-cell/>
          <table:table-cell table:formula="of:=LOG([.I19])" office:value-type="float" office:value="0.903089986991943" calcext:value-type="float">
            <text:p>0.903089986991943</text:p>
          </table:table-cell>
          <table:table-cell table:formula="of:=LOG([.J19])" office:value-type="float" office:value="2.79379038469082" calcext:value-type="float">
            <text:p>2.79379038469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2807707701306" calcext:value-type="float">
            <text:p>9.2807707701306</text:p>
          </table:table-cell>
          <table:table-cell office:value-type="float" office:value="9.33091687811462" calcext:value-type="float">
            <text:p>9.33091687811462</text:p>
          </table:table-cell>
          <table:table-cell office:value-type="float" office:value="16.1473639434093" calcext:value-type="float">
            <text:p>16.1473639434093</text:p>
          </table:table-cell>
          <table:table-cell office:value-type="float" office:value="16.2128763117337" calcext:value-type="float">
            <text:p>16.21287631173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.79379038469082" calcext:value-type="float">
            <text:p>2.79379038469082</text:p>
          </table:table-cell>
          <table:table-cell office:value-type="float" office:value="2.80888586735981" calcext:value-type="float">
            <text:p>2.80888586735981</text:p>
          </table:table-cell>
          <table:table-cell office:value-type="float" office:value="4.86084089786922" calcext:value-type="float">
            <text:p>4.86084089786922</text:p>
          </table:table-cell>
          <table:table-cell office:value-type="float" office:value="4.88056208582185" calcext:value-type="float">
            <text:p>4.88056208582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16 <text:s text:c="9"/>2381 ns <text:s text:c="8"/>2381 ns <text:s text:c="6"/>29256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381" calcext:value-type="float">
            <text:p>2381</text:p>
          </table:table-cell>
          <table:table-cell/>
          <table:table-cell table:formula="of:=LOG([.I20];2)" office:value-type="float" office:value="4" calcext:value-type="float">
            <text:p>4</text:p>
          </table:table-cell>
          <table:table-cell table:formula="of:=LOG([.J20];2)" office:value-type="float" office:value="11.2173519052703" calcext:value-type="float">
            <text:p>11.2173519052703</text:p>
          </table:table-cell>
          <table:table-cell/>
          <table:table-cell table:formula="of:=LOG([.I20])" office:value-type="float" office:value="1.20411998265592" calcext:value-type="float">
            <text:p>1.20411998265592</text:p>
          </table:table-cell>
          <table:table-cell table:formula="of:=LOG([.J20])" office:value-type="float" office:value="3.37675939540488" calcext:value-type="float">
            <text:p>3.37675939540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2173519052703" calcext:value-type="float">
            <text:p>11.2173519052703</text:p>
          </table:table-cell>
          <table:table-cell office:value-type="float" office:value="11.2390017577656" calcext:value-type="float">
            <text:p>11.2390017577656</text:p>
          </table:table-cell>
          <table:table-cell office:value-type="float" office:value="16.166751529463" calcext:value-type="float">
            <text:p>16.166751529463</text:p>
          </table:table-cell>
          <table:table-cell office:value-type="float" office:value="16.2500022678404" calcext:value-type="float">
            <text:p>16.25000226784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.37675939540488" calcext:value-type="float">
            <text:p>3.37675939540488</text:p>
          </table:table-cell>
          <table:table-cell office:value-type="float" office:value="3.38327665040765" calcext:value-type="float">
            <text:p>3.38327665040765</text:p>
          </table:table-cell>
          <table:table-cell office:value-type="float" office:value="4.8666771428149" calcext:value-type="float">
            <text:p>4.8666771428149</text:p>
          </table:table-cell>
          <table:table-cell office:value-type="float" office:value="4.89173811222769" calcext:value-type="float">
            <text:p>4.8917381122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32 <text:s text:c="9"/>9419 ns <text:s text:c="8"/>9418 ns <text:s text:c="7"/>7448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9418" calcext:value-type="float">
            <text:p>9418</text:p>
          </table:table-cell>
          <table:table-cell/>
          <table:table-cell table:formula="of:=LOG([.I21];2)" office:value-type="float" office:value="5" calcext:value-type="float">
            <text:p>5</text:p>
          </table:table-cell>
          <table:table-cell table:formula="of:=LOG([.J21];2)" office:value-type="float" office:value="13.2012050072995" calcext:value-type="float">
            <text:p>13.2012050072995</text:p>
          </table:table-cell>
          <table:table-cell/>
          <table:table-cell table:formula="of:=LOG([.I21])" office:value-type="float" office:value="1.50514997831991" calcext:value-type="float">
            <text:p>1.50514997831991</text:p>
          </table:table-cell>
          <table:table-cell table:formula="of:=LOG([.J21])" office:value-type="float" office:value="3.9739586861067" calcext:value-type="float">
            <text:p>3.97395868610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2012050072995" calcext:value-type="float">
            <text:p>13.2012050072995</text:p>
          </table:table-cell>
          <table:table-cell office:value-type="float" office:value="13.2050295550059" calcext:value-type="float">
            <text:p>13.2050295550059</text:p>
          </table:table-cell>
          <table:table-cell office:value-type="float" office:value="16.540915056731" calcext:value-type="float">
            <text:p>16.540915056731</text:p>
          </table:table-cell>
          <table:table-cell office:value-type="float" office:value="16.6365538207222" calcext:value-type="float">
            <text:p>16.63655382072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.9739586861067" calcext:value-type="float">
            <text:p>3.9739586861067</text:p>
          </table:table-cell>
          <table:table-cell office:value-type="float" office:value="3.97510998968616" calcext:value-type="float">
            <text:p>3.97510998968616</text:p>
          </table:table-cell>
          <table:table-cell office:value-type="float" office:value="4.97931158780601" calcext:value-type="float">
            <text:p>4.97931158780601</text:p>
          </table:table-cell>
          <table:table-cell office:value-type="float" office:value="5.0081017245156" calcext:value-type="float">
            <text:p>5.008101724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64 <text:s text:c="8"/>38307 ns <text:s text:c="7"/>38305 ns <text:s text:c="7"/>18287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38305" calcext:value-type="float">
            <text:p>38305</text:p>
          </table:table-cell>
          <table:table-cell/>
          <table:table-cell table:formula="of:=LOG([.I22];2)" office:value-type="float" office:value="6" calcext:value-type="float">
            <text:p>6</text:p>
          </table:table-cell>
          <table:table-cell table:formula="of:=LOG([.J22];2)" office:value-type="float" office:value="15.2252451007961" calcext:value-type="float">
            <text:p>15.2252451007961</text:p>
          </table:table-cell>
          <table:table-cell/>
          <table:table-cell table:formula="of:=LOG([.I22])" office:value-type="float" office:value="1.80617997398389" calcext:value-type="float">
            <text:p>1.80617997398389</text:p>
          </table:table-cell>
          <table:table-cell table:formula="of:=LOG([.J22])" office:value-type="float" office:value="4.58325546667569" calcext:value-type="float">
            <text:p>4.583255466675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2252451007961" calcext:value-type="float">
            <text:p>15.2252451007961</text:p>
          </table:table-cell>
          <table:table-cell office:value-type="float" office:value="15.2238131827045" calcext:value-type="float">
            <text:p>15.2238131827045</text:p>
          </table:table-cell>
          <table:table-cell office:value-type="float" office:value="22.0009022827424" calcext:value-type="float">
            <text:p>22.0009022827424</text:p>
          </table:table-cell>
          <table:table-cell office:value-type="float" office:value="17.1784411630318" calcext:value-type="float">
            <text:p>17.178441163031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.58325546667569" calcext:value-type="float">
            <text:p>4.58325546667569</text:p>
          </table:table-cell>
          <table:table-cell office:value-type="float" office:value="4.58282441637879" calcext:value-type="float">
            <text:p>4.58282441637879</text:p>
          </table:table-cell>
          <table:table-cell office:value-type="float" office:value="6.62293151877763" calcext:value-type="float">
            <text:p>6.62293151877763</text:p>
          </table:table-cell>
          <table:table-cell office:value-type="float" office:value="5.17122606882142" calcext:value-type="float">
            <text:p>5.1712260688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128 <text:s text:c="6"/>150621 ns <text:s text:c="6"/>150617 ns <text:s text:c="8"/>4651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50617" calcext:value-type="float">
            <text:p>150617</text:p>
          </table:table-cell>
          <table:table-cell/>
          <table:table-cell table:formula="of:=LOG([.I23];2)" office:value-type="float" office:value="7" calcext:value-type="float">
            <text:p>7</text:p>
          </table:table-cell>
          <table:table-cell table:formula="of:=LOG([.J23];2)" office:value-type="float" office:value="17.2005250892776" calcext:value-type="float">
            <text:p>17.2005250892776</text:p>
          </table:table-cell>
          <table:table-cell/>
          <table:table-cell table:formula="of:=LOG([.I23])" office:value-type="float" office:value="2.10720996964787" calcext:value-type="float">
            <text:p>2.10720996964787</text:p>
          </table:table-cell>
          <table:table-cell table:formula="of:=LOG([.J23])" office:value-type="float" office:value="5.17787399304343" calcext:value-type="float">
            <text:p>5.177873993043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.2005250892776" calcext:value-type="float">
            <text:p>17.2005250892776</text:p>
          </table:table-cell>
          <table:table-cell office:value-type="float" office:value="17.2059363971005" calcext:value-type="float">
            <text:p>17.2059363971005</text:p>
          </table:table-cell>
          <table:table-cell office:value-type="float" office:value="18.2797919221089" calcext:value-type="float">
            <text:p>18.2797919221089</text:p>
          </table:table-cell>
          <table:table-cell office:value-type="float" office:value="18.4165913853188" calcext:value-type="float">
            <text:p>18.416591385318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.17787399304343" calcext:value-type="float">
            <text:p>5.17787399304343</text:p>
          </table:table-cell>
          <table:table-cell office:value-type="float" office:value="5.17950295901391" calcext:value-type="float">
            <text:p>5.17950295901391</text:p>
          </table:table-cell>
          <table:table-cell office:value-type="float" office:value="5.50276568305093" calcext:value-type="float">
            <text:p>5.50276568305093</text:p>
          </table:table-cell>
          <table:table-cell office:value-type="float" office:value="5.54394642486782" calcext:value-type="float">
            <text:p>5.54394642486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256 <text:s text:c="6"/>603145 ns <text:s text:c="6"/>603141 ns <text:s text:c="8"/>1160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603141" calcext:value-type="float">
            <text:p>603141</text:p>
          </table:table-cell>
          <table:table-cell/>
          <table:table-cell table:formula="of:=LOG([.I24];2)" office:value-type="float" office:value="8" calcext:value-type="float">
            <text:p>8</text:p>
          </table:table-cell>
          <table:table-cell table:formula="of:=LOG([.J24];2)" office:value-type="float" office:value="19.2021357837289" calcext:value-type="float">
            <text:p>19.2021357837289</text:p>
          </table:table-cell>
          <table:table-cell/>
          <table:table-cell table:formula="of:=LOG([.I24])" office:value-type="float" office:value="2.40823996531185" calcext:value-type="float">
            <text:p>2.40823996531185</text:p>
          </table:table-cell>
          <table:table-cell table:formula="of:=LOG([.J24])" office:value-type="float" office:value="5.78041885171509" calcext:value-type="float">
            <text:p>5.78041885171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.2021357837289" calcext:value-type="float">
            <text:p>19.2021357837289</text:p>
          </table:table-cell>
          <table:table-cell office:value-type="float" office:value="19.2083034311992" calcext:value-type="float">
            <text:p>19.2083034311992</text:p>
          </table:table-cell>
          <table:table-cell office:value-type="float" office:value="20.0419197846072" calcext:value-type="float">
            <text:p>20.0419197846072</text:p>
          </table:table-cell>
          <table:table-cell office:value-type="float" office:value="21.4825425978268" calcext:value-type="float">
            <text:p>21.482542597826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.78041885171509" calcext:value-type="float">
            <text:p>5.78041885171509</text:p>
          </table:table-cell>
          <table:table-cell office:value-type="float" office:value="5.78227549860632" calcext:value-type="float">
            <text:p>5.78227549860632</text:p>
          </table:table-cell>
          <table:table-cell office:value-type="float" office:value="6.03321902585818" calcext:value-type="float">
            <text:p>6.03321902585818</text:p>
          </table:table-cell>
          <table:table-cell office:value-type="float" office:value="6.4668897050751" calcext:value-type="float">
            <text:p>6.4668897050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512 <text:s text:c="5"/>2387537 ns <text:s text:c="5"/>2387520 ns <text:s text:c="9"/>291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2387520" calcext:value-type="float">
            <text:p>2387520</text:p>
          </table:table-cell>
          <table:table-cell/>
          <table:table-cell table:formula="of:=LOG([.I25];2)" office:value-type="float" office:value="9" calcext:value-type="float">
            <text:p>9</text:p>
          </table:table-cell>
          <table:table-cell table:formula="of:=LOG([.J25];2)" office:value-type="float" office:value="21.1870813878254" calcext:value-type="float">
            <text:p>21.1870813878254</text:p>
          </table:table-cell>
          <table:table-cell/>
          <table:table-cell table:formula="of:=LOG([.I25])" office:value-type="float" office:value="2.70926996097583" calcext:value-type="float">
            <text:p>2.70926996097583</text:p>
          </table:table-cell>
          <table:table-cell table:formula="of:=LOG([.J25])" office:value-type="float" office:value="6.3779470183095" calcext:value-type="float">
            <text:p>6.37794701830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.1870813878254" calcext:value-type="float">
            <text:p>21.1870813878254</text:p>
          </table:table-cell>
          <table:table-cell office:value-type="float" office:value="21.2193930730833" calcext:value-type="float">
            <text:p>21.2193930730833</text:p>
          </table:table-cell>
          <table:table-cell office:value-type="float" office:value="20.2369379637185" calcext:value-type="float">
            <text:p>20.2369379637185</text:p>
          </table:table-cell>
          <table:table-cell office:value-type="float" office:value="20.4083328508786" calcext:value-type="float">
            <text:p>20.408332850878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.3779470183095" calcext:value-type="float">
            <text:p>6.3779470183095</text:p>
          </table:table-cell>
          <table:table-cell office:value-type="float" office:value="6.38767380478259" calcext:value-type="float">
            <text:p>6.38767380478259</text:p>
          </table:table-cell>
          <table:table-cell office:value-type="float" office:value="6.09192534747045" calcext:value-type="float">
            <text:p>6.09192534747045</text:p>
          </table:table-cell>
          <table:table-cell office:value-type="float" office:value="6.14352034960906" calcext:value-type="float">
            <text:p>6.14352034960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1024 <text:s text:c="4"/>9640890 ns <text:s text:c="5"/>9640671 ns <text:s text:c="10"/>73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9640671" calcext:value-type="float">
            <text:p>9640671</text:p>
          </table:table-cell>
          <table:table-cell/>
          <table:table-cell table:formula="of:=LOG([.I26];2)" office:value-type="float" office:value="10" calcext:value-type="float">
            <text:p>10</text:p>
          </table:table-cell>
          <table:table-cell table:formula="of:=LOG([.J26];2)" office:value-type="float" office:value="23.2007021322403" calcext:value-type="float">
            <text:p>23.2007021322403</text:p>
          </table:table-cell>
          <table:table-cell/>
          <table:table-cell table:formula="of:=LOG([.I26])" office:value-type="float" office:value="3.01029995663981" calcext:value-type="float">
            <text:p>3.01029995663981</text:p>
          </table:table-cell>
          <table:table-cell table:formula="of:=LOG([.J26])" office:value-type="float" office:value="6.98410726226962" calcext:value-type="float">
            <text:p>6.984107262269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2007021322403" calcext:value-type="float">
            <text:p>23.2007021322403</text:p>
          </table:table-cell>
          <table:table-cell office:value-type="float" office:value="23.2195208456499" calcext:value-type="float">
            <text:p>23.2195208456499</text:p>
          </table:table-cell>
          <table:table-cell office:value-type="float" office:value="22.0168371857947" calcext:value-type="float">
            <text:p>22.0168371857947</text:p>
          </table:table-cell>
          <table:table-cell office:value-type="float" office:value="20.6794843948706" calcext:value-type="float">
            <text:p>20.679484394870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.98410726226962" calcext:value-type="float">
            <text:p>6.98410726226962</text:p>
          </table:table-cell>
          <table:table-cell office:value-type="float" office:value="6.9897722594857" calcext:value-type="float">
            <text:p>6.9897722594857</text:p>
          </table:table-cell>
          <table:table-cell office:value-type="float" office:value="6.62772840257435" calcext:value-type="float">
            <text:p>6.62772840257435</text:p>
          </table:table-cell>
          <table:table-cell office:value-type="float" office:value="6.22514509772127" calcext:value-type="float">
            <text:p>6.22514509772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2048 <text:s text:c="3"/>39018203 ns <text:s text:c="4"/>39017847 ns <text:s text:c="10"/>18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39017847" calcext:value-type="float">
            <text:p>39017847</text:p>
          </table:table-cell>
          <table:table-cell/>
          <table:table-cell table:formula="of:=LOG([.I27];2)" office:value-type="float" office:value="11" calcext:value-type="float">
            <text:p>11</text:p>
          </table:table-cell>
          <table:table-cell table:formula="of:=LOG([.J27];2)" office:value-type="float" office:value="25.2176308366198" calcext:value-type="float">
            <text:p>25.2176308366198</text:p>
          </table:table-cell>
          <table:table-cell/>
          <table:table-cell table:formula="of:=LOG([.I27])" office:value-type="float" office:value="3.31132995230379" calcext:value-type="float">
            <text:p>3.31132995230379</text:p>
          </table:table-cell>
          <table:table-cell table:formula="of:=LOG([.J27])" office:value-type="float" office:value="7.59126330140354" calcext:value-type="float">
            <text:p>7.59126330140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.2176308366198" calcext:value-type="float">
            <text:p>25.2176308366198</text:p>
          </table:table-cell>
          <table:table-cell office:value-type="float" office:value="25.2851147057798" calcext:value-type="float">
            <text:p>25.2851147057798</text:p>
          </table:table-cell>
          <table:table-cell office:value-type="float" office:value="21.9146179803682" calcext:value-type="float">
            <text:p>21.9146179803682</text:p>
          </table:table-cell>
          <table:table-cell office:value-type="float" office:value="20.7367380087727" calcext:value-type="float">
            <text:p>20.736738008772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.59126330140354" calcext:value-type="float">
            <text:p>7.59126330140354</text:p>
          </table:table-cell>
          <table:table-cell office:value-type="float" office:value="7.61157797024416" calcext:value-type="float">
            <text:p>7.61157797024416</text:p>
          </table:table-cell>
          <table:table-cell office:value-type="float" office:value="6.59695735560803" calcext:value-type="float">
            <text:p>6.59695735560803</text:p>
          </table:table-cell>
          <table:table-cell office:value-type="float" office:value="6.24238015286596" calcext:value-type="float">
            <text:p>6.24238015286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4096 <text:s text:c="2"/>157501932 ns <text:s text:c="3"/>157500098 ns <text:s text:c="11"/>4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57500098" calcext:value-type="float">
            <text:p>157500098</text:p>
          </table:table-cell>
          <table:table-cell/>
          <table:table-cell table:formula="of:=LOG([.I28];2)" office:value-type="float" office:value="12" calcext:value-type="float">
            <text:p>12</text:p>
          </table:table-cell>
          <table:table-cell table:formula="of:=LOG([.J28];2)" office:value-type="float" office:value="27.2307774853881" calcext:value-type="float">
            <text:p>27.2307774853881</text:p>
          </table:table-cell>
          <table:table-cell/>
          <table:table-cell table:formula="of:=LOG([.I28])" office:value-type="float" office:value="3.61235994796777" calcext:value-type="float">
            <text:p>3.61235994796777</text:p>
          </table:table-cell>
          <table:table-cell table:formula="of:=LOG([.J28])" office:value-type="float" office:value="8.19728082835321" calcext:value-type="float">
            <text:p>8.197280828353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.2307774853881" calcext:value-type="float">
            <text:p>27.2307774853881</text:p>
          </table:table-cell>
          <table:table-cell office:value-type="float" office:value="27.2939050096249" calcext:value-type="float">
            <text:p>27.2939050096249</text:p>
          </table:table-cell>
          <table:table-cell office:value-type="float" office:value="22.8487906365241" calcext:value-type="float">
            <text:p>22.8487906365241</text:p>
          </table:table-cell>
          <table:table-cell office:value-type="float" office:value="24.0395385901459" calcext:value-type="float">
            <text:p>24.039538590145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.19728082835321" calcext:value-type="float">
            <text:p>8.19728082835321</text:p>
          </table:table-cell>
          <table:table-cell office:value-type="float" office:value="8.21628410670051" calcext:value-type="float">
            <text:p>8.21628410670051</text:p>
          </table:table-cell>
          <table:table-cell office:value-type="float" office:value="6.87817134624008" calcext:value-type="float">
            <text:p>6.87817134624008</text:p>
          </table:table-cell>
          <table:table-cell office:value-type="float" office:value="7.23662219755571" calcext:value-type="float">
            <text:p>7.2366221975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8192 <text:s text:c="2"/>629578024 ns <text:s text:c="3"/>629571500 ns <text:s text:c="11"/>1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629571500" calcext:value-type="float">
            <text:p>629571500</text:p>
          </table:table-cell>
          <table:table-cell/>
          <table:table-cell table:formula="of:=LOG([.I29];2)" office:value-type="float" office:value="13" calcext:value-type="float">
            <text:p>13</text:p>
          </table:table-cell>
          <table:table-cell table:formula="of:=LOG([.J29];2)" office:value-type="float" office:value="29.2297949922262" calcext:value-type="float">
            <text:p>29.2297949922262</text:p>
          </table:table-cell>
          <table:table-cell/>
          <table:table-cell table:formula="of:=LOG([.I29])" office:value-type="float" office:value="3.91338994363175" calcext:value-type="float">
            <text:p>3.91338994363175</text:p>
          </table:table-cell>
          <table:table-cell table:formula="of:=LOG([.J29])" office:value-type="float" office:value="8.79904505976892" calcext:value-type="float">
            <text:p>8.79904505976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.2297949922262" calcext:value-type="float">
            <text:p>29.2297949922262</text:p>
          </table:table-cell>
          <table:table-cell office:value-type="float" office:value="29.3185622655634" calcext:value-type="float">
            <text:p>29.3185622655634</text:p>
          </table:table-cell>
          <table:table-cell office:value-type="float" office:value="24.9238313791967" calcext:value-type="float">
            <text:p>24.9238313791967</text:p>
          </table:table-cell>
          <table:table-cell office:value-type="float" office:value="25.8001171619317" calcext:value-type="float">
            <text:p>25.800117161931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.79904505976892" calcext:value-type="float">
            <text:p>8.79904505976892</text:p>
          </table:table-cell>
          <table:table-cell office:value-type="float" office:value="8.82576667167673" calcext:value-type="float">
            <text:p>8.82576667167673</text:p>
          </table:table-cell>
          <table:table-cell office:value-type="float" office:value="7.50282085200937" calcext:value-type="float">
            <text:p>7.50282085200937</text:p>
          </table:table-cell>
          <table:table-cell office:value-type="float" office:value="7.76660915738649" calcext:value-type="float">
            <text:p>7.76660915738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16384 2619075701 ns <text:s text:c="2"/>2617697534 ns <text:s text:c="11"/>1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2617697534" calcext:value-type="float">
            <text:p>2617697534</text:p>
          </table:table-cell>
          <table:table-cell/>
          <table:table-cell table:formula="of:=LOG([.I30];2)" office:value-type="float" office:value="14" calcext:value-type="float">
            <text:p>14</text:p>
          </table:table-cell>
          <table:table-cell table:formula="of:=LOG([.J30];2)" office:value-type="float" office:value="31.2856512624201" calcext:value-type="float">
            <text:p>31.2856512624201</text:p>
          </table:table-cell>
          <table:table-cell/>
          <table:table-cell table:formula="of:=LOG([.I30])" office:value-type="float" office:value="4.21441993929574" calcext:value-type="float">
            <text:p>4.21441993929574</text:p>
          </table:table-cell>
          <table:table-cell table:formula="of:=LOG([.J30])" office:value-type="float" office:value="9.41791946387114" calcext:value-type="float">
            <text:p>9.417919463871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.2856512624201" calcext:value-type="float">
            <text:p>31.2856512624201</text:p>
          </table:table-cell>
          <table:table-cell office:value-type="float" office:value="31.3060578498358" calcext:value-type="float">
            <text:p>31.3060578498358</text:p>
          </table:table-cell>
          <table:table-cell office:value-type="float" office:value="26.7757694668887" calcext:value-type="float">
            <text:p>26.7757694668887</text:p>
          </table:table-cell>
          <table:table-cell office:value-type="float" office:value="27.7630658816156" calcext:value-type="float">
            <text:p>27.763065881615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.41791946387114" calcext:value-type="float">
            <text:p>9.41791946387114</text:p>
          </table:table-cell>
          <table:table-cell office:value-type="float" office:value="9.42406245879243" calcext:value-type="float">
            <text:p>9.42406245879243</text:p>
          </table:table-cell>
          <table:table-cell office:value-type="float" office:value="8.06030976651727" calcext:value-type="float">
            <text:p>8.06030976651727</text:p>
          </table:table-cell>
          <table:table-cell office:value-type="float" office:value="8.35751560196158" calcext:value-type="float">
            <text:p>8.3575156019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f_gemv_single_thread/32768 1.0082e+10 ns <text:s text:c="2"/>1.0081e+10 ns <text:s text:c="11"/>1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table:style-name="ce1" office:value-type="float" office:value="10081000000" calcext:value-type="float">
            <text:p>1.01E+10</text:p>
          </table:table-cell>
          <table:table-cell/>
          <table:table-cell table:formula="of:=LOG([.I31];2)" office:value-type="float" office:value="15" calcext:value-type="float">
            <text:p>15</text:p>
          </table:table-cell>
          <table:table-cell table:formula="of:=LOG([.J31];2)" office:value-type="float" office:value="33.2309197051205" calcext:value-type="float">
            <text:p>33.2309197051205</text:p>
          </table:table-cell>
          <table:table-cell/>
          <table:table-cell table:formula="of:=LOG([.I31])" office:value-type="float" office:value="4.51544993495972" calcext:value-type="float">
            <text:p>4.51544993495972</text:p>
          </table:table-cell>
          <table:table-cell table:formula="of:=LOG([.J31])" office:value-type="float" office:value="10.0035036147425" calcext:value-type="float">
            <text:p>10.00350361474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.2309197051205" calcext:value-type="float">
            <text:p>33.2309197051205</text:p>
          </table:table-cell>
          <table:table-cell office:value-type="float" office:value="33.3288421008267" calcext:value-type="float">
            <text:p>33.3288421008267</text:p>
          </table:table-cell>
          <table:table-cell office:value-type="float" office:value="28.7412228082377" calcext:value-type="float">
            <text:p>28.7412228082377</text:p>
          </table:table-cell>
          <table:table-cell office:value-type="float" office:value="29.2912055884562" calcext:value-type="float">
            <text:p>29.291205588456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.0035036147425" calcext:value-type="float">
            <text:p>10.0035036147425</text:p>
          </table:table-cell>
          <table:table-cell office:value-type="float" office:value="10.0329811930974" calcext:value-type="float">
            <text:p>10.0329811930974</text:p>
          </table:table-cell>
          <table:table-cell office:value-type="float" office:value="8.6519701773413" calcext:value-type="float">
            <text:p>8.6519701773413</text:p>
          </table:table-cell>
          <table:table-cell office:value-type="float" office:value="8.81753149128577" calcext:value-type="float">
            <text:p>8.81753149128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_gemv/d_gemv_single_thread/2 <text:s text:c="10"/>59.2 ns <text:s text:c="8"/>59.2 ns <text:s text:c="4"/>11708003</text:p>
          </table:table-cell>
          <table:table-cell table:number-columns-repeated="6"/>
          <table:table-cell office:value-type="string" calcext:value-type="string">
            <text:p>OMP_Single_Thread_Double</text:p>
          </table:table-cell>
          <table:table-cell office:value-type="float" office:value="2" calcext:value-type="float">
            <text:p>2</text:p>
          </table:table-cell>
          <table:table-cell office:value-type="float" office:value="59.2" calcext:value-type="float">
            <text:p>59.2</text:p>
          </table:table-cell>
          <table:table-cell/>
          <table:table-cell table:formula="of:=LOG([.I32];2)" office:value-type="float" office:value="1" calcext:value-type="float">
            <text:p>1</text:p>
          </table:table-cell>
          <table:table-cell table:formula="of:=LOG([.J32];2)" office:value-type="float" office:value="5.88752527074159" calcext:value-type="float">
            <text:p>5.88752527074159</text:p>
          </table:table-cell>
          <table:table-cell/>
          <table:table-cell table:formula="of:=LOG([.I32])" office:value-type="float" office:value="0.301029995663981" calcext:value-type="float">
            <text:p>0.301029995663981</text:p>
          </table:table-cell>
          <table:table-cell table:formula="of:=LOG([.J32])" office:value-type="float" office:value="1.77232170672292" calcext:value-type="float">
            <text:p>1.772321706722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4 <text:s text:c="11"/>173 ns <text:s text:c="9"/>173 ns <text:s text:c="5"/>404582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LOG([.I33];2)" office:value-type="float" office:value="2" calcext:value-type="float">
            <text:p>2</text:p>
          </table:table-cell>
          <table:table-cell table:formula="of:=LOG([.J33];2)" office:value-type="float" office:value="7.43462822763673" calcext:value-type="float">
            <text:p>7.43462822763673</text:p>
          </table:table-cell>
          <table:table-cell/>
          <table:table-cell table:formula="of:=LOG([.I33])" office:value-type="float" office:value="0.602059991327962" calcext:value-type="float">
            <text:p>0.602059991327962</text:p>
          </table:table-cell>
          <table:table-cell table:formula="of:=LOG([.J33])" office:value-type="float" office:value="2.2380461031288" calcext:value-type="float">
            <text:p>2.23804610312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8 <text:s text:c="11"/>644 ns <text:s text:c="9"/>644 ns <text:s text:c="5"/>109053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LOG([.I34];2)" office:value-type="float" office:value="3" calcext:value-type="float">
            <text:p>3</text:p>
          </table:table-cell>
          <table:table-cell table:formula="of:=LOG([.J34];2)" office:value-type="float" office:value="9.33091687811462" calcext:value-type="float">
            <text:p>9.33091687811462</text:p>
          </table:table-cell>
          <table:table-cell/>
          <table:table-cell table:formula="of:=LOG([.I34])" office:value-type="float" office:value="0.903089986991943" calcext:value-type="float">
            <text:p>0.903089986991943</text:p>
          </table:table-cell>
          <table:table-cell table:formula="of:=LOG([.J34])" office:value-type="float" office:value="2.80888586735981" calcext:value-type="float">
            <text:p>2.808885867359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16 <text:s text:c="9"/>2417 ns <text:s text:c="8"/>2417 ns <text:s text:c="6"/>28864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417" calcext:value-type="float">
            <text:p>2417</text:p>
          </table:table-cell>
          <table:table-cell/>
          <table:table-cell table:formula="of:=LOG([.I35];2)" office:value-type="float" office:value="4" calcext:value-type="float">
            <text:p>4</text:p>
          </table:table-cell>
          <table:table-cell table:formula="of:=LOG([.J35];2)" office:value-type="float" office:value="11.2390017577656" calcext:value-type="float">
            <text:p>11.2390017577656</text:p>
          </table:table-cell>
          <table:table-cell/>
          <table:table-cell table:formula="of:=LOG([.I35])" office:value-type="float" office:value="1.20411998265592" calcext:value-type="float">
            <text:p>1.20411998265592</text:p>
          </table:table-cell>
          <table:table-cell table:formula="of:=LOG([.J35])" office:value-type="float" office:value="3.38327665040765" calcext:value-type="float">
            <text:p>3.383276650407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7536346188534" calcext:value-type="float">
            <text:p>12.7536346188534</text:p>
          </table:table-cell>
          <table:table-cell office:value-type="float" office:value="12.7255792804196" calcext:value-type="float">
            <text:p>12.7255792804196</text:p>
          </table:table-cell>
          <table:table-cell office:value-type="float" office:value="12.6779398163901" calcext:value-type="float">
            <text:p>12.6779398163901</text:p>
          </table:table-cell>
          <table:table-cell office:value-type="float" office:value="12.6797000057693" calcext:value-type="float">
            <text:p>12.6797000057693</text:p>
          </table:table-cell>
          <table:table-cell office:value-type="float" office:value="12.8289298276515" calcext:value-type="float">
            <text:p>12.8289298276515</text:p>
          </table:table-cell>
          <table:table-cell office:value-type="float" office:value="12.8334831056596" calcext:value-type="float">
            <text:p>12.8334831056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83922657401344" calcext:value-type="float">
            <text:p>3.83922657401344</text:p>
          </table:table-cell>
          <table:table-cell office:value-type="float" office:value="3.83078107560636" calcext:value-type="float">
            <text:p>3.83078107560636</text:p>
          </table:table-cell>
          <table:table-cell office:value-type="float" office:value="3.81644016795614" calcext:value-type="float">
            <text:p>3.81644016795614</text:p>
          </table:table-cell>
          <table:table-cell office:value-type="float" office:value="3.8169700377573" calcext:value-type="float">
            <text:p>3.8169700377573</text:p>
          </table:table-cell>
          <table:table-cell office:value-type="float" office:value="3.86189269039145" calcext:value-type="float">
            <text:p>3.86189269039145</text:p>
          </table:table-cell>
          <table:table-cell office:value-type="float" office:value="3.86326336365048" calcext:value-type="float">
            <text:p>3.86326336365048</text:p>
          </table:table-cell>
        </table:table-row>
        <table:table-row table:style-name="ro1">
          <table:table-cell office:value-type="string" calcext:value-type="string">
            <text:p>bench_gemv/d_gemv_single_thread/32 <text:s text:c="9"/>9443 ns <text:s text:c="8"/>9443 ns <text:s text:c="7"/>7412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9443" calcext:value-type="float">
            <text:p>9443</text:p>
          </table:table-cell>
          <table:table-cell/>
          <table:table-cell table:formula="of:=LOG([.I36];2)" office:value-type="float" office:value="5" calcext:value-type="float">
            <text:p>5</text:p>
          </table:table-cell>
          <table:table-cell table:formula="of:=LOG([.J36];2)" office:value-type="float" office:value="13.2050295550059" calcext:value-type="float">
            <text:p>13.2050295550059</text:p>
          </table:table-cell>
          <table:table-cell/>
          <table:table-cell table:formula="of:=LOG([.I36])" office:value-type="float" office:value="1.50514997831991" calcext:value-type="float">
            <text:p>1.50514997831991</text:p>
          </table:table-cell>
          <table:table-cell table:formula="of:=LOG([.J36])" office:value-type="float" office:value="3.97510998968616" calcext:value-type="float">
            <text:p>3.97510998968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566200536768" calcext:value-type="float">
            <text:p>12.8566200536768</text:p>
          </table:table-cell>
          <table:table-cell office:value-type="float" office:value="12.9042582828005" calcext:value-type="float">
            <text:p>12.9042582828005</text:p>
          </table:table-cell>
          <table:table-cell office:value-type="float" office:value="12.6832139549344" calcext:value-type="float">
            <text:p>12.6832139549344</text:p>
          </table:table-cell>
          <table:table-cell office:value-type="float" office:value="12.6858438114261" calcext:value-type="float">
            <text:p>12.6858438114261</text:p>
          </table:table-cell>
          <table:table-cell office:value-type="float" office:value="12.8273427042341" calcext:value-type="float">
            <text:p>12.8273427042341</text:p>
          </table:table-cell>
          <table:table-cell office:value-type="float" office:value="12.8301190254445" calcext:value-type="float">
            <text:p>12.83011902544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87022827901179" calcext:value-type="float">
            <text:p>3.87022827901179</text:p>
          </table:table-cell>
          <table:table-cell office:value-type="float" office:value="3.88456881491833" calcext:value-type="float">
            <text:p>3.88456881491833</text:p>
          </table:table-cell>
          <table:table-cell office:value-type="float" office:value="3.81802784185926" calcext:value-type="float">
            <text:p>3.81802784185926</text:p>
          </table:table-cell>
          <table:table-cell office:value-type="float" office:value="3.81881950754754" calcext:value-type="float">
            <text:p>3.81881950754754</text:p>
          </table:table-cell>
          <table:table-cell office:value-type="float" office:value="3.861414918636" calcext:value-type="float">
            <text:p>3.861414918636</text:p>
          </table:table-cell>
          <table:table-cell office:value-type="float" office:value="3.86225067459792" calcext:value-type="float">
            <text:p>3.86225067459792</text:p>
          </table:table-cell>
        </table:table-row>
        <table:table-row table:style-name="ro1">
          <table:table-cell office:value-type="string" calcext:value-type="string">
            <text:p>bench_gemv/d_gemv_single_thread/64 <text:s text:c="8"/>38267 ns <text:s text:c="7"/>38267 ns <text:s text:c="7"/>18271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38267" calcext:value-type="float">
            <text:p>38267</text:p>
          </table:table-cell>
          <table:table-cell/>
          <table:table-cell table:formula="of:=LOG([.I37];2)" office:value-type="float" office:value="6" calcext:value-type="float">
            <text:p>6</text:p>
          </table:table-cell>
          <table:table-cell table:formula="of:=LOG([.J37];2)" office:value-type="float" office:value="15.2238131827045" calcext:value-type="float">
            <text:p>15.2238131827045</text:p>
          </table:table-cell>
          <table:table-cell/>
          <table:table-cell table:formula="of:=LOG([.I37])" office:value-type="float" office:value="1.80617997398389" calcext:value-type="float">
            <text:p>1.80617997398389</text:p>
          </table:table-cell>
          <table:table-cell table:formula="of:=LOG([.J37])" office:value-type="float" office:value="4.58282441637879" calcext:value-type="float">
            <text:p>4.582824416378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2907388624393" calcext:value-type="float">
            <text:p>13.2907388624393</text:p>
          </table:table-cell>
          <table:table-cell office:value-type="float" office:value="13.4627578656604" calcext:value-type="float">
            <text:p>13.4627578656604</text:p>
          </table:table-cell>
          <table:table-cell office:value-type="float" office:value="12.7255792804196" calcext:value-type="float">
            <text:p>12.7255792804196</text:p>
          </table:table-cell>
          <table:table-cell office:value-type="float" office:value="12.7737573721398" calcext:value-type="float">
            <text:p>12.7737573721398</text:p>
          </table:table-cell>
          <table:table-cell office:value-type="float" office:value="12.828731532683" calcext:value-type="float">
            <text:p>12.828731532683</text:p>
          </table:table-cell>
          <table:table-cell office:value-type="float" office:value="12.8319009861964" calcext:value-type="float">
            <text:p>12.83190098619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00091106213122" calcext:value-type="float">
            <text:p>4.00091106213122</text:p>
          </table:table-cell>
          <table:table-cell office:value-type="float" office:value="4.05269394192497" calcext:value-type="float">
            <text:p>4.05269394192497</text:p>
          </table:table-cell>
          <table:table-cell office:value-type="float" office:value="3.83078107560636" calcext:value-type="float">
            <text:p>3.83078107560636</text:p>
          </table:table-cell>
          <table:table-cell office:value-type="float" office:value="3.84528412634799" calcext:value-type="float">
            <text:p>3.84528412634799</text:p>
          </table:table-cell>
          <table:table-cell office:value-type="float" office:value="3.86183299765794" calcext:value-type="float">
            <text:p>3.86183299765794</text:p>
          </table:table-cell>
          <table:table-cell office:value-type="float" office:value="3.86278709823534" calcext:value-type="float">
            <text:p>3.86278709823534</text:p>
          </table:table-cell>
        </table:table-row>
        <table:table-row table:style-name="ro1">
          <table:table-cell office:value-type="string" calcext:value-type="string">
            <text:p>bench_gemv/d_gemv_single_thread/128 <text:s text:c="6"/>151184 ns <text:s text:c="6"/>151183 ns <text:s text:c="8"/>4609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51183" calcext:value-type="float">
            <text:p>151183</text:p>
          </table:table-cell>
          <table:table-cell/>
          <table:table-cell table:formula="of:=LOG([.I38];2)" office:value-type="float" office:value="7" calcext:value-type="float">
            <text:p>7</text:p>
          </table:table-cell>
          <table:table-cell table:formula="of:=LOG([.J38];2)" office:value-type="float" office:value="17.2059363971005" calcext:value-type="float">
            <text:p>17.2059363971005</text:p>
          </table:table-cell>
          <table:table-cell/>
          <table:table-cell table:formula="of:=LOG([.I38])" office:value-type="float" office:value="2.10720996964787" calcext:value-type="float">
            <text:p>2.10720996964787</text:p>
          </table:table-cell>
          <table:table-cell table:formula="of:=LOG([.J38])" office:value-type="float" office:value="5.17950295901391" calcext:value-type="float">
            <text:p>5.179502959013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.3471368827143" calcext:value-type="float">
            <text:p>14.3471368827143</text:p>
          </table:table-cell>
          <table:table-cell office:value-type="float" office:value="14.6213078524619" calcext:value-type="float">
            <text:p>14.6213078524619</text:p>
          </table:table-cell>
          <table:table-cell office:value-type="float" office:value="12.8313072438021" calcext:value-type="float">
            <text:p>12.8313072438021</text:p>
          </table:table-cell>
          <table:table-cell office:value-type="float" office:value="12.9257398643376" calcext:value-type="float">
            <text:p>12.9257398643376</text:p>
          </table:table-cell>
          <table:table-cell office:value-type="float" office:value="12.8293263358417" calcext:value-type="float">
            <text:p>12.8293263358417</text:p>
          </table:table-cell>
          <table:table-cell office:value-type="float" office:value="12.8354583182366" calcext:value-type="float">
            <text:p>12.83545831823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31891855359402" calcext:value-type="float">
            <text:p>4.31891855359402</text:p>
          </table:table-cell>
          <table:table-cell office:value-type="float" office:value="4.40145223942834" calcext:value-type="float">
            <text:p>4.40145223942834</text:p>
          </table:table-cell>
          <table:table-cell office:value-type="float" office:value="3.86260836396494" calcext:value-type="float">
            <text:p>3.86260836396494</text:p>
          </table:table-cell>
          <table:table-cell office:value-type="float" office:value="3.89103541531531" calcext:value-type="float">
            <text:p>3.89103541531531</text:p>
          </table:table-cell>
          <table:table-cell office:value-type="float" office:value="3.86201205125022" calcext:value-type="float">
            <text:p>3.86201205125022</text:p>
          </table:table-cell>
          <table:table-cell office:value-type="float" office:value="3.86385796188397" calcext:value-type="float">
            <text:p>3.86385796188397</text:p>
          </table:table-cell>
        </table:table-row>
        <table:table-row table:style-name="ro1">
          <table:table-cell office:value-type="string" calcext:value-type="string">
            <text:p>bench_gemv/d_gemv_single_thread/256 <text:s text:c="6"/>605743 ns <text:s text:c="6"/>605725 ns <text:s text:c="8"/>1154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605725" calcext:value-type="float">
            <text:p>605725</text:p>
          </table:table-cell>
          <table:table-cell/>
          <table:table-cell table:formula="of:=LOG([.I39];2)" office:value-type="float" office:value="8" calcext:value-type="float">
            <text:p>8</text:p>
          </table:table-cell>
          <table:table-cell table:formula="of:=LOG([.J39];2)" office:value-type="float" office:value="19.2083034311992" calcext:value-type="float">
            <text:p>19.2083034311992</text:p>
          </table:table-cell>
          <table:table-cell/>
          <table:table-cell table:formula="of:=LOG([.I39])" office:value-type="float" office:value="2.40823996531185" calcext:value-type="float">
            <text:p>2.40823996531185</text:p>
          </table:table-cell>
          <table:table-cell table:formula="of:=LOG([.J39])" office:value-type="float" office:value="5.78227549860632" calcext:value-type="float">
            <text:p>5.782275498606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9411622615506" calcext:value-type="float">
            <text:p>15.9411622615506</text:p>
          </table:table-cell>
          <table:table-cell office:value-type="float" office:value="16.2946745905064" calcext:value-type="float">
            <text:p>16.2946745905064</text:p>
          </table:table-cell>
          <table:table-cell office:value-type="float" office:value="13.1077074823858" calcext:value-type="float">
            <text:p>13.1077074823858</text:p>
          </table:table-cell>
          <table:table-cell office:value-type="float" office:value="13.2165943066388" calcext:value-type="float">
            <text:p>13.2165943066388</text:p>
          </table:table-cell>
          <table:table-cell office:value-type="float" office:value="12.8317030992143" calcext:value-type="float">
            <text:p>12.8317030992143</text:p>
          </table:table-cell>
          <table:table-cell office:value-type="float" office:value="12.8497960222456" calcext:value-type="float">
            <text:p>12.84979602224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79876800647339" calcext:value-type="float">
            <text:p>4.79876800647339</text:p>
          </table:table-cell>
          <table:table-cell office:value-type="float" office:value="4.90518582132612" calcext:value-type="float">
            <text:p>4.90518582132612</text:p>
          </table:table-cell>
          <table:table-cell office:value-type="float" office:value="3.94581312658734" calcext:value-type="float">
            <text:p>3.94581312658734</text:p>
          </table:table-cell>
          <table:table-cell office:value-type="float" office:value="3.97859132682007" calcext:value-type="float">
            <text:p>3.97859132682007</text:p>
          </table:table-cell>
          <table:table-cell office:value-type="float" office:value="3.86272752831797" calcext:value-type="float">
            <text:p>3.86272752831797</text:p>
          </table:table-cell>
          <table:table-cell office:value-type="float" office:value="3.86817404085964" calcext:value-type="float">
            <text:p>3.86817404085964</text:p>
          </table:table-cell>
        </table:table-row>
        <table:table-row table:style-name="ro1">
          <table:table-cell office:value-type="string" calcext:value-type="string">
            <text:p>bench_gemv/d_gemv_single_thread/512 <text:s text:c="5"/>2441653 ns <text:s text:c="5"/>2441596 ns <text:s text:c="9"/>287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2441596" calcext:value-type="float">
            <text:p>2441596</text:p>
          </table:table-cell>
          <table:table-cell/>
          <table:table-cell table:formula="of:=LOG([.I40];2)" office:value-type="float" office:value="9" calcext:value-type="float">
            <text:p>9</text:p>
          </table:table-cell>
          <table:table-cell table:formula="of:=LOG([.J40];2)" office:value-type="float" office:value="21.2193930730833" calcext:value-type="float">
            <text:p>21.2193930730833</text:p>
          </table:table-cell>
          <table:table-cell/>
          <table:table-cell table:formula="of:=LOG([.I40])" office:value-type="float" office:value="2.70926996097583" calcext:value-type="float">
            <text:p>2.70926996097583</text:p>
          </table:table-cell>
          <table:table-cell table:formula="of:=LOG([.J40])" office:value-type="float" office:value="6.38767380478259" calcext:value-type="float">
            <text:p>6.387673804782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.8022197279163" calcext:value-type="float">
            <text:p>17.8022197279163</text:p>
          </table:table-cell>
          <table:table-cell office:value-type="float" office:value="18.1834560801188" calcext:value-type="float">
            <text:p>18.1834560801188</text:p>
          </table:table-cell>
          <table:table-cell office:value-type="float" office:value="13.4767462039395" calcext:value-type="float">
            <text:p>13.4767462039395</text:p>
          </table:table-cell>
          <table:table-cell office:value-type="float" office:value="13.6394537680967" calcext:value-type="float">
            <text:p>13.6394537680967</text:p>
          </table:table-cell>
          <table:table-cell office:value-type="float" office:value="12.8902642770211" calcext:value-type="float">
            <text:p>12.8902642770211</text:p>
          </table:table-cell>
          <table:table-cell office:value-type="float" office:value="12.8970891283128" calcext:value-type="float">
            <text:p>12.89708912831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35900212750389" calcext:value-type="float">
            <text:p>5.35900212750389</text:p>
          </table:table-cell>
          <table:table-cell office:value-type="float" office:value="5.47376570495435" calcext:value-type="float">
            <text:p>5.47376570495435</text:p>
          </table:table-cell>
          <table:table-cell office:value-type="float" office:value="4.05690485133647" calcext:value-type="float">
            <text:p>4.05690485133647</text:p>
          </table:table-cell>
          <table:table-cell office:value-type="float" office:value="4.10588470866923" calcext:value-type="float">
            <text:p>4.10588470866923</text:p>
          </table:table-cell>
          <table:table-cell office:value-type="float" office:value="3.88035619941924" calcext:value-type="float">
            <text:p>3.88035619941924</text:p>
          </table:table-cell>
          <table:table-cell office:value-type="float" office:value="3.88241068437397" calcext:value-type="float">
            <text:p>3.88241068437397</text:p>
          </table:table-cell>
        </table:table-row>
        <table:table-row table:style-name="ro1">
          <table:table-cell office:value-type="string" calcext:value-type="string">
            <text:p>bench_gemv/d_gemv_single_thread/1024 <text:s text:c="4"/>9767457 ns <text:s text:c="5"/>9767249 ns <text:s text:c="10"/>71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9767249" calcext:value-type="float">
            <text:p>9767249</text:p>
          </table:table-cell>
          <table:table-cell/>
          <table:table-cell table:formula="of:=LOG([.I41];2)" office:value-type="float" office:value="10" calcext:value-type="float">
            <text:p>10</text:p>
          </table:table-cell>
          <table:table-cell table:formula="of:=LOG([.J41];2)" office:value-type="float" office:value="23.2195208456499" calcext:value-type="float">
            <text:p>23.2195208456499</text:p>
          </table:table-cell>
          <table:table-cell/>
          <table:table-cell table:formula="of:=LOG([.I41])" office:value-type="float" office:value="3.01029995663981" calcext:value-type="float">
            <text:p>3.01029995663981</text:p>
          </table:table-cell>
          <table:table-cell table:formula="of:=LOG([.J41])" office:value-type="float" office:value="6.9897722594857" calcext:value-type="float">
            <text:p>6.9897722594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7589437445503" calcext:value-type="float">
            <text:p>19.7589437445503</text:p>
          </table:table-cell>
          <table:table-cell office:value-type="float" office:value="20.1526104083227" calcext:value-type="float">
            <text:p>20.1526104083227</text:p>
          </table:table-cell>
          <table:table-cell office:value-type="float" office:value="14.3858624006415" calcext:value-type="float">
            <text:p>14.3858624006415</text:p>
          </table:table-cell>
          <table:table-cell office:value-type="float" office:value="14.5490626585704" calcext:value-type="float">
            <text:p>14.5490626585704</text:p>
          </table:table-cell>
          <table:table-cell office:value-type="float" office:value="12.9686667931952" calcext:value-type="float">
            <text:p>12.9686667931952</text:p>
          </table:table-cell>
          <table:table-cell office:value-type="float" office:value="13.0660891904578" calcext:value-type="float">
            <text:p>13.06608919045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94803474974682" calcext:value-type="float">
            <text:p>5.94803474974682</text:p>
          </table:table-cell>
          <table:table-cell office:value-type="float" office:value="6.0665402238353" calcext:value-type="float">
            <text:p>6.0665402238353</text:p>
          </table:table-cell>
          <table:table-cell office:value-type="float" office:value="4.33057609608773" calcext:value-type="float">
            <text:p>4.33057609608773</text:p>
          </table:table-cell>
          <table:table-cell office:value-type="float" office:value="4.37970426902445" calcext:value-type="float">
            <text:p>4.37970426902445</text:p>
          </table:table-cell>
          <table:table-cell office:value-type="float" office:value="3.90395770852317" calcext:value-type="float">
            <text:p>3.90395770852317</text:p>
          </table:table-cell>
          <table:table-cell office:value-type="float" office:value="3.93328477234869" calcext:value-type="float">
            <text:p>3.93328477234869</text:p>
          </table:table-cell>
        </table:table-row>
        <table:table-row table:style-name="ro1">
          <table:table-cell office:value-type="string" calcext:value-type="string">
            <text:p>bench_gemv/d_gemv_single_thread/2048 <text:s text:c="3"/>40886768 ns <text:s text:c="4"/>40886315 ns <text:s text:c="10"/>17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40886315" calcext:value-type="float">
            <text:p>40886315</text:p>
          </table:table-cell>
          <table:table-cell/>
          <table:table-cell table:formula="of:=LOG([.I42];2)" office:value-type="float" office:value="11" calcext:value-type="float">
            <text:p>11</text:p>
          </table:table-cell>
          <table:table-cell table:formula="of:=LOG([.J42];2)" office:value-type="float" office:value="25.2851147057798" calcext:value-type="float">
            <text:p>25.2851147057798</text:p>
          </table:table-cell>
          <table:table-cell/>
          <table:table-cell table:formula="of:=LOG([.I42])" office:value-type="float" office:value="3.31132995230379" calcext:value-type="float">
            <text:p>3.31132995230379</text:p>
          </table:table-cell>
          <table:table-cell table:formula="of:=LOG([.J42])" office:value-type="float" office:value="7.61157797024416" calcext:value-type="float">
            <text:p>7.61157797024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.7461530346554" calcext:value-type="float">
            <text:p>21.7461530346554</text:p>
          </table:table-cell>
          <table:table-cell office:value-type="float" office:value="22.1412879901749" calcext:value-type="float">
            <text:p>22.1412879901749</text:p>
          </table:table-cell>
          <table:table-cell office:value-type="float" office:value="15.9777047618247" calcext:value-type="float">
            <text:p>15.9777047618247</text:p>
          </table:table-cell>
          <table:table-cell office:value-type="float" office:value="16.1540269409265" calcext:value-type="float">
            <text:p>16.1540269409265</text:p>
          </table:table-cell>
          <table:table-cell office:value-type="float" office:value="13.1578205972136" calcext:value-type="float">
            <text:p>13.1578205972136</text:p>
          </table:table-cell>
          <table:table-cell office:value-type="float" office:value="13.2056405428566" calcext:value-type="float">
            <text:p>13.20564054285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.54624435373058" calcext:value-type="float">
            <text:p>6.54624435373058</text:p>
          </table:table-cell>
          <table:table-cell office:value-type="float" office:value="6.66519182767732" calcext:value-type="float">
            <text:p>6.66519182767732</text:p>
          </table:table-cell>
          <table:table-cell office:value-type="float" office:value="4.80976839517247" calcext:value-type="float">
            <text:p>4.80976839517247</text:p>
          </table:table-cell>
          <table:table-cell office:value-type="float" office:value="4.86284665998294" calcext:value-type="float">
            <text:p>4.86284665998294</text:p>
          </table:table-cell>
          <table:table-cell office:value-type="float" office:value="3.96089867732666" calcext:value-type="float">
            <text:p>3.96089867732666</text:p>
          </table:table-cell>
          <table:table-cell office:value-type="float" office:value="3.97529391535621" calcext:value-type="float">
            <text:p>3.97529391535621</text:p>
          </table:table-cell>
        </table:table-row>
        <table:table-row table:style-name="ro1">
          <table:table-cell office:value-type="string" calcext:value-type="string">
            <text:p>bench_gemv/d_gemv_single_thread/4096 <text:s text:c="2"/>164549895 ns <text:s text:c="3"/>164544779 ns <text:s text:c="11"/>4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64544779" calcext:value-type="float">
            <text:p>164544779</text:p>
          </table:table-cell>
          <table:table-cell/>
          <table:table-cell table:formula="of:=LOG([.I43];2)" office:value-type="float" office:value="12" calcext:value-type="float">
            <text:p>12</text:p>
          </table:table-cell>
          <table:table-cell table:formula="of:=LOG([.J43];2)" office:value-type="float" office:value="27.2939050096249" calcext:value-type="float">
            <text:p>27.2939050096249</text:p>
          </table:table-cell>
          <table:table-cell/>
          <table:table-cell table:formula="of:=LOG([.I43])" office:value-type="float" office:value="3.61235994796777" calcext:value-type="float">
            <text:p>3.61235994796777</text:p>
          </table:table-cell>
          <table:table-cell table:formula="of:=LOG([.J43])" office:value-type="float" office:value="8.21628410670051" calcext:value-type="float">
            <text:p>8.21628410670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7406279557576" calcext:value-type="float">
            <text:p>23.7406279557576</text:p>
          </table:table-cell>
          <table:table-cell office:value-type="float" office:value="24.137669196069" calcext:value-type="float">
            <text:p>24.137669196069</text:p>
          </table:table-cell>
          <table:table-cell office:value-type="float" office:value="17.7916271406082" calcext:value-type="float">
            <text:p>17.7916271406082</text:p>
          </table:table-cell>
          <table:table-cell office:value-type="float" office:value="17.9661730836654" calcext:value-type="float">
            <text:p>17.9661730836654</text:p>
          </table:table-cell>
          <table:table-cell office:value-type="float" office:value="13.3901689562002" calcext:value-type="float">
            <text:p>13.3901689562002</text:p>
          </table:table-cell>
          <table:table-cell office:value-type="float" office:value="13.4533992565793" calcext:value-type="float">
            <text:p>13.45339925657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1466411305819" calcext:value-type="float">
            <text:p>7.1466411305819</text:p>
          </table:table-cell>
          <table:table-cell office:value-type="float" office:value="7.26616245343126" calcext:value-type="float">
            <text:p>7.26616245343126</text:p>
          </table:table-cell>
          <table:table-cell office:value-type="float" office:value="5.35581344099246" calcext:value-type="float">
            <text:p>5.35581344099246</text:p>
          </table:table-cell>
          <table:table-cell office:value-type="float" office:value="5.40835700547414" calcext:value-type="float">
            <text:p>5.40835700547414</text:p>
          </table:table-cell>
          <table:table-cell office:value-type="float" office:value="4.03084250282492" calcext:value-type="float">
            <text:p>4.03084250282492</text:p>
          </table:table-cell>
          <table:table-cell office:value-type="float" office:value="4.04987671987388" calcext:value-type="float">
            <text:p>4.04987671987388</text:p>
          </table:table-cell>
        </table:table-row>
        <table:table-row table:style-name="ro1">
          <table:table-cell office:value-type="string" calcext:value-type="string">
            <text:p>bench_gemv/d_gemv_single_thread/8192 <text:s text:c="2"/>669543430 ns <text:s text:c="3"/>669524805 ns <text:s text:c="11"/>1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669524805" calcext:value-type="float">
            <text:p>669524805</text:p>
          </table:table-cell>
          <table:table-cell/>
          <table:table-cell table:formula="of:=LOG([.I44];2)" office:value-type="float" office:value="13" calcext:value-type="float">
            <text:p>13</text:p>
          </table:table-cell>
          <table:table-cell table:formula="of:=LOG([.J44];2)" office:value-type="float" office:value="29.3185622655634" calcext:value-type="float">
            <text:p>29.3185622655634</text:p>
          </table:table-cell>
          <table:table-cell/>
          <table:table-cell table:formula="of:=LOG([.I44])" office:value-type="float" office:value="3.91338994363175" calcext:value-type="float">
            <text:p>3.91338994363175</text:p>
          </table:table-cell>
          <table:table-cell table:formula="of:=LOG([.J44])" office:value-type="float" office:value="8.82576667167673" calcext:value-type="float">
            <text:p>8.825766671676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.7388583882992" calcext:value-type="float">
            <text:p>25.7388583882992</text:p>
          </table:table-cell>
          <table:table-cell office:value-type="float" office:value="26.473228442278" calcext:value-type="float">
            <text:p>26.473228442278</text:p>
          </table:table-cell>
          <table:table-cell office:value-type="float" office:value="18.7682069442627" calcext:value-type="float">
            <text:p>18.7682069442627</text:p>
          </table:table-cell>
          <table:table-cell office:value-type="float" office:value="18.9728676319059" calcext:value-type="float">
            <text:p>18.9728676319059</text:p>
          </table:table-cell>
          <table:table-cell office:value-type="float" office:value="13.8162836984202" calcext:value-type="float">
            <text:p>13.8162836984202</text:p>
          </table:table-cell>
          <table:table-cell office:value-type="float" office:value="14.2615073092021" calcext:value-type="float">
            <text:p>14.26150730920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74816842902552" calcext:value-type="float">
            <text:p>7.74816842902552</text:p>
          </table:table-cell>
          <table:table-cell office:value-type="float" office:value="7.96923584319052" calcext:value-type="float">
            <text:p>7.96923584319052</text:p>
          </table:table-cell>
          <table:table-cell office:value-type="float" office:value="5.64979325505212" calcext:value-type="float">
            <text:p>5.64979325505212</text:p>
          </table:table-cell>
          <table:table-cell office:value-type="float" office:value="5.71140226096594" calcext:value-type="float">
            <text:p>5.71140226096594</text:p>
          </table:table-cell>
          <table:table-cell office:value-type="float" office:value="4.15911582182777" calcext:value-type="float">
            <text:p>4.15911582182777</text:p>
          </table:table-cell>
          <table:table-cell office:value-type="float" office:value="4.29314148345093" calcext:value-type="float">
            <text:p>4.29314148345093</text:p>
          </table:table-cell>
        </table:table-row>
        <table:table-row table:style-name="ro1">
          <table:table-cell office:value-type="string" calcext:value-type="string">
            <text:p>bench_gemv/d_gemv_single_thread/16384 2655110732 ns <text:s text:c="2"/>2654987366 ns <text:s text:c="11"/>1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2654987366" calcext:value-type="float">
            <text:p>2654987366</text:p>
          </table:table-cell>
          <table:table-cell/>
          <table:table-cell table:formula="of:=LOG([.I45];2)" office:value-type="float" office:value="14" calcext:value-type="float">
            <text:p>14</text:p>
          </table:table-cell>
          <table:table-cell table:formula="of:=LOG([.J45];2)" office:value-type="float" office:value="31.3060578498358" calcext:value-type="float">
            <text:p>31.3060578498358</text:p>
          </table:table-cell>
          <table:table-cell/>
          <table:table-cell table:formula="of:=LOG([.I45])" office:value-type="float" office:value="4.21441993929574" calcext:value-type="float">
            <text:p>4.21441993929574</text:p>
          </table:table-cell>
          <table:table-cell table:formula="of:=LOG([.J45])" office:value-type="float" office:value="9.42406245879243" calcext:value-type="float">
            <text:p>9.424062458792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.9623818213871" calcext:value-type="float">
            <text:p>27.9623818213871</text:p>
          </table:table-cell>
          <table:table-cell office:value-type="float" office:value="28.4727697985409" calcext:value-type="float">
            <text:p>28.4727697985409</text:p>
          </table:table-cell>
          <table:table-cell office:value-type="float" office:value="19.7633371990481" calcext:value-type="float">
            <text:p>19.7633371990481</text:p>
          </table:table-cell>
          <table:table-cell office:value-type="float" office:value="19.9787565367669" calcext:value-type="float">
            <text:p>19.9787565367669</text:p>
          </table:table-cell>
          <table:table-cell office:value-type="float" office:value="15.0101346853266" calcext:value-type="float">
            <text:p>15.0101346853266</text:p>
          </table:table-cell>
          <table:table-cell office:value-type="float" office:value="15.5522788351068" calcext:value-type="float">
            <text:p>15.552278835106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.41751567844674" calcext:value-type="float">
            <text:p>8.41751567844674</text:p>
          </table:table-cell>
          <table:table-cell office:value-type="float" office:value="8.57115776899631" calcext:value-type="float">
            <text:p>8.57115776899631</text:p>
          </table:table-cell>
          <table:table-cell office:value-type="float" office:value="5.94935731133526" calcext:value-type="float">
            <text:p>5.94935731133526</text:p>
          </table:table-cell>
          <table:table-cell office:value-type="float" office:value="6.01420499363466" calcext:value-type="float">
            <text:p>6.01420499363466</text:p>
          </table:table-cell>
          <table:table-cell office:value-type="float" office:value="4.51850077923964" calcext:value-type="float">
            <text:p>4.51850077923964</text:p>
          </table:table-cell>
          <table:table-cell office:value-type="float" office:value="4.68170243029723" calcext:value-type="float">
            <text:p>4.68170243029723</text:p>
          </table:table-cell>
        </table:table-row>
        <table:table-row table:style-name="ro1">
          <table:table-cell office:value-type="string" calcext:value-type="string">
            <text:p>bench_gemv/d_gemv_single_thread/32768 1.0790e+10 ns <text:s text:c="2"/>1.0789e+10 ns <text:s text:c="11"/>1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table:style-name="ce1" office:value-type="float" office:value="10789000000" calcext:value-type="float">
            <text:p>1.08E+10</text:p>
          </table:table-cell>
          <table:table-cell/>
          <table:table-cell table:formula="of:=LOG([.I46];2)" office:value-type="float" office:value="15" calcext:value-type="float">
            <text:p>15</text:p>
          </table:table-cell>
          <table:table-cell table:formula="of:=LOG([.J46];2)" office:value-type="float" office:value="33.3288421008267" calcext:value-type="float">
            <text:p>33.3288421008267</text:p>
          </table:table-cell>
          <table:table-cell/>
          <table:table-cell table:formula="of:=LOG([.I46])" office:value-type="float" office:value="4.51544993495972" calcext:value-type="float">
            <text:p>4.51544993495972</text:p>
          </table:table-cell>
          <table:table-cell table:formula="of:=LOG([.J46])" office:value-type="float" office:value="10.0329811930974" calcext:value-type="float">
            <text:p>10.03298119309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.962005140067" calcext:value-type="float">
            <text:p>29.962005140067</text:p>
          </table:table-cell>
          <table:table-cell office:value-type="float" office:value="30.4724238045063" calcext:value-type="float">
            <text:p>30.4724238045063</text:p>
          </table:table-cell>
          <table:table-cell office:value-type="float" office:value="20.7698031456631" calcext:value-type="float">
            <text:p>20.7698031456631</text:p>
          </table:table-cell>
          <table:table-cell office:value-type="float" office:value="20.9984561458979" calcext:value-type="float">
            <text:p>20.9984561458979</text:p>
          </table:table-cell>
          <table:table-cell office:value-type="float" office:value="16.5232096925854" calcext:value-type="float">
            <text:p>16.5232096925854</text:p>
          </table:table-cell>
          <table:table-cell office:value-type="float" office:value="17.291287632903" calcext:value-type="float">
            <text:p>17.29128763290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.01946227739854" calcext:value-type="float">
            <text:p>9.01946227739854</text:p>
          </table:table-cell>
          <table:table-cell office:value-type="float" office:value="9.17311360574154" calcext:value-type="float">
            <text:p>9.17311360574154</text:p>
          </table:table-cell>
          <table:table-cell office:value-type="float" office:value="6.25233375088071" calcext:value-type="float">
            <text:p>6.25233375088071</text:p>
          </table:table-cell>
          <table:table-cell office:value-type="float" office:value="6.32116516254995" calcext:value-type="float">
            <text:p>6.32116516254995</text:p>
          </table:table-cell>
          <table:table-cell office:value-type="float" office:value="4.97398174211403" calcext:value-type="float">
            <text:p>4.97398174211403</text:p>
          </table:table-cell>
          <table:table-cell office:value-type="float" office:value="5.20519624115743" calcext:value-type="float">
            <text:p>5.20519624115743</text:p>
          </table:table-cell>
        </table:table-row>
        <table:table-row table:style-name="ro1">
          <table:table-cell office:value-type="string" calcext:value-type="string">
            <text:p>bench_gemv/f_gemv_row_parallel/2 <text:s text:c="10"/>74377 ns <text:s text:c="7"/>74376 ns <text:s text:c="8"/>9941</text:p>
          </table:table-cell>
          <table:table-cell table:number-columns-repeated="6"/>
          <table:table-cell office:value-type="string" calcext:value-type="string">
            <text:p>OMP_Parallel_Float</text:p>
          </table:table-cell>
          <table:table-cell office:value-type="float" office:value="2" calcext:value-type="float">
            <text:p>2</text:p>
          </table:table-cell>
          <table:table-cell office:value-type="float" office:value="74376" calcext:value-type="float">
            <text:p>74376</text:p>
          </table:table-cell>
          <table:table-cell/>
          <table:table-cell table:formula="of:=LOG([.I47];2)" office:value-type="float" office:value="1" calcext:value-type="float">
            <text:p>1</text:p>
          </table:table-cell>
          <table:table-cell table:formula="of:=LOG([.J47];2)" office:value-type="float" office:value="16.1825495403074" calcext:value-type="float">
            <text:p>16.1825495403074</text:p>
          </table:table-cell>
          <table:table-cell/>
          <table:table-cell table:formula="of:=LOG([.I47])" office:value-type="float" office:value="0.301029995663981" calcext:value-type="float">
            <text:p>0.301029995663981</text:p>
          </table:table-cell>
          <table:table-cell table:formula="of:=LOG([.J47])" office:value-type="float" office:value="4.87143281795089" calcext:value-type="float">
            <text:p>4.871432817950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.9619132685779" calcext:value-type="float">
            <text:p>31.9619132685779</text:p>
          </table:table-cell>
          <table:table-cell office:value-type="float" office:value="32.4734068077227" calcext:value-type="float">
            <text:p>32.4734068077227</text:p>
          </table:table-cell>
          <table:table-cell office:value-type="float" office:value="21.7890719035796" calcext:value-type="float">
            <text:p>21.7890719035796</text:p>
          </table:table-cell>
          <table:table-cell office:value-type="float" office:value="21.995890302044" calcext:value-type="float">
            <text:p>21.995890302044</text:p>
          </table:table-cell>
          <table:table-cell office:value-type="float" office:value="18.32139966742" calcext:value-type="float">
            <text:p>18.32139966742</text:p>
          </table:table-cell>
          <table:table-cell office:value-type="float" office:value="19.2229740967977" calcext:value-type="float">
            <text:p>19.222974096797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.62149461265255" calcext:value-type="float">
            <text:p>9.62149461265255</text:p>
          </table:table-cell>
          <table:table-cell office:value-type="float" office:value="9.77546951052346" calcext:value-type="float">
            <text:p>9.77546951052346</text:p>
          </table:table-cell>
          <table:table-cell office:value-type="float" office:value="6.55916422065675" calcext:value-type="float">
            <text:p>6.55916422065675</text:p>
          </table:table-cell>
          <table:table-cell office:value-type="float" office:value="6.62142276224971" calcext:value-type="float">
            <text:p>6.62142276224971</text:p>
          </table:table-cell>
          <table:table-cell office:value-type="float" office:value="5.51529086244152" calcext:value-type="float">
            <text:p>5.51529086244152</text:p>
          </table:table-cell>
          <table:table-cell office:value-type="float" office:value="5.78669180900783" calcext:value-type="float">
            <text:p>5.78669180900783</text:p>
          </table:table-cell>
        </table:table-row>
        <table:table-row table:style-name="ro1">
          <table:table-cell office:value-type="string" calcext:value-type="string">
            <text:p>bench_gemv/f_gemv_row_parallel/4 <text:s text:c="10"/>77284 ns <text:s text:c="7"/>76584 ns <text:s text:c="8"/>932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6584" calcext:value-type="float">
            <text:p>76584</text:p>
          </table:table-cell>
          <table:table-cell/>
          <table:table-cell table:formula="of:=LOG([.I48];2)" office:value-type="float" office:value="2" calcext:value-type="float">
            <text:p>2</text:p>
          </table:table-cell>
          <table:table-cell table:formula="of:=LOG([.J48];2)" office:value-type="float" office:value="16.2247553940005" calcext:value-type="float">
            <text:p>16.2247553940005</text:p>
          </table:table-cell>
          <table:table-cell/>
          <table:table-cell table:formula="of:=LOG([.I48])" office:value-type="float" office:value="0.602059991327962" calcext:value-type="float">
            <text:p>0.602059991327962</text:p>
          </table:table-cell>
          <table:table-cell table:formula="of:=LOG([.J48])" office:value-type="float" office:value="4.88413804590512" calcext:value-type="float">
            <text:p>4.884138045905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.963442044444" calcext:value-type="float">
            <text:p>33.963442044444</text:p>
          </table:table-cell>
          <table:table-cell office:value-type="float" office:value="34.4755670194587" calcext:value-type="float">
            <text:p>34.4755670194587</text:p>
          </table:table-cell>
          <table:table-cell office:value-type="float" office:value="22.7874640101346" calcext:value-type="float">
            <text:p>22.7874640101346</text:p>
          </table:table-cell>
          <table:table-cell office:value-type="float" office:value="23.0563759237556" calcext:value-type="float">
            <text:p>23.0563759237556</text:p>
          </table:table-cell>
          <table:table-cell office:value-type="float" office:value="20.3117194941594" calcext:value-type="float">
            <text:p>20.3117194941594</text:p>
          </table:table-cell>
          <table:table-cell office:value-type="float" office:value="21.2151199924985" calcext:value-type="float">
            <text:p>21.215119992498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.2240148113729" calcext:value-type="float">
            <text:p>10.2240148113729</text:p>
          </table:table-cell>
          <table:table-cell office:value-type="float" office:value="10.378179790381" calcext:value-type="float">
            <text:p>10.378179790381</text:p>
          </table:table-cell>
          <table:table-cell office:value-type="float" office:value="6.85971019216393" calcext:value-type="float">
            <text:p>6.85971019216393</text:p>
          </table:table-cell>
          <table:table-cell office:value-type="float" office:value="6.94066074435526" calcext:value-type="float">
            <text:p>6.94066074435526</text:p>
          </table:table-cell>
          <table:table-cell office:value-type="float" office:value="6.11443683125482" calcext:value-type="float">
            <text:p>6.11443683125482</text:p>
          </table:table-cell>
          <table:table-cell office:value-type="float" office:value="6.38638747935266" calcext:value-type="float">
            <text:p>6.38638747935266</text:p>
          </table:table-cell>
        </table:table-row>
        <table:table-row table:style-name="ro1">
          <table:table-cell office:value-type="string" calcext:value-type="string">
            <text:p>bench_gemv/f_gemv_row_parallel/8 <text:s text:c="10"/>73320 ns <text:s text:c="7"/>72584 ns <text:s text:c="8"/>971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2584" calcext:value-type="float">
            <text:p>72584</text:p>
          </table:table-cell>
          <table:table-cell/>
          <table:table-cell table:formula="of:=LOG([.I49];2)" office:value-type="float" office:value="3" calcext:value-type="float">
            <text:p>3</text:p>
          </table:table-cell>
          <table:table-cell table:formula="of:=LOG([.J49];2)" office:value-type="float" office:value="16.1473639434093" calcext:value-type="float">
            <text:p>16.1473639434093</text:p>
          </table:table-cell>
          <table:table-cell/>
          <table:table-cell table:formula="of:=LOG([.I49])" office:value-type="float" office:value="0.903089986991943" calcext:value-type="float">
            <text:p>0.903089986991943</text:p>
          </table:table-cell>
          <table:table-cell table:formula="of:=LOG([.J49])" office:value-type="float" office:value="4.86084089786922" calcext:value-type="float">
            <text:p>4.860840897869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.9663030630349" calcext:value-type="float">
            <text:p>35.9663030630349</text:p>
          </table:table-cell>
          <table:table-cell office:value-type="float" office:value="36.4755217231481" calcext:value-type="float">
            <text:p>36.4755217231481</text:p>
          </table:table-cell>
          <table:table-cell office:value-type="float" office:value="23.9125632031373" calcext:value-type="float">
            <text:p>23.9125632031373</text:p>
          </table:table-cell>
          <table:table-cell office:value-type="float" office:value="24.7332941531892" calcext:value-type="float">
            <text:p>24.7332941531892</text:p>
          </table:table-cell>
          <table:table-cell office:value-type="float" office:value="22.366211474015" calcext:value-type="float">
            <text:p>22.366211474015</text:p>
          </table:table-cell>
          <table:table-cell office:value-type="float" office:value="23.1963001487841" calcext:value-type="float">
            <text:p>23.19630014878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.8269360551148" calcext:value-type="float">
            <text:p>10.8269360551148</text:p>
          </table:table-cell>
          <table:table-cell office:value-type="float" office:value="10.9802261461607" calcext:value-type="float">
            <text:p>10.9802261461607</text:p>
          </table:table-cell>
          <table:table-cell office:value-type="float" office:value="7.19839879735509" calcext:value-type="float">
            <text:p>7.19839879735509</text:p>
          </table:table-cell>
          <table:table-cell office:value-type="float" office:value="7.44546343169051" calcext:value-type="float">
            <text:p>7.44546343169051</text:p>
          </table:table-cell>
          <table:table-cell office:value-type="float" office:value="6.73290054304242" calcext:value-type="float">
            <text:p>6.73290054304242</text:p>
          </table:table-cell>
          <table:table-cell office:value-type="float" office:value="6.98278213320889" calcext:value-type="float">
            <text:p>6.98278213320889</text:p>
          </table:table-cell>
        </table:table-row>
        <table:table-row table:style-name="ro1">
          <table:table-cell office:value-type="string" calcext:value-type="string">
            <text:p>bench_gemv/f_gemv_row_parallel/16 <text:s text:c="9"/>74054 ns <text:s text:c="7"/>73566 ns <text:s text:c="8"/>849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3566" calcext:value-type="float">
            <text:p>73566</text:p>
          </table:table-cell>
          <table:table-cell/>
          <table:table-cell table:formula="of:=LOG([.I50];2)" office:value-type="float" office:value="4" calcext:value-type="float">
            <text:p>4</text:p>
          </table:table-cell>
          <table:table-cell table:formula="of:=LOG([.J50];2)" office:value-type="float" office:value="16.166751529463" calcext:value-type="float">
            <text:p>16.166751529463</text:p>
          </table:table-cell>
          <table:table-cell/>
          <table:table-cell table:formula="of:=LOG([.I50])" office:value-type="float" office:value="1.20411998265592" calcext:value-type="float">
            <text:p>1.20411998265592</text:p>
          </table:table-cell>
          <table:table-cell table:formula="of:=LOG([.J50])" office:value-type="float" office:value="4.8666771428149" calcext:value-type="float">
            <text:p>4.86667714281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32 <text:s text:c="9"/>96120 ns <text:s text:c="7"/>95348 ns <text:s text:c="8"/>773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95348" calcext:value-type="float">
            <text:p>95348</text:p>
          </table:table-cell>
          <table:table-cell/>
          <table:table-cell table:formula="of:=LOG([.I51];2)" office:value-type="float" office:value="5" calcext:value-type="float">
            <text:p>5</text:p>
          </table:table-cell>
          <table:table-cell table:formula="of:=LOG([.J51];2)" office:value-type="float" office:value="16.540915056731" calcext:value-type="float">
            <text:p>16.540915056731</text:p>
          </table:table-cell>
          <table:table-cell/>
          <table:table-cell table:formula="of:=LOG([.I51])" office:value-type="float" office:value="1.50514997831991" calcext:value-type="float">
            <text:p>1.50514997831991</text:p>
          </table:table-cell>
          <table:table-cell table:formula="of:=LOG([.J51])" office:value-type="float" office:value="4.97931158780601" calcext:value-type="float">
            <text:p>4.979311587806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64 <text:s text:c="7"/>4526686 ns <text:s text:c="5"/>4196928 ns <text:s text:c="9"/>211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4196928" calcext:value-type="float">
            <text:p>4196928</text:p>
          </table:table-cell>
          <table:table-cell/>
          <table:table-cell table:formula="of:=LOG([.I52];2)" office:value-type="float" office:value="6" calcext:value-type="float">
            <text:p>6</text:p>
          </table:table-cell>
          <table:table-cell table:formula="of:=LOG([.J52];2)" office:value-type="float" office:value="22.0009022827424" calcext:value-type="float">
            <text:p>22.0009022827424</text:p>
          </table:table-cell>
          <table:table-cell/>
          <table:table-cell table:formula="of:=LOG([.I52])" office:value-type="float" office:value="1.80617997398389" calcext:value-type="float">
            <text:p>1.80617997398389</text:p>
          </table:table-cell>
          <table:table-cell table:formula="of:=LOG([.J52])" office:value-type="float" office:value="6.62293151877763" calcext:value-type="float">
            <text:p>6.622931518777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28 <text:s text:c="7"/>320147 ns <text:s text:c="6"/>318248 ns <text:s text:c="8"/>2227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318248" calcext:value-type="float">
            <text:p>318248</text:p>
          </table:table-cell>
          <table:table-cell/>
          <table:table-cell table:formula="of:=LOG([.I53];2)" office:value-type="float" office:value="7" calcext:value-type="float">
            <text:p>7</text:p>
          </table:table-cell>
          <table:table-cell table:formula="of:=LOG([.J53];2)" office:value-type="float" office:value="18.2797919221089" calcext:value-type="float">
            <text:p>18.2797919221089</text:p>
          </table:table-cell>
          <table:table-cell/>
          <table:table-cell table:formula="of:=LOG([.I53])" office:value-type="float" office:value="2.10720996964787" calcext:value-type="float">
            <text:p>2.10720996964787</text:p>
          </table:table-cell>
          <table:table-cell table:formula="of:=LOG([.J53])" office:value-type="float" office:value="5.50276568305093" calcext:value-type="float">
            <text:p>5.502765683050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256 <text:s text:c="6"/>1104387 ns <text:s text:c="5"/>1079491 ns <text:s text:c="9"/>947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1079491" calcext:value-type="float">
            <text:p>1079491</text:p>
          </table:table-cell>
          <table:table-cell/>
          <table:table-cell table:formula="of:=LOG([.I54];2)" office:value-type="float" office:value="8" calcext:value-type="float">
            <text:p>8</text:p>
          </table:table-cell>
          <table:table-cell table:formula="of:=LOG([.J54];2)" office:value-type="float" office:value="20.0419197846072" calcext:value-type="float">
            <text:p>20.0419197846072</text:p>
          </table:table-cell>
          <table:table-cell/>
          <table:table-cell table:formula="of:=LOG([.I54])" office:value-type="float" office:value="2.40823996531185" calcext:value-type="float">
            <text:p>2.40823996531185</text:p>
          </table:table-cell>
          <table:table-cell table:formula="of:=LOG([.J54])" office:value-type="float" office:value="6.03321902585818" calcext:value-type="float">
            <text:p>6.033219025858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512 <text:s text:c="6"/>1236170 ns <text:s text:c="5"/>1235735 ns <text:s text:c="9"/>552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235735" calcext:value-type="float">
            <text:p>1235735</text:p>
          </table:table-cell>
          <table:table-cell/>
          <table:table-cell table:formula="of:=LOG([.I55];2)" office:value-type="float" office:value="9" calcext:value-type="float">
            <text:p>9</text:p>
          </table:table-cell>
          <table:table-cell table:formula="of:=LOG([.J55];2)" office:value-type="float" office:value="20.2369379637185" calcext:value-type="float">
            <text:p>20.2369379637185</text:p>
          </table:table-cell>
          <table:table-cell/>
          <table:table-cell table:formula="of:=LOG([.I55])" office:value-type="float" office:value="2.70926996097583" calcext:value-type="float">
            <text:p>2.70926996097583</text:p>
          </table:table-cell>
          <table:table-cell table:formula="of:=LOG([.J55])" office:value-type="float" office:value="6.09192534747045" calcext:value-type="float">
            <text:p>6.091925347470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024 <text:s text:c="5"/>4348098 ns <text:s text:c="5"/>4243541 ns <text:s text:c="9"/>175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4243541" calcext:value-type="float">
            <text:p>4243541</text:p>
          </table:table-cell>
          <table:table-cell/>
          <table:table-cell table:formula="of:=LOG([.I56];2)" office:value-type="float" office:value="10" calcext:value-type="float">
            <text:p>10</text:p>
          </table:table-cell>
          <table:table-cell table:formula="of:=LOG([.J56];2)" office:value-type="float" office:value="22.0168371857947" calcext:value-type="float">
            <text:p>22.0168371857947</text:p>
          </table:table-cell>
          <table:table-cell/>
          <table:table-cell table:formula="of:=LOG([.I56])" office:value-type="float" office:value="3.01029995663981" calcext:value-type="float">
            <text:p>3.01029995663981</text:p>
          </table:table-cell>
          <table:table-cell table:formula="of:=LOG([.J56])" office:value-type="float" office:value="6.62772840257435" calcext:value-type="float">
            <text:p>6.627728402574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2048 <text:s text:c="5"/>3958262 ns <text:s text:c="5"/>3953278 ns <text:s text:c="9"/>139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3953278" calcext:value-type="float">
            <text:p>3953278</text:p>
          </table:table-cell>
          <table:table-cell/>
          <table:table-cell table:formula="of:=LOG([.I57];2)" office:value-type="float" office:value="11" calcext:value-type="float">
            <text:p>11</text:p>
          </table:table-cell>
          <table:table-cell table:formula="of:=LOG([.J57];2)" office:value-type="float" office:value="21.9146179803682" calcext:value-type="float">
            <text:p>21.9146179803682</text:p>
          </table:table-cell>
          <table:table-cell/>
          <table:table-cell table:formula="of:=LOG([.I57])" office:value-type="float" office:value="3.31132995230379" calcext:value-type="float">
            <text:p>3.31132995230379</text:p>
          </table:table-cell>
          <table:table-cell table:formula="of:=LOG([.J57])" office:value-type="float" office:value="6.59695735560803" calcext:value-type="float">
            <text:p>6.596957355608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4096 <text:s text:c="5"/>8741103 ns <text:s text:c="5"/>7553902 ns <text:s text:c="10"/>74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7553902" calcext:value-type="float">
            <text:p>7553902</text:p>
          </table:table-cell>
          <table:table-cell/>
          <table:table-cell table:formula="of:=LOG([.I58];2)" office:value-type="float" office:value="12" calcext:value-type="float">
            <text:p>12</text:p>
          </table:table-cell>
          <table:table-cell table:formula="of:=LOG([.J58];2)" office:value-type="float" office:value="22.8487906365241" calcext:value-type="float">
            <text:p>22.8487906365241</text:p>
          </table:table-cell>
          <table:table-cell/>
          <table:table-cell table:formula="of:=LOG([.I58])" office:value-type="float" office:value="3.61235994796777" calcext:value-type="float">
            <text:p>3.61235994796777</text:p>
          </table:table-cell>
          <table:table-cell table:formula="of:=LOG([.J58])" office:value-type="float" office:value="6.87817134624008" calcext:value-type="float">
            <text:p>6.87817134624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8192 <text:s text:c="4"/>38430152 ns <text:s text:c="4"/>31828843 ns <text:s text:c="10"/>24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31828843" calcext:value-type="float">
            <text:p>31828843</text:p>
          </table:table-cell>
          <table:table-cell/>
          <table:table-cell table:formula="of:=LOG([.I59];2)" office:value-type="float" office:value="13" calcext:value-type="float">
            <text:p>13</text:p>
          </table:table-cell>
          <table:table-cell table:formula="of:=LOG([.J59];2)" office:value-type="float" office:value="24.9238313791967" calcext:value-type="float">
            <text:p>24.9238313791967</text:p>
          </table:table-cell>
          <table:table-cell/>
          <table:table-cell table:formula="of:=LOG([.I59])" office:value-type="float" office:value="3.91338994363175" calcext:value-type="float">
            <text:p>3.91338994363175</text:p>
          </table:table-cell>
          <table:table-cell table:formula="of:=LOG([.J59])" office:value-type="float" office:value="7.50282085200937" calcext:value-type="float">
            <text:p>7.502820852009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6384 <text:s text:c="2"/>141809029 ns <text:s text:c="3"/>114897285 ns <text:s text:c="11"/>6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114897285" calcext:value-type="float">
            <text:p>114897285</text:p>
          </table:table-cell>
          <table:table-cell/>
          <table:table-cell table:formula="of:=LOG([.I60];2)" office:value-type="float" office:value="14" calcext:value-type="float">
            <text:p>14</text:p>
          </table:table-cell>
          <table:table-cell table:formula="of:=LOG([.J60];2)" office:value-type="float" office:value="26.7757694668887" calcext:value-type="float">
            <text:p>26.7757694668887</text:p>
          </table:table-cell>
          <table:table-cell/>
          <table:table-cell table:formula="of:=LOG([.I60])" office:value-type="float" office:value="4.21441993929574" calcext:value-type="float">
            <text:p>4.21441993929574</text:p>
          </table:table-cell>
          <table:table-cell table:formula="of:=LOG([.J60])" office:value-type="float" office:value="8.06030976651727" calcext:value-type="float">
            <text:p>8.060309766517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32768 <text:s text:c="2"/>867746852 ns <text:s text:c="3"/>448714576 ns <text:s text:c="11"/>2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office:value-type="float" office:value="448714576" calcext:value-type="float">
            <text:p>448714576</text:p>
          </table:table-cell>
          <table:table-cell/>
          <table:table-cell table:formula="of:=LOG([.I61];2)" office:value-type="float" office:value="15" calcext:value-type="float">
            <text:p>15</text:p>
          </table:table-cell>
          <table:table-cell table:formula="of:=LOG([.J61];2)" office:value-type="float" office:value="28.7412228082377" calcext:value-type="float">
            <text:p>28.7412228082377</text:p>
          </table:table-cell>
          <table:table-cell/>
          <table:table-cell table:formula="of:=LOG([.I61])" office:value-type="float" office:value="4.51544993495972" calcext:value-type="float">
            <text:p>4.51544993495972</text:p>
          </table:table-cell>
          <table:table-cell table:formula="of:=LOG([.J61])" office:value-type="float" office:value="8.6519701773413" calcext:value-type="float">
            <text:p>8.65197017734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2 <text:s text:c="10"/>74861 ns <text:s text:c="7"/>74627 ns <text:s text:c="8"/>9463</text:p>
          </table:table-cell>
          <table:table-cell table:number-columns-repeated="6"/>
          <table:table-cell office:value-type="string" calcext:value-type="string">
            <text:p>OMP_Parallel_Double</text:p>
          </table:table-cell>
          <table:table-cell office:value-type="float" office:value="2" calcext:value-type="float">
            <text:p>2</text:p>
          </table:table-cell>
          <table:table-cell office:value-type="float" office:value="74627" calcext:value-type="float">
            <text:p>74627</text:p>
          </table:table-cell>
          <table:table-cell/>
          <table:table-cell table:formula="of:=LOG([.I62];2)" office:value-type="float" office:value="1" calcext:value-type="float">
            <text:p>1</text:p>
          </table:table-cell>
          <table:table-cell table:formula="of:=LOG([.J62];2)" office:value-type="float" office:value="16.1874100706025" calcext:value-type="float">
            <text:p>16.1874100706025</text:p>
          </table:table-cell>
          <table:table-cell/>
          <table:table-cell table:formula="of:=LOG([.I62])" office:value-type="float" office:value="0.301029995663981" calcext:value-type="float">
            <text:p>0.301029995663981</text:p>
          </table:table-cell>
          <table:table-cell table:formula="of:=LOG([.J62])" office:value-type="float" office:value="4.87289598336456" calcext:value-type="float">
            <text:p>4.872895983364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4 <text:s text:c="10"/>81885 ns <text:s text:c="7"/>81636 ns <text:s text:c="8"/>941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1636" calcext:value-type="float">
            <text:p>81636</text:p>
          </table:table-cell>
          <table:table-cell/>
          <table:table-cell table:formula="of:=LOG([.I63];2)" office:value-type="float" office:value="2" calcext:value-type="float">
            <text:p>2</text:p>
          </table:table-cell>
          <table:table-cell table:formula="of:=LOG([.J63];2)" office:value-type="float" office:value="16.3169178744931" calcext:value-type="float">
            <text:p>16.3169178744931</text:p>
          </table:table-cell>
          <table:table-cell/>
          <table:table-cell table:formula="of:=LOG([.I63])" office:value-type="float" office:value="0.602059991327962" calcext:value-type="float">
            <text:p>0.602059991327962</text:p>
          </table:table-cell>
          <table:table-cell table:formula="of:=LOG([.J63])" office:value-type="float" office:value="4.91188171700819" calcext:value-type="float">
            <text:p>4.911881717008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8 <text:s text:c="10"/>76085 ns <text:s text:c="7"/>75956 ns <text:s text:c="8"/>927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5956" calcext:value-type="float">
            <text:p>75956</text:p>
          </table:table-cell>
          <table:table-cell/>
          <table:table-cell table:formula="of:=LOG([.I64];2)" office:value-type="float" office:value="3" calcext:value-type="float">
            <text:p>3</text:p>
          </table:table-cell>
          <table:table-cell table:formula="of:=LOG([.J64];2)" office:value-type="float" office:value="16.2128763117337" calcext:value-type="float">
            <text:p>16.2128763117337</text:p>
          </table:table-cell>
          <table:table-cell/>
          <table:table-cell table:formula="of:=LOG([.I64])" office:value-type="float" office:value="0.903089986991943" calcext:value-type="float">
            <text:p>0.903089986991943</text:p>
          </table:table-cell>
          <table:table-cell table:formula="of:=LOG([.J64])" office:value-type="float" office:value="4.88056208582185" calcext:value-type="float">
            <text:p>4.880562085821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6 <text:s text:c="9"/>78217 ns <text:s text:c="7"/>77936 ns <text:s text:c="8"/>867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7936" calcext:value-type="float">
            <text:p>77936</text:p>
          </table:table-cell>
          <table:table-cell/>
          <table:table-cell table:formula="of:=LOG([.I65];2)" office:value-type="float" office:value="4" calcext:value-type="float">
            <text:p>4</text:p>
          </table:table-cell>
          <table:table-cell table:formula="of:=LOG([.J65];2)" office:value-type="float" office:value="16.2500022678404" calcext:value-type="float">
            <text:p>16.2500022678404</text:p>
          </table:table-cell>
          <table:table-cell/>
          <table:table-cell table:formula="of:=LOG([.I65])" office:value-type="float" office:value="1.20411998265592" calcext:value-type="float">
            <text:p>1.20411998265592</text:p>
          </table:table-cell>
          <table:table-cell table:formula="of:=LOG([.J65])" office:value-type="float" office:value="4.89173811222769" calcext:value-type="float">
            <text:p>4.891738112227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32 <text:s text:c="8"/>102318 ns <text:s text:c="6"/>101883 ns <text:s text:c="8"/>7257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01883" calcext:value-type="float">
            <text:p>101883</text:p>
          </table:table-cell>
          <table:table-cell/>
          <table:table-cell table:formula="of:=LOG([.I66];2)" office:value-type="float" office:value="5" calcext:value-type="float">
            <text:p>5</text:p>
          </table:table-cell>
          <table:table-cell table:formula="of:=LOG([.J66];2)" office:value-type="float" office:value="16.6365538207222" calcext:value-type="float">
            <text:p>16.6365538207222</text:p>
          </table:table-cell>
          <table:table-cell/>
          <table:table-cell table:formula="of:=LOG([.I66])" office:value-type="float" office:value="1.50514997831991" calcext:value-type="float">
            <text:p>1.50514997831991</text:p>
          </table:table-cell>
          <table:table-cell table:formula="of:=LOG([.J66])" office:value-type="float" office:value="5.0081017245156" calcext:value-type="float">
            <text:p>5.00810172451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64 <text:s text:c="8"/>149003 ns <text:s text:c="6"/>148329 ns <text:s text:c="8"/>5206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48329" calcext:value-type="float">
            <text:p>148329</text:p>
          </table:table-cell>
          <table:table-cell/>
          <table:table-cell table:formula="of:=LOG([.I67];2)" office:value-type="float" office:value="6" calcext:value-type="float">
            <text:p>6</text:p>
          </table:table-cell>
          <table:table-cell table:formula="of:=LOG([.J67];2)" office:value-type="float" office:value="17.1784411630318" calcext:value-type="float">
            <text:p>17.1784411630318</text:p>
          </table:table-cell>
          <table:table-cell/>
          <table:table-cell table:formula="of:=LOG([.I67])" office:value-type="float" office:value="1.80617997398389" calcext:value-type="float">
            <text:p>1.80617997398389</text:p>
          </table:table-cell>
          <table:table-cell table:formula="of:=LOG([.J67])" office:value-type="float" office:value="5.17122606882142" calcext:value-type="float">
            <text:p>5.171226068821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28 <text:s text:c="7"/>351673 ns <text:s text:c="6"/>349902 ns <text:s text:c="8"/>2033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349902" calcext:value-type="float">
            <text:p>349902</text:p>
          </table:table-cell>
          <table:table-cell/>
          <table:table-cell table:formula="of:=LOG([.I68];2)" office:value-type="float" office:value="7" calcext:value-type="float">
            <text:p>7</text:p>
          </table:table-cell>
          <table:table-cell table:formula="of:=LOG([.J68];2)" office:value-type="float" office:value="18.4165913853188" calcext:value-type="float">
            <text:p>18.4165913853188</text:p>
          </table:table-cell>
          <table:table-cell/>
          <table:table-cell table:formula="of:=LOG([.I68])" office:value-type="float" office:value="2.10720996964787" calcext:value-type="float">
            <text:p>2.10720996964787</text:p>
          </table:table-cell>
          <table:table-cell table:formula="of:=LOG([.J68])" office:value-type="float" office:value="5.54394642486782" calcext:value-type="float">
            <text:p>5.543946424867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256 <text:s text:c="6"/>3191544 ns <text:s text:c="5"/>2930149 ns <text:s text:c="9"/>755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2930149" calcext:value-type="float">
            <text:p>2930149</text:p>
          </table:table-cell>
          <table:table-cell/>
          <table:table-cell table:formula="of:=LOG([.I69];2)" office:value-type="float" office:value="8" calcext:value-type="float">
            <text:p>8</text:p>
          </table:table-cell>
          <table:table-cell table:formula="of:=LOG([.J69];2)" office:value-type="float" office:value="21.4825425978268" calcext:value-type="float">
            <text:p>21.4825425978268</text:p>
          </table:table-cell>
          <table:table-cell/>
          <table:table-cell table:formula="of:=LOG([.I69])" office:value-type="float" office:value="2.40823996531185" calcext:value-type="float">
            <text:p>2.40823996531185</text:p>
          </table:table-cell>
          <table:table-cell table:formula="of:=LOG([.J69])" office:value-type="float" office:value="6.4668897050751" calcext:value-type="float">
            <text:p>6.46688970507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512 <text:s text:c="6"/>1406438 ns <text:s text:c="5"/>1391619 ns <text:s text:c="9"/>497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391619" calcext:value-type="float">
            <text:p>1391619</text:p>
          </table:table-cell>
          <table:table-cell/>
          <table:table-cell table:formula="of:=LOG([.I70];2)" office:value-type="float" office:value="9" calcext:value-type="float">
            <text:p>9</text:p>
          </table:table-cell>
          <table:table-cell table:formula="of:=LOG([.J70];2)" office:value-type="float" office:value="20.4083328508786" calcext:value-type="float">
            <text:p>20.4083328508786</text:p>
          </table:table-cell>
          <table:table-cell/>
          <table:table-cell table:formula="of:=LOG([.I70])" office:value-type="float" office:value="2.70926996097583" calcext:value-type="float">
            <text:p>2.70926996097583</text:p>
          </table:table-cell>
          <table:table-cell table:formula="of:=LOG([.J70])" office:value-type="float" office:value="6.14352034960906" calcext:value-type="float">
            <text:p>6.143520349609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024 <text:s text:c="5"/>1752440 ns <text:s text:c="5"/>1679365 ns <text:s text:c="9"/>411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1679365" calcext:value-type="float">
            <text:p>1679365</text:p>
          </table:table-cell>
          <table:table-cell/>
          <table:table-cell table:formula="of:=LOG([.I71];2)" office:value-type="float" office:value="10" calcext:value-type="float">
            <text:p>10</text:p>
          </table:table-cell>
          <table:table-cell table:formula="of:=LOG([.J71];2)" office:value-type="float" office:value="20.6794843948706" calcext:value-type="float">
            <text:p>20.6794843948706</text:p>
          </table:table-cell>
          <table:table-cell/>
          <table:table-cell table:formula="of:=LOG([.I71])" office:value-type="float" office:value="3.01029995663981" calcext:value-type="float">
            <text:p>3.01029995663981</text:p>
          </table:table-cell>
          <table:table-cell table:formula="of:=LOG([.J71])" office:value-type="float" office:value="6.22514509772127" calcext:value-type="float">
            <text:p>6.225145097721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2048 <text:s text:c="5"/>2131636 ns <text:s text:c="5"/>1747351 ns <text:s text:c="9"/>344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1747351" calcext:value-type="float">
            <text:p>1747351</text:p>
          </table:table-cell>
          <table:table-cell/>
          <table:table-cell table:formula="of:=LOG([.I72];2)" office:value-type="float" office:value="11" calcext:value-type="float">
            <text:p>11</text:p>
          </table:table-cell>
          <table:table-cell table:formula="of:=LOG([.J72];2)" office:value-type="float" office:value="20.7367380087727" calcext:value-type="float">
            <text:p>20.7367380087727</text:p>
          </table:table-cell>
          <table:table-cell/>
          <table:table-cell table:formula="of:=LOG([.I72])" office:value-type="float" office:value="3.31132995230379" calcext:value-type="float">
            <text:p>3.31132995230379</text:p>
          </table:table-cell>
          <table:table-cell table:formula="of:=LOG([.J72])" office:value-type="float" office:value="6.24238015286596" calcext:value-type="float">
            <text:p>6.242380152865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4096 <text:s text:c="4"/>19216325 ns <text:s text:c="4"/>17243372 ns <text:s text:c="10"/>42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7243372" calcext:value-type="float">
            <text:p>17243372</text:p>
          </table:table-cell>
          <table:table-cell/>
          <table:table-cell table:formula="of:=LOG([.I73];2)" office:value-type="float" office:value="12" calcext:value-type="float">
            <text:p>12</text:p>
          </table:table-cell>
          <table:table-cell table:formula="of:=LOG([.J73];2)" office:value-type="float" office:value="24.0395385901459" calcext:value-type="float">
            <text:p>24.0395385901459</text:p>
          </table:table-cell>
          <table:table-cell/>
          <table:table-cell table:formula="of:=LOG([.I73])" office:value-type="float" office:value="3.61235994796777" calcext:value-type="float">
            <text:p>3.61235994796777</text:p>
          </table:table-cell>
          <table:table-cell table:formula="of:=LOG([.J73])" office:value-type="float" office:value="7.23662219755571" calcext:value-type="float">
            <text:p>7.236622197555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8192 <text:s text:c="4"/>67215126 ns <text:s text:c="4"/>58426404 ns <text:s text:c="10"/>11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58426404" calcext:value-type="float">
            <text:p>58426404</text:p>
          </table:table-cell>
          <table:table-cell/>
          <table:table-cell table:formula="of:=LOG([.I74];2)" office:value-type="float" office:value="13" calcext:value-type="float">
            <text:p>13</text:p>
          </table:table-cell>
          <table:table-cell table:formula="of:=LOG([.J74];2)" office:value-type="float" office:value="25.8001171619317" calcext:value-type="float">
            <text:p>25.8001171619317</text:p>
          </table:table-cell>
          <table:table-cell/>
          <table:table-cell table:formula="of:=LOG([.I74])" office:value-type="float" office:value="3.91338994363175" calcext:value-type="float">
            <text:p>3.91338994363175</text:p>
          </table:table-cell>
          <table:table-cell table:formula="of:=LOG([.J74])" office:value-type="float" office:value="7.76660915738649" calcext:value-type="float">
            <text:p>7.766609157386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6384 <text:s text:c="2"/>255391185 ns <text:s text:c="3"/>227780007 ns <text:s text:c="11"/>3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227780007" calcext:value-type="float">
            <text:p>227780007</text:p>
          </table:table-cell>
          <table:table-cell/>
          <table:table-cell table:formula="of:=LOG([.I75];2)" office:value-type="float" office:value="14" calcext:value-type="float">
            <text:p>14</text:p>
          </table:table-cell>
          <table:table-cell table:formula="of:=LOG([.J75];2)" office:value-type="float" office:value="27.7630658816156" calcext:value-type="float">
            <text:p>27.7630658816156</text:p>
          </table:table-cell>
          <table:table-cell/>
          <table:table-cell table:formula="of:=LOG([.I75])" office:value-type="float" office:value="4.21441993929574" calcext:value-type="float">
            <text:p>4.21441993929574</text:p>
          </table:table-cell>
          <table:table-cell table:formula="of:=LOG([.J75])" office:value-type="float" office:value="8.35751560196158" calcext:value-type="float">
            <text:p>8.357515601961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32768 <text:s/>1422796339 ns <text:s text:c="3"/>656948751 ns <text:s text:c="11"/>1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office:value-type="float" office:value="656948751" calcext:value-type="float">
            <text:p>656948751</text:p>
          </table:table-cell>
          <table:table-cell/>
          <table:table-cell table:formula="of:=LOG([.I76];2)" office:value-type="float" office:value="15" calcext:value-type="float">
            <text:p>15</text:p>
          </table:table-cell>
          <table:table-cell table:formula="of:=LOG([.J76];2)" office:value-type="float" office:value="29.2912055884562" calcext:value-type="float">
            <text:p>29.2912055884562</text:p>
          </table:table-cell>
          <table:table-cell/>
          <table:table-cell table:formula="of:=LOG([.I76])" office:value-type="float" office:value="4.51544993495972" calcext:value-type="float">
            <text:p>4.51544993495972</text:p>
          </table:table-cell>
          <table:table-cell table:formula="of:=LOG([.J76])" office:value-type="float" office:value="8.81753149128577" calcext:value-type="float">
            <text:p>8.81753149128577</text:p>
          </table:table-cell>
          <table:table-cell table:number-columns-repeated="1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2023-10-18T17:50:13-04: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unning /home/acole32/exercises/build/./hw3/acole32/benchmark/hw3_cud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un on (40 X 2300 MHz CPU s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1 Data 32 KiB (x20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1 Instruction 32 KiB (x20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2 Unified 256 KiB (x20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3 Unified 25600 KiB (x2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ad Average: 0.16, 0.18, 0.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**WARNING*** Library was built as DEBUG. Timings may be affected.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-------------------------------------------------------------------------------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nchmark <text:s text:c="39"/>Time <text:s text:c="12"/>CPU <text:s text:c="2"/>Iterations</text:p>
          </table:table-cell>
          <table:table-cell table:number-columns-repeated="6"/>
          <table:table-cell office:value-type="string" calcext:value-type="string">
            <text:p>CUD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nch_gemv/f_gemv_single_thread/2 <text:s text:c="12"/>6906 ns <text:s text:c="8"/>6906 ns <text:s text:c="7"/>99784</text:p>
          </table:table-cell>
          <table:table-cell table:number-columns-repeated="6"/>
          <table:table-cell office:value-type="string" calcext:value-type="string">
            <text:p>CUDA_Single_Thread_Float</text:p>
          </table:table-cell>
          <table:table-cell office:value-type="float" office:value="2" calcext:value-type="float">
            <text:p>2</text:p>
          </table:table-cell>
          <table:table-cell office:value-type="float" office:value="6906" calcext:value-type="float">
            <text:p>6906</text:p>
          </table:table-cell>
          <table:table-cell/>
          <table:table-cell table:formula="of:=LOG([.I92];2)" office:value-type="float" office:value="1" calcext:value-type="float">
            <text:p>1</text:p>
          </table:table-cell>
          <table:table-cell table:formula="of:=LOG([.J92];2)" office:value-type="float" office:value="12.7536346188534" calcext:value-type="float">
            <text:p>12.7536346188534</text:p>
          </table:table-cell>
          <table:table-cell/>
          <table:table-cell table:formula="of:=LOG([.I92])" office:value-type="float" office:value="0.301029995663981" calcext:value-type="float">
            <text:p>0.301029995663981</text:p>
          </table:table-cell>
          <table:table-cell table:formula="of:=LOG([.J92])" office:value-type="float" office:value="3.83922657401344" calcext:value-type="float">
            <text:p>3.839226574013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4 <text:s text:c="12"/>7418 ns <text:s text:c="8"/>7417 ns <text:s text:c="7"/>9413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417" calcext:value-type="float">
            <text:p>7417</text:p>
          </table:table-cell>
          <table:table-cell/>
          <table:table-cell table:formula="of:=LOG([.I93];2)" office:value-type="float" office:value="2" calcext:value-type="float">
            <text:p>2</text:p>
          </table:table-cell>
          <table:table-cell table:formula="of:=LOG([.J93];2)" office:value-type="float" office:value="12.8566200536768" calcext:value-type="float">
            <text:p>12.8566200536768</text:p>
          </table:table-cell>
          <table:table-cell/>
          <table:table-cell table:formula="of:=LOG([.I93])" office:value-type="float" office:value="0.602059991327962" calcext:value-type="float">
            <text:p>0.602059991327962</text:p>
          </table:table-cell>
          <table:table-cell table:formula="of:=LOG([.J93])" office:value-type="float" office:value="3.87022827901179" calcext:value-type="float">
            <text:p>3.870228279011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8 <text:s text:c="11"/>10021 ns <text:s text:c="7"/>10021 ns <text:s text:c="7"/>6829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021" calcext:value-type="float">
            <text:p>10021</text:p>
          </table:table-cell>
          <table:table-cell/>
          <table:table-cell table:formula="of:=LOG([.I94];2)" office:value-type="float" office:value="3" calcext:value-type="float">
            <text:p>3</text:p>
          </table:table-cell>
          <table:table-cell table:formula="of:=LOG([.J94];2)" office:value-type="float" office:value="13.2907388624393" calcext:value-type="float">
            <text:p>13.2907388624393</text:p>
          </table:table-cell>
          <table:table-cell/>
          <table:table-cell table:formula="of:=LOG([.I94])" office:value-type="float" office:value="0.903089986991943" calcext:value-type="float">
            <text:p>0.903089986991943</text:p>
          </table:table-cell>
          <table:table-cell table:formula="of:=LOG([.J94])" office:value-type="float" office:value="4.00091106213122" calcext:value-type="float">
            <text:p>4.000911062131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16 <text:s text:c="10"/>20841 ns <text:s text:c="7"/>20841 ns <text:s text:c="7"/>3354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0841" calcext:value-type="float">
            <text:p>20841</text:p>
          </table:table-cell>
          <table:table-cell/>
          <table:table-cell table:formula="of:=LOG([.I95];2)" office:value-type="float" office:value="4" calcext:value-type="float">
            <text:p>4</text:p>
          </table:table-cell>
          <table:table-cell table:formula="of:=LOG([.J95];2)" office:value-type="float" office:value="14.3471368827143" calcext:value-type="float">
            <text:p>14.3471368827143</text:p>
          </table:table-cell>
          <table:table-cell/>
          <table:table-cell table:formula="of:=LOG([.I95])" office:value-type="float" office:value="1.20411998265592" calcext:value-type="float">
            <text:p>1.20411998265592</text:p>
          </table:table-cell>
          <table:table-cell table:formula="of:=LOG([.J95])" office:value-type="float" office:value="4.31891855359402" calcext:value-type="float">
            <text:p>4.318918553594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32 <text:s text:c="10"/>62920 ns <text:s text:c="7"/>62917 ns <text:s text:c="7"/>11212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2917" calcext:value-type="float">
            <text:p>62917</text:p>
          </table:table-cell>
          <table:table-cell/>
          <table:table-cell table:formula="of:=LOG([.I96];2)" office:value-type="float" office:value="5" calcext:value-type="float">
            <text:p>5</text:p>
          </table:table-cell>
          <table:table-cell table:formula="of:=LOG([.J96];2)" office:value-type="float" office:value="15.9411622615506" calcext:value-type="float">
            <text:p>15.9411622615506</text:p>
          </table:table-cell>
          <table:table-cell/>
          <table:table-cell table:formula="of:=LOG([.I96])" office:value-type="float" office:value="1.50514997831991" calcext:value-type="float">
            <text:p>1.50514997831991</text:p>
          </table:table-cell>
          <table:table-cell table:formula="of:=LOG([.J96])" office:value-type="float" office:value="4.79876800647339" calcext:value-type="float">
            <text:p>4.798768006473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64 <text:s text:c="9"/>228572 ns <text:s text:c="6"/>228561 ns <text:s text:c="8"/>3062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228561" calcext:value-type="float">
            <text:p>228561</text:p>
          </table:table-cell>
          <table:table-cell/>
          <table:table-cell table:formula="of:=LOG([.I97];2)" office:value-type="float" office:value="6" calcext:value-type="float">
            <text:p>6</text:p>
          </table:table-cell>
          <table:table-cell table:formula="of:=LOG([.J97];2)" office:value-type="float" office:value="17.8022197279163" calcext:value-type="float">
            <text:p>17.8022197279163</text:p>
          </table:table-cell>
          <table:table-cell/>
          <table:table-cell table:formula="of:=LOG([.I97])" office:value-type="float" office:value="1.80617997398389" calcext:value-type="float">
            <text:p>1.80617997398389</text:p>
          </table:table-cell>
          <table:table-cell table:formula="of:=LOG([.J97])" office:value-type="float" office:value="5.35900212750389" calcext:value-type="float">
            <text:p>5.359002127503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128 <text:s text:c="8"/>887267 ns <text:s text:c="6"/>887227 ns <text:s text:c="9"/>789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887227" calcext:value-type="float">
            <text:p>887227</text:p>
          </table:table-cell>
          <table:table-cell/>
          <table:table-cell table:formula="of:=LOG([.I98];2)" office:value-type="float" office:value="7" calcext:value-type="float">
            <text:p>7</text:p>
          </table:table-cell>
          <table:table-cell table:formula="of:=LOG([.J98];2)" office:value-type="float" office:value="19.7589437445503" calcext:value-type="float">
            <text:p>19.7589437445503</text:p>
          </table:table-cell>
          <table:table-cell/>
          <table:table-cell table:formula="of:=LOG([.I98])" office:value-type="float" office:value="2.10720996964787" calcext:value-type="float">
            <text:p>2.10720996964787</text:p>
          </table:table-cell>
          <table:table-cell table:formula="of:=LOG([.J98])" office:value-type="float" office:value="5.94803474974682" calcext:value-type="float">
            <text:p>5.948034749746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256 <text:s text:c="7"/>3517742 ns <text:s text:c="5"/>3517583 ns <text:s text:c="9"/>199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3517583" calcext:value-type="float">
            <text:p>3517583</text:p>
          </table:table-cell>
          <table:table-cell/>
          <table:table-cell table:formula="of:=LOG([.I99];2)" office:value-type="float" office:value="8" calcext:value-type="float">
            <text:p>8</text:p>
          </table:table-cell>
          <table:table-cell table:formula="of:=LOG([.J99];2)" office:value-type="float" office:value="21.7461530346554" calcext:value-type="float">
            <text:p>21.7461530346554</text:p>
          </table:table-cell>
          <table:table-cell/>
          <table:table-cell table:formula="of:=LOG([.I99])" office:value-type="float" office:value="2.40823996531185" calcext:value-type="float">
            <text:p>2.40823996531185</text:p>
          </table:table-cell>
          <table:table-cell table:formula="of:=LOG([.J99])" office:value-type="float" office:value="6.54624435373058" calcext:value-type="float">
            <text:p>6.546244353730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512 <text:s text:c="6"/>14017182 ns <text:s text:c="4"/>14016550 ns <text:s text:c="10"/>50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4016550" calcext:value-type="float">
            <text:p>14016550</text:p>
          </table:table-cell>
          <table:table-cell/>
          <table:table-cell table:formula="of:=LOG([.I100];2)" office:value-type="float" office:value="9" calcext:value-type="float">
            <text:p>9</text:p>
          </table:table-cell>
          <table:table-cell table:formula="of:=LOG([.J100];2)" office:value-type="float" office:value="23.7406279557576" calcext:value-type="float">
            <text:p>23.7406279557576</text:p>
          </table:table-cell>
          <table:table-cell/>
          <table:table-cell table:formula="of:=LOG([.I100])" office:value-type="float" office:value="2.70926996097583" calcext:value-type="float">
            <text:p>2.70926996097583</text:p>
          </table:table-cell>
          <table:table-cell table:formula="of:=LOG([.J100])" office:value-type="float" office:value="7.1466411305819" calcext:value-type="float">
            <text:p>7.14664113058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1024 <text:s text:c="5"/>56000007 ns <text:s text:c="4"/>55997473 ns <text:s text:c="10"/>13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55997473" calcext:value-type="float">
            <text:p>55997473</text:p>
          </table:table-cell>
          <table:table-cell/>
          <table:table-cell table:formula="of:=LOG([.I101];2)" office:value-type="float" office:value="10" calcext:value-type="float">
            <text:p>10</text:p>
          </table:table-cell>
          <table:table-cell table:formula="of:=LOG([.J101];2)" office:value-type="float" office:value="25.7388583882992" calcext:value-type="float">
            <text:p>25.7388583882992</text:p>
          </table:table-cell>
          <table:table-cell/>
          <table:table-cell table:formula="of:=LOG([.I101])" office:value-type="float" office:value="3.01029995663981" calcext:value-type="float">
            <text:p>3.01029995663981</text:p>
          </table:table-cell>
          <table:table-cell table:formula="of:=LOG([.J101])" office:value-type="float" office:value="7.74816842902552" calcext:value-type="float">
            <text:p>7.748168429025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2048 <text:s text:c="4"/>261538304 ns <text:s text:c="3"/>261526486 ns <text:s text:c="11"/>3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261526486" calcext:value-type="float">
            <text:p>261526486</text:p>
          </table:table-cell>
          <table:table-cell/>
          <table:table-cell table:formula="of:=LOG([.I102];2)" office:value-type="float" office:value="11" calcext:value-type="float">
            <text:p>11</text:p>
          </table:table-cell>
          <table:table-cell table:formula="of:=LOG([.J102];2)" office:value-type="float" office:value="27.9623818213871" calcext:value-type="float">
            <text:p>27.9623818213871</text:p>
          </table:table-cell>
          <table:table-cell/>
          <table:table-cell table:formula="of:=LOG([.I102])" office:value-type="float" office:value="3.31132995230379" calcext:value-type="float">
            <text:p>3.31132995230379</text:p>
          </table:table-cell>
          <table:table-cell table:formula="of:=LOG([.J102])" office:value-type="float" office:value="8.41751567844674" calcext:value-type="float">
            <text:p>8.417515678446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4096 <text:s text:c="3"/>1045885630 ns <text:s text:c="2"/>1045832846 ns <text:s text:c="11"/>1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045832846" calcext:value-type="float">
            <text:p>1045832846</text:p>
          </table:table-cell>
          <table:table-cell/>
          <table:table-cell table:formula="of:=LOG([.I103];2)" office:value-type="float" office:value="12" calcext:value-type="float">
            <text:p>12</text:p>
          </table:table-cell>
          <table:table-cell table:formula="of:=LOG([.J103];2)" office:value-type="float" office:value="29.962005140067" calcext:value-type="float">
            <text:p>29.962005140067</text:p>
          </table:table-cell>
          <table:table-cell/>
          <table:table-cell table:formula="of:=LOG([.I103])" office:value-type="float" office:value="3.61235994796777" calcext:value-type="float">
            <text:p>3.61235994796777</text:p>
          </table:table-cell>
          <table:table-cell table:formula="of:=LOG([.J103])" office:value-type="float" office:value="9.01946227739854" calcext:value-type="float">
            <text:p>9.019462277398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8192 <text:s text:c="3"/>4183258401 ns <text:s text:c="2"/>4183064996 ns <text:s text:c="11"/>1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4183064996" calcext:value-type="float">
            <text:p>4183064996</text:p>
          </table:table-cell>
          <table:table-cell/>
          <table:table-cell table:formula="of:=LOG([.I104];2)" office:value-type="float" office:value="13" calcext:value-type="float">
            <text:p>13</text:p>
          </table:table-cell>
          <table:table-cell table:formula="of:=LOG([.J104];2)" office:value-type="float" office:value="31.9619132685779" calcext:value-type="float">
            <text:p>31.9619132685779</text:p>
          </table:table-cell>
          <table:table-cell/>
          <table:table-cell table:formula="of:=LOG([.I104])" office:value-type="float" office:value="3.91338994363175" calcext:value-type="float">
            <text:p>3.91338994363175</text:p>
          </table:table-cell>
          <table:table-cell table:formula="of:=LOG([.J104])" office:value-type="float" office:value="9.62149461265255" calcext:value-type="float">
            <text:p>9.621494612652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16384 <text:s text:c="2"/>1.6751e+10 ns <text:s text:c="2"/>1.6750e+10 ns <text:s text:c="11"/>1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table:style-name="ce1" office:value-type="float" office:value="16750000000" calcext:value-type="float">
            <text:p>1.68E+10</text:p>
          </table:table-cell>
          <table:table-cell/>
          <table:table-cell table:formula="of:=LOG([.I105];2)" office:value-type="float" office:value="14" calcext:value-type="float">
            <text:p>14</text:p>
          </table:table-cell>
          <table:table-cell table:formula="of:=LOG([.J105];2)" office:value-type="float" office:value="33.963442044444" calcext:value-type="float">
            <text:p>33.963442044444</text:p>
          </table:table-cell>
          <table:table-cell/>
          <table:table-cell table:formula="of:=LOG([.I105])" office:value-type="float" office:value="4.21441993929574" calcext:value-type="float">
            <text:p>4.21441993929574</text:p>
          </table:table-cell>
          <table:table-cell table:formula="of:=LOG([.J105])" office:value-type="float" office:value="10.2240148113729" calcext:value-type="float">
            <text:p>10.22401481137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ingle_thread/32768 <text:s text:c="2"/>6.7136e+10 ns <text:s text:c="2"/>6.7133e+10 ns <text:s text:c="11"/>1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table:style-name="ce1" office:value-type="float" office:value="67133000000" calcext:value-type="float">
            <text:p>6.71E+10</text:p>
          </table:table-cell>
          <table:table-cell/>
          <table:table-cell table:formula="of:=LOG([.I106];2)" office:value-type="float" office:value="15" calcext:value-type="float">
            <text:p>15</text:p>
          </table:table-cell>
          <table:table-cell table:formula="of:=LOG([.J106];2)" office:value-type="float" office:value="35.9663030630349" calcext:value-type="float">
            <text:p>35.9663030630349</text:p>
          </table:table-cell>
          <table:table-cell/>
          <table:table-cell table:formula="of:=LOG([.I106])" office:value-type="float" office:value="4.51544993495972" calcext:value-type="float">
            <text:p>4.51544993495972</text:p>
          </table:table-cell>
          <table:table-cell table:formula="of:=LOG([.J106])" office:value-type="float" office:value="10.8269360551148" calcext:value-type="float">
            <text:p>10.82693605511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2 <text:s text:c="12"/>6774 ns <text:s text:c="8"/>6773 ns <text:s text:c="6"/>102336</text:p>
          </table:table-cell>
          <table:table-cell table:number-columns-repeated="6"/>
          <table:table-cell office:value-type="string" calcext:value-type="string">
            <text:p>CUDA_Single_Thread_Double</text:p>
          </table:table-cell>
          <table:table-cell office:value-type="float" office:value="2" calcext:value-type="float">
            <text:p>2</text:p>
          </table:table-cell>
          <table:table-cell office:value-type="float" office:value="6773" calcext:value-type="float">
            <text:p>6773</text:p>
          </table:table-cell>
          <table:table-cell/>
          <table:table-cell table:formula="of:=LOG([.I107];2)" office:value-type="float" office:value="1" calcext:value-type="float">
            <text:p>1</text:p>
          </table:table-cell>
          <table:table-cell table:formula="of:=LOG([.J107];2)" office:value-type="float" office:value="12.7255792804196" calcext:value-type="float">
            <text:p>12.7255792804196</text:p>
          </table:table-cell>
          <table:table-cell/>
          <table:table-cell table:formula="of:=LOG([.I107])" office:value-type="float" office:value="0.301029995663981" calcext:value-type="float">
            <text:p>0.301029995663981</text:p>
          </table:table-cell>
          <table:table-cell table:formula="of:=LOG([.J107])" office:value-type="float" office:value="3.83078107560636" calcext:value-type="float">
            <text:p>3.83078107560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4 <text:s text:c="12"/>7667 ns <text:s text:c="8"/>7666 ns <text:s text:c="7"/>9159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666" calcext:value-type="float">
            <text:p>7666</text:p>
          </table:table-cell>
          <table:table-cell/>
          <table:table-cell table:formula="of:=LOG([.I108];2)" office:value-type="float" office:value="2" calcext:value-type="float">
            <text:p>2</text:p>
          </table:table-cell>
          <table:table-cell table:formula="of:=LOG([.J108];2)" office:value-type="float" office:value="12.9042582828005" calcext:value-type="float">
            <text:p>12.9042582828005</text:p>
          </table:table-cell>
          <table:table-cell/>
          <table:table-cell table:formula="of:=LOG([.I108])" office:value-type="float" office:value="0.602059991327962" calcext:value-type="float">
            <text:p>0.602059991327962</text:p>
          </table:table-cell>
          <table:table-cell table:formula="of:=LOG([.J108])" office:value-type="float" office:value="3.88456881491833" calcext:value-type="float">
            <text:p>3.884568814918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8 <text:s text:c="11"/>11290 ns <text:s text:c="7"/>11290 ns <text:s text:c="7"/>6205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1290" calcext:value-type="float">
            <text:p>11290</text:p>
          </table:table-cell>
          <table:table-cell/>
          <table:table-cell table:formula="of:=LOG([.I109];2)" office:value-type="float" office:value="3" calcext:value-type="float">
            <text:p>3</text:p>
          </table:table-cell>
          <table:table-cell table:formula="of:=LOG([.J109];2)" office:value-type="float" office:value="13.4627578656604" calcext:value-type="float">
            <text:p>13.4627578656604</text:p>
          </table:table-cell>
          <table:table-cell/>
          <table:table-cell table:formula="of:=LOG([.I109])" office:value-type="float" office:value="0.903089986991943" calcext:value-type="float">
            <text:p>0.903089986991943</text:p>
          </table:table-cell>
          <table:table-cell table:formula="of:=LOG([.J109])" office:value-type="float" office:value="4.05269394192497" calcext:value-type="float">
            <text:p>4.052693941924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16 <text:s text:c="10"/>25204 ns <text:s text:c="7"/>25203 ns <text:s text:c="7"/>2784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5203" calcext:value-type="float">
            <text:p>25203</text:p>
          </table:table-cell>
          <table:table-cell/>
          <table:table-cell table:formula="of:=LOG([.I110];2)" office:value-type="float" office:value="4" calcext:value-type="float">
            <text:p>4</text:p>
          </table:table-cell>
          <table:table-cell table:formula="of:=LOG([.J110];2)" office:value-type="float" office:value="14.6213078524619" calcext:value-type="float">
            <text:p>14.6213078524619</text:p>
          </table:table-cell>
          <table:table-cell/>
          <table:table-cell table:formula="of:=LOG([.I110])" office:value-type="float" office:value="1.20411998265592" calcext:value-type="float">
            <text:p>1.20411998265592</text:p>
          </table:table-cell>
          <table:table-cell table:formula="of:=LOG([.J110])" office:value-type="float" office:value="4.40145223942834" calcext:value-type="float">
            <text:p>4.401452239428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32 <text:s text:c="10"/>80391 ns <text:s text:c="7"/>80387 ns <text:s text:c="8"/>877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80387" calcext:value-type="float">
            <text:p>80387</text:p>
          </table:table-cell>
          <table:table-cell/>
          <table:table-cell table:formula="of:=LOG([.I111];2)" office:value-type="float" office:value="5" calcext:value-type="float">
            <text:p>5</text:p>
          </table:table-cell>
          <table:table-cell table:formula="of:=LOG([.J111];2)" office:value-type="float" office:value="16.2946745905064" calcext:value-type="float">
            <text:p>16.2946745905064</text:p>
          </table:table-cell>
          <table:table-cell/>
          <table:table-cell table:formula="of:=LOG([.I111])" office:value-type="float" office:value="1.50514997831991" calcext:value-type="float">
            <text:p>1.50514997831991</text:p>
          </table:table-cell>
          <table:table-cell table:formula="of:=LOG([.J111])" office:value-type="float" office:value="4.90518582132612" calcext:value-type="float">
            <text:p>4.90518582132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64 <text:s text:c="9"/>297705 ns <text:s text:c="6"/>297691 ns <text:s text:c="8"/>2352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297691" calcext:value-type="float">
            <text:p>297691</text:p>
          </table:table-cell>
          <table:table-cell/>
          <table:table-cell table:formula="of:=LOG([.I112];2)" office:value-type="float" office:value="6" calcext:value-type="float">
            <text:p>6</text:p>
          </table:table-cell>
          <table:table-cell table:formula="of:=LOG([.J112];2)" office:value-type="float" office:value="18.1834560801188" calcext:value-type="float">
            <text:p>18.1834560801188</text:p>
          </table:table-cell>
          <table:table-cell/>
          <table:table-cell table:formula="of:=LOG([.I112])" office:value-type="float" office:value="1.80617997398389" calcext:value-type="float">
            <text:p>1.80617997398389</text:p>
          </table:table-cell>
          <table:table-cell table:formula="of:=LOG([.J112])" office:value-type="float" office:value="5.47376570495435" calcext:value-type="float">
            <text:p>5.473765704954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128 <text:s text:c="7"/>1165628 ns <text:s text:c="5"/>1165575 ns <text:s text:c="9"/>600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1165575" calcext:value-type="float">
            <text:p>1165575</text:p>
          </table:table-cell>
          <table:table-cell/>
          <table:table-cell table:formula="of:=LOG([.I113];2)" office:value-type="float" office:value="7" calcext:value-type="float">
            <text:p>7</text:p>
          </table:table-cell>
          <table:table-cell table:formula="of:=LOG([.J113];2)" office:value-type="float" office:value="20.1526104083227" calcext:value-type="float">
            <text:p>20.1526104083227</text:p>
          </table:table-cell>
          <table:table-cell/>
          <table:table-cell table:formula="of:=LOG([.I113])" office:value-type="float" office:value="2.10720996964787" calcext:value-type="float">
            <text:p>2.10720996964787</text:p>
          </table:table-cell>
          <table:table-cell table:formula="of:=LOG([.J113])" office:value-type="float" office:value="6.0665402238353" calcext:value-type="float">
            <text:p>6.06654022383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256 <text:s text:c="7"/>4626061 ns <text:s text:c="5"/>4625853 ns <text:s text:c="9"/>151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4625853" calcext:value-type="float">
            <text:p>4625853</text:p>
          </table:table-cell>
          <table:table-cell/>
          <table:table-cell table:formula="of:=LOG([.I114];2)" office:value-type="float" office:value="8" calcext:value-type="float">
            <text:p>8</text:p>
          </table:table-cell>
          <table:table-cell table:formula="of:=LOG([.J114];2)" office:value-type="float" office:value="22.1412879901749" calcext:value-type="float">
            <text:p>22.1412879901749</text:p>
          </table:table-cell>
          <table:table-cell/>
          <table:table-cell table:formula="of:=LOG([.I114])" office:value-type="float" office:value="2.40823996531185" calcext:value-type="float">
            <text:p>2.40823996531185</text:p>
          </table:table-cell>
          <table:table-cell table:formula="of:=LOG([.J114])" office:value-type="float" office:value="6.66519182767732" calcext:value-type="float">
            <text:p>6.665191827677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512 <text:s text:c="6"/>18457887 ns <text:s text:c="4"/>18457057 ns <text:s text:c="10"/>38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8457057" calcext:value-type="float">
            <text:p>18457057</text:p>
          </table:table-cell>
          <table:table-cell/>
          <table:table-cell table:formula="of:=LOG([.I115];2)" office:value-type="float" office:value="9" calcext:value-type="float">
            <text:p>9</text:p>
          </table:table-cell>
          <table:table-cell table:formula="of:=LOG([.J115];2)" office:value-type="float" office:value="24.137669196069" calcext:value-type="float">
            <text:p>24.137669196069</text:p>
          </table:table-cell>
          <table:table-cell/>
          <table:table-cell table:formula="of:=LOG([.I115])" office:value-type="float" office:value="2.70926996097583" calcext:value-type="float">
            <text:p>2.70926996097583</text:p>
          </table:table-cell>
          <table:table-cell table:formula="of:=LOG([.J115])" office:value-type="float" office:value="7.26616245343126" calcext:value-type="float">
            <text:p>7.266162453431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1024 <text:s text:c="5"/>93165552 ns <text:s text:c="4"/>93161365 ns <text:s text:c="11"/>8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93161365" calcext:value-type="float">
            <text:p>93161365</text:p>
          </table:table-cell>
          <table:table-cell/>
          <table:table-cell table:formula="of:=LOG([.I116];2)" office:value-type="float" office:value="10" calcext:value-type="float">
            <text:p>10</text:p>
          </table:table-cell>
          <table:table-cell table:formula="of:=LOG([.J116];2)" office:value-type="float" office:value="26.473228442278" calcext:value-type="float">
            <text:p>26.473228442278</text:p>
          </table:table-cell>
          <table:table-cell/>
          <table:table-cell table:formula="of:=LOG([.I116])" office:value-type="float" office:value="3.01029995663981" calcext:value-type="float">
            <text:p>3.01029995663981</text:p>
          </table:table-cell>
          <table:table-cell table:formula="of:=LOG([.J116])" office:value-type="float" office:value="7.96923584319052" calcext:value-type="float">
            <text:p>7.969235843190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2048 <text:s text:c="4"/>372543790 ns <text:s text:c="3"/>372527012 ns <text:s text:c="11"/>2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372527012" calcext:value-type="float">
            <text:p>372527012</text:p>
          </table:table-cell>
          <table:table-cell/>
          <table:table-cell table:formula="of:=LOG([.I117];2)" office:value-type="float" office:value="11" calcext:value-type="float">
            <text:p>11</text:p>
          </table:table-cell>
          <table:table-cell table:formula="of:=LOG([.J117];2)" office:value-type="float" office:value="28.4727697985409" calcext:value-type="float">
            <text:p>28.4727697985409</text:p>
          </table:table-cell>
          <table:table-cell/>
          <table:table-cell table:formula="of:=LOG([.I117])" office:value-type="float" office:value="3.31132995230379" calcext:value-type="float">
            <text:p>3.31132995230379</text:p>
          </table:table-cell>
          <table:table-cell table:formula="of:=LOG([.J117])" office:value-type="float" office:value="8.57115776899631" calcext:value-type="float">
            <text:p>8.571157768996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4096 <text:s text:c="3"/>1489822803 ns <text:s text:c="2"/>1489750726 ns <text:s text:c="11"/>1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489750726" calcext:value-type="float">
            <text:p>1489750726</text:p>
          </table:table-cell>
          <table:table-cell/>
          <table:table-cell table:formula="of:=LOG([.I118];2)" office:value-type="float" office:value="12" calcext:value-type="float">
            <text:p>12</text:p>
          </table:table-cell>
          <table:table-cell table:formula="of:=LOG([.J118];2)" office:value-type="float" office:value="30.4724238045063" calcext:value-type="float">
            <text:p>30.4724238045063</text:p>
          </table:table-cell>
          <table:table-cell/>
          <table:table-cell table:formula="of:=LOG([.I118])" office:value-type="float" office:value="3.61235994796777" calcext:value-type="float">
            <text:p>3.61235994796777</text:p>
          </table:table-cell>
          <table:table-cell table:formula="of:=LOG([.J118])" office:value-type="float" office:value="9.17311360574154" calcext:value-type="float">
            <text:p>9.173113605741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8192 <text:s text:c="3"/>5963336905 ns <text:s text:c="2"/>5963064549 ns <text:s text:c="11"/>1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5963064549" calcext:value-type="float">
            <text:p>5963064549</text:p>
          </table:table-cell>
          <table:table-cell/>
          <table:table-cell table:formula="of:=LOG([.I119];2)" office:value-type="float" office:value="13" calcext:value-type="float">
            <text:p>13</text:p>
          </table:table-cell>
          <table:table-cell table:formula="of:=LOG([.J119];2)" office:value-type="float" office:value="32.4734068077227" calcext:value-type="float">
            <text:p>32.4734068077227</text:p>
          </table:table-cell>
          <table:table-cell/>
          <table:table-cell table:formula="of:=LOG([.I119])" office:value-type="float" office:value="3.91338994363175" calcext:value-type="float">
            <text:p>3.91338994363175</text:p>
          </table:table-cell>
          <table:table-cell table:formula="of:=LOG([.J119])" office:value-type="float" office:value="9.77546951052346" calcext:value-type="float">
            <text:p>9.775469510523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16384 <text:s text:c="2"/>2.3890e+10 ns <text:s text:c="2"/>2.3888e+10 ns <text:s text:c="11"/>1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table:style-name="ce1" office:value-type="float" office:value="23888000000" calcext:value-type="float">
            <text:p>2.39E+10</text:p>
          </table:table-cell>
          <table:table-cell/>
          <table:table-cell table:formula="of:=LOG([.I120];2)" office:value-type="float" office:value="14" calcext:value-type="float">
            <text:p>14</text:p>
          </table:table-cell>
          <table:table-cell table:formula="of:=LOG([.J120];2)" office:value-type="float" office:value="34.4755670194587" calcext:value-type="float">
            <text:p>34.4755670194587</text:p>
          </table:table-cell>
          <table:table-cell/>
          <table:table-cell table:formula="of:=LOG([.I120])" office:value-type="float" office:value="4.21441993929574" calcext:value-type="float">
            <text:p>4.21441993929574</text:p>
          </table:table-cell>
          <table:table-cell table:formula="of:=LOG([.J120])" office:value-type="float" office:value="10.378179790381" calcext:value-type="float">
            <text:p>10.3781797903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ingle_thread/32768 <text:s text:c="2"/>9.5556e+10 ns <text:s text:c="2"/>9.5549e+10 ns <text:s text:c="11"/>1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table:style-name="ce1" office:value-type="float" office:value="95549000000" calcext:value-type="float">
            <text:p>9.55E+10</text:p>
          </table:table-cell>
          <table:table-cell/>
          <table:table-cell table:formula="of:=LOG([.I121];2)" office:value-type="float" office:value="15" calcext:value-type="float">
            <text:p>15</text:p>
          </table:table-cell>
          <table:table-cell table:formula="of:=LOG([.J121];2)" office:value-type="float" office:value="36.4755217231481" calcext:value-type="float">
            <text:p>36.4755217231481</text:p>
          </table:table-cell>
          <table:table-cell/>
          <table:table-cell table:formula="of:=LOG([.I121])" office:value-type="float" office:value="4.51544993495972" calcext:value-type="float">
            <text:p>4.51544993495972</text:p>
          </table:table-cell>
          <table:table-cell table:formula="of:=LOG([.J121])" office:value-type="float" office:value="10.9802261461607" calcext:value-type="float">
            <text:p>10.98022614616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2 <text:s text:c="13"/>6553 ns <text:s text:c="8"/>6553 ns <text:s text:c="6"/>106989</text:p>
          </table:table-cell>
          <table:table-cell table:number-columns-repeated="6"/>
          <table:table-cell office:value-type="string" calcext:value-type="string">
            <text:p>CUDA_Parallel_Float</text:p>
          </table:table-cell>
          <table:table-cell office:value-type="float" office:value="2" calcext:value-type="float">
            <text:p>2</text:p>
          </table:table-cell>
          <table:table-cell office:value-type="float" office:value="6553" calcext:value-type="float">
            <text:p>6553</text:p>
          </table:table-cell>
          <table:table-cell/>
          <table:table-cell table:formula="of:=LOG([.I122];2)" office:value-type="float" office:value="1" calcext:value-type="float">
            <text:p>1</text:p>
          </table:table-cell>
          <table:table-cell table:formula="of:=LOG([.J122];2)" office:value-type="float" office:value="12.6779398163901" calcext:value-type="float">
            <text:p>12.6779398163901</text:p>
          </table:table-cell>
          <table:table-cell/>
          <table:table-cell table:formula="of:=LOG([.I122])" office:value-type="float" office:value="0.301029995663981" calcext:value-type="float">
            <text:p>0.301029995663981</text:p>
          </table:table-cell>
          <table:table-cell table:formula="of:=LOG([.J122])" office:value-type="float" office:value="3.81644016795614" calcext:value-type="float">
            <text:p>3.816440167956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4 <text:s text:c="13"/>6577 ns <text:s text:c="8"/>6577 ns <text:s text:c="6"/>10687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577" calcext:value-type="float">
            <text:p>6577</text:p>
          </table:table-cell>
          <table:table-cell/>
          <table:table-cell table:formula="of:=LOG([.I123];2)" office:value-type="float" office:value="2" calcext:value-type="float">
            <text:p>2</text:p>
          </table:table-cell>
          <table:table-cell table:formula="of:=LOG([.J123];2)" office:value-type="float" office:value="12.6832139549344" calcext:value-type="float">
            <text:p>12.6832139549344</text:p>
          </table:table-cell>
          <table:table-cell/>
          <table:table-cell table:formula="of:=LOG([.I123])" office:value-type="float" office:value="0.602059991327962" calcext:value-type="float">
            <text:p>0.602059991327962</text:p>
          </table:table-cell>
          <table:table-cell table:formula="of:=LOG([.J123])" office:value-type="float" office:value="3.81802784185926" calcext:value-type="float">
            <text:p>3.818027841859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8 <text:s text:c="13"/>6774 ns <text:s text:c="8"/>6773 ns <text:s text:c="6"/>10317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773" calcext:value-type="float">
            <text:p>6773</text:p>
          </table:table-cell>
          <table:table-cell/>
          <table:table-cell table:formula="of:=LOG([.I124];2)" office:value-type="float" office:value="3" calcext:value-type="float">
            <text:p>3</text:p>
          </table:table-cell>
          <table:table-cell table:formula="of:=LOG([.J124];2)" office:value-type="float" office:value="12.7255792804196" calcext:value-type="float">
            <text:p>12.7255792804196</text:p>
          </table:table-cell>
          <table:table-cell/>
          <table:table-cell table:formula="of:=LOG([.I124])" office:value-type="float" office:value="0.903089986991943" calcext:value-type="float">
            <text:p>0.903089986991943</text:p>
          </table:table-cell>
          <table:table-cell table:formula="of:=LOG([.J124])" office:value-type="float" office:value="3.83078107560636" calcext:value-type="float">
            <text:p>3.83078107560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6 <text:s text:c="12"/>7288 ns <text:s text:c="8"/>7288 ns <text:s text:c="7"/>9586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288" calcext:value-type="float">
            <text:p>7288</text:p>
          </table:table-cell>
          <table:table-cell/>
          <table:table-cell table:formula="of:=LOG([.I125];2)" office:value-type="float" office:value="4" calcext:value-type="float">
            <text:p>4</text:p>
          </table:table-cell>
          <table:table-cell table:formula="of:=LOG([.J125];2)" office:value-type="float" office:value="12.8313072438021" calcext:value-type="float">
            <text:p>12.8313072438021</text:p>
          </table:table-cell>
          <table:table-cell/>
          <table:table-cell table:formula="of:=LOG([.I125])" office:value-type="float" office:value="1.20411998265592" calcext:value-type="float">
            <text:p>1.20411998265592</text:p>
          </table:table-cell>
          <table:table-cell table:formula="of:=LOG([.J125])" office:value-type="float" office:value="3.86260836396494" calcext:value-type="float">
            <text:p>3.862608363964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32 <text:s text:c="12"/>8827 ns <text:s text:c="8"/>8827 ns <text:s text:c="7"/>7975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8827" calcext:value-type="float">
            <text:p>8827</text:p>
          </table:table-cell>
          <table:table-cell/>
          <table:table-cell table:formula="of:=LOG([.I126];2)" office:value-type="float" office:value="5" calcext:value-type="float">
            <text:p>5</text:p>
          </table:table-cell>
          <table:table-cell table:formula="of:=LOG([.J126];2)" office:value-type="float" office:value="13.1077074823858" calcext:value-type="float">
            <text:p>13.1077074823858</text:p>
          </table:table-cell>
          <table:table-cell/>
          <table:table-cell table:formula="of:=LOG([.I126])" office:value-type="float" office:value="1.50514997831991" calcext:value-type="float">
            <text:p>1.50514997831991</text:p>
          </table:table-cell>
          <table:table-cell table:formula="of:=LOG([.J126])" office:value-type="float" office:value="3.94581312658734" calcext:value-type="float">
            <text:p>3.945813126587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64 <text:s text:c="11"/>11400 ns <text:s text:c="7"/>11400 ns <text:s text:c="7"/>61485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1400" calcext:value-type="float">
            <text:p>11400</text:p>
          </table:table-cell>
          <table:table-cell/>
          <table:table-cell table:formula="of:=LOG([.I127];2)" office:value-type="float" office:value="6" calcext:value-type="float">
            <text:p>6</text:p>
          </table:table-cell>
          <table:table-cell table:formula="of:=LOG([.J127];2)" office:value-type="float" office:value="13.4767462039395" calcext:value-type="float">
            <text:p>13.4767462039395</text:p>
          </table:table-cell>
          <table:table-cell/>
          <table:table-cell table:formula="of:=LOG([.I127])" office:value-type="float" office:value="1.80617997398389" calcext:value-type="float">
            <text:p>1.80617997398389</text:p>
          </table:table-cell>
          <table:table-cell table:formula="of:=LOG([.J127])" office:value-type="float" office:value="4.05690485133647" calcext:value-type="float">
            <text:p>4.056904851336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28 <text:s text:c="10"/>21409 ns <text:s text:c="7"/>21408 ns <text:s text:c="7"/>32848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21408" calcext:value-type="float">
            <text:p>21408</text:p>
          </table:table-cell>
          <table:table-cell/>
          <table:table-cell table:formula="of:=LOG([.I128];2)" office:value-type="float" office:value="7" calcext:value-type="float">
            <text:p>7</text:p>
          </table:table-cell>
          <table:table-cell table:formula="of:=LOG([.J128];2)" office:value-type="float" office:value="14.3858624006415" calcext:value-type="float">
            <text:p>14.3858624006415</text:p>
          </table:table-cell>
          <table:table-cell/>
          <table:table-cell table:formula="of:=LOG([.I128])" office:value-type="float" office:value="2.10720996964787" calcext:value-type="float">
            <text:p>2.10720996964787</text:p>
          </table:table-cell>
          <table:table-cell table:formula="of:=LOG([.J128])" office:value-type="float" office:value="4.33057609608773" calcext:value-type="float">
            <text:p>4.330576096087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256 <text:s text:c="10"/>64534 ns <text:s text:c="7"/>64531 ns <text:s text:c="7"/>10849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64531" calcext:value-type="float">
            <text:p>64531</text:p>
          </table:table-cell>
          <table:table-cell/>
          <table:table-cell table:formula="of:=LOG([.I129];2)" office:value-type="float" office:value="8" calcext:value-type="float">
            <text:p>8</text:p>
          </table:table-cell>
          <table:table-cell table:formula="of:=LOG([.J129];2)" office:value-type="float" office:value="15.9777047618247" calcext:value-type="float">
            <text:p>15.9777047618247</text:p>
          </table:table-cell>
          <table:table-cell/>
          <table:table-cell table:formula="of:=LOG([.I129])" office:value-type="float" office:value="2.40823996531185" calcext:value-type="float">
            <text:p>2.40823996531185</text:p>
          </table:table-cell>
          <table:table-cell table:formula="of:=LOG([.J129])" office:value-type="float" office:value="4.80976839517247" calcext:value-type="float">
            <text:p>4.809768395172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512 <text:s text:c="9"/>226900 ns <text:s text:c="6"/>226889 ns <text:s text:c="8"/>3085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226889" calcext:value-type="float">
            <text:p>226889</text:p>
          </table:table-cell>
          <table:table-cell/>
          <table:table-cell table:formula="of:=LOG([.I130];2)" office:value-type="float" office:value="9" calcext:value-type="float">
            <text:p>9</text:p>
          </table:table-cell>
          <table:table-cell table:formula="of:=LOG([.J130];2)" office:value-type="float" office:value="17.7916271406082" calcext:value-type="float">
            <text:p>17.7916271406082</text:p>
          </table:table-cell>
          <table:table-cell/>
          <table:table-cell table:formula="of:=LOG([.I130])" office:value-type="float" office:value="2.70926996097583" calcext:value-type="float">
            <text:p>2.70926996097583</text:p>
          </table:table-cell>
          <table:table-cell table:formula="of:=LOG([.J130])" office:value-type="float" office:value="5.35581344099246" calcext:value-type="float">
            <text:p>5.355813440992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024 <text:s text:c="8"/>446491 ns <text:s text:c="6"/>446471 ns <text:s text:c="8"/>1567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446471" calcext:value-type="float">
            <text:p>446471</text:p>
          </table:table-cell>
          <table:table-cell/>
          <table:table-cell table:formula="of:=LOG([.I131];2)" office:value-type="float" office:value="10" calcext:value-type="float">
            <text:p>10</text:p>
          </table:table-cell>
          <table:table-cell table:formula="of:=LOG([.J131];2)" office:value-type="float" office:value="18.7682069442627" calcext:value-type="float">
            <text:p>18.7682069442627</text:p>
          </table:table-cell>
          <table:table-cell/>
          <table:table-cell table:formula="of:=LOG([.I131])" office:value-type="float" office:value="3.01029995663981" calcext:value-type="float">
            <text:p>3.01029995663981</text:p>
          </table:table-cell>
          <table:table-cell table:formula="of:=LOG([.J131])" office:value-type="float" office:value="5.64979325505212" calcext:value-type="float">
            <text:p>5.649793255052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2048 <text:s text:c="8"/>889973 ns <text:s text:c="6"/>889933 ns <text:s text:c="9"/>787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889933" calcext:value-type="float">
            <text:p>889933</text:p>
          </table:table-cell>
          <table:table-cell/>
          <table:table-cell table:formula="of:=LOG([.I132];2)" office:value-type="float" office:value="11" calcext:value-type="float">
            <text:p>11</text:p>
          </table:table-cell>
          <table:table-cell table:formula="of:=LOG([.J132];2)" office:value-type="float" office:value="19.7633371990481" calcext:value-type="float">
            <text:p>19.7633371990481</text:p>
          </table:table-cell>
          <table:table-cell/>
          <table:table-cell table:formula="of:=LOG([.I132])" office:value-type="float" office:value="3.31132995230379" calcext:value-type="float">
            <text:p>3.31132995230379</text:p>
          </table:table-cell>
          <table:table-cell table:formula="of:=LOG([.J132])" office:value-type="float" office:value="5.94935731133526" calcext:value-type="float">
            <text:p>5.949357311335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4096 <text:s text:c="7"/>1787955 ns <text:s text:c="5"/>1787861 ns <text:s text:c="9"/>392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787861" calcext:value-type="float">
            <text:p>1787861</text:p>
          </table:table-cell>
          <table:table-cell/>
          <table:table-cell table:formula="of:=LOG([.I133];2)" office:value-type="float" office:value="12" calcext:value-type="float">
            <text:p>12</text:p>
          </table:table-cell>
          <table:table-cell table:formula="of:=LOG([.J133];2)" office:value-type="float" office:value="20.7698031456631" calcext:value-type="float">
            <text:p>20.7698031456631</text:p>
          </table:table-cell>
          <table:table-cell/>
          <table:table-cell table:formula="of:=LOG([.I133])" office:value-type="float" office:value="3.61235994796777" calcext:value-type="float">
            <text:p>3.61235994796777</text:p>
          </table:table-cell>
          <table:table-cell table:formula="of:=LOG([.J133])" office:value-type="float" office:value="6.25233375088071" calcext:value-type="float">
            <text:p>6.252333750880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8192 <text:s text:c="7"/>3623963 ns <text:s text:c="5"/>3623800 ns <text:s text:c="9"/>193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3623800" calcext:value-type="float">
            <text:p>3623800</text:p>
          </table:table-cell>
          <table:table-cell/>
          <table:table-cell table:formula="of:=LOG([.I134];2)" office:value-type="float" office:value="13" calcext:value-type="float">
            <text:p>13</text:p>
          </table:table-cell>
          <table:table-cell table:formula="of:=LOG([.J134];2)" office:value-type="float" office:value="21.7890719035796" calcext:value-type="float">
            <text:p>21.7890719035796</text:p>
          </table:table-cell>
          <table:table-cell/>
          <table:table-cell table:formula="of:=LOG([.I134])" office:value-type="float" office:value="3.91338994363175" calcext:value-type="float">
            <text:p>3.91338994363175</text:p>
          </table:table-cell>
          <table:table-cell table:formula="of:=LOG([.J134])" office:value-type="float" office:value="6.55916422065675" calcext:value-type="float">
            <text:p>6.559164220656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16384 <text:s text:c="6"/>7239852 ns <text:s text:c="5"/>7239527 ns <text:s text:c="10"/>96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7239527" calcext:value-type="float">
            <text:p>7239527</text:p>
          </table:table-cell>
          <table:table-cell/>
          <table:table-cell table:formula="of:=LOG([.I135];2)" office:value-type="float" office:value="14" calcext:value-type="float">
            <text:p>14</text:p>
          </table:table-cell>
          <table:table-cell table:formula="of:=LOG([.J135];2)" office:value-type="float" office:value="22.7874640101346" calcext:value-type="float">
            <text:p>22.7874640101346</text:p>
          </table:table-cell>
          <table:table-cell/>
          <table:table-cell table:formula="of:=LOG([.I135])" office:value-type="float" office:value="4.21441993929574" calcext:value-type="float">
            <text:p>4.21441993929574</text:p>
          </table:table-cell>
          <table:table-cell table:formula="of:=LOG([.J135])" office:value-type="float" office:value="6.85971019216393" calcext:value-type="float">
            <text:p>6.859710192163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row_parallel/32768 <text:s text:c="5"/>15791314 ns <text:s text:c="4"/>15790606 ns <text:s text:c="10"/>41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office:value-type="float" office:value="15790606" calcext:value-type="float">
            <text:p>15790606</text:p>
          </table:table-cell>
          <table:table-cell/>
          <table:table-cell table:formula="of:=LOG([.I136];2)" office:value-type="float" office:value="15" calcext:value-type="float">
            <text:p>15</text:p>
          </table:table-cell>
          <table:table-cell table:formula="of:=LOG([.J136];2)" office:value-type="float" office:value="23.9125632031373" calcext:value-type="float">
            <text:p>23.9125632031373</text:p>
          </table:table-cell>
          <table:table-cell/>
          <table:table-cell table:formula="of:=LOG([.I136])" office:value-type="float" office:value="4.51544993495972" calcext:value-type="float">
            <text:p>4.51544993495972</text:p>
          </table:table-cell>
          <table:table-cell table:formula="of:=LOG([.J136])" office:value-type="float" office:value="7.19839879735509" calcext:value-type="float">
            <text:p>7.198398797355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2 <text:s text:c="13"/>6561 ns <text:s text:c="8"/>6561 ns <text:s text:c="6"/>106214</text:p>
          </table:table-cell>
          <table:table-cell table:number-columns-repeated="6"/>
          <table:table-cell office:value-type="string" calcext:value-type="string">
            <text:p>CUDA_Parallel_Double</text:p>
          </table:table-cell>
          <table:table-cell office:value-type="float" office:value="2" calcext:value-type="float">
            <text:p>2</text:p>
          </table:table-cell>
          <table:table-cell office:value-type="float" office:value="6561" calcext:value-type="float">
            <text:p>6561</text:p>
          </table:table-cell>
          <table:table-cell/>
          <table:table-cell table:formula="of:=LOG([.I137];2)" office:value-type="float" office:value="1" calcext:value-type="float">
            <text:p>1</text:p>
          </table:table-cell>
          <table:table-cell table:formula="of:=LOG([.J137];2)" office:value-type="float" office:value="12.6797000057693" calcext:value-type="float">
            <text:p>12.6797000057693</text:p>
          </table:table-cell>
          <table:table-cell/>
          <table:table-cell table:formula="of:=LOG([.I137])" office:value-type="float" office:value="0.301029995663981" calcext:value-type="float">
            <text:p>0.301029995663981</text:p>
          </table:table-cell>
          <table:table-cell table:formula="of:=LOG([.J137])" office:value-type="float" office:value="3.8169700377573" calcext:value-type="float">
            <text:p>3.81697003775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4 <text:s text:c="13"/>6590 ns <text:s text:c="8"/>6589 ns <text:s text:c="6"/>10630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589" calcext:value-type="float">
            <text:p>6589</text:p>
          </table:table-cell>
          <table:table-cell/>
          <table:table-cell table:formula="of:=LOG([.I138];2)" office:value-type="float" office:value="2" calcext:value-type="float">
            <text:p>2</text:p>
          </table:table-cell>
          <table:table-cell table:formula="of:=LOG([.J138];2)" office:value-type="float" office:value="12.6858438114261" calcext:value-type="float">
            <text:p>12.6858438114261</text:p>
          </table:table-cell>
          <table:table-cell/>
          <table:table-cell table:formula="of:=LOG([.I138])" office:value-type="float" office:value="0.602059991327962" calcext:value-type="float">
            <text:p>0.602059991327962</text:p>
          </table:table-cell>
          <table:table-cell table:formula="of:=LOG([.J138])" office:value-type="float" office:value="3.81881950754754" calcext:value-type="float">
            <text:p>3.818819507547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8 <text:s text:c="13"/>7003 ns <text:s text:c="8"/>7003 ns <text:s text:c="7"/>9978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003" calcext:value-type="float">
            <text:p>7003</text:p>
          </table:table-cell>
          <table:table-cell/>
          <table:table-cell table:formula="of:=LOG([.I139];2)" office:value-type="float" office:value="3" calcext:value-type="float">
            <text:p>3</text:p>
          </table:table-cell>
          <table:table-cell table:formula="of:=LOG([.J139];2)" office:value-type="float" office:value="12.7737573721398" calcext:value-type="float">
            <text:p>12.7737573721398</text:p>
          </table:table-cell>
          <table:table-cell/>
          <table:table-cell table:formula="of:=LOG([.I139])" office:value-type="float" office:value="0.903089986991943" calcext:value-type="float">
            <text:p>0.903089986991943</text:p>
          </table:table-cell>
          <table:table-cell table:formula="of:=LOG([.J139])" office:value-type="float" office:value="3.84528412634799" calcext:value-type="float">
            <text:p>3.845284126347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6 <text:s text:c="12"/>7781 ns <text:s text:c="8"/>7781 ns <text:s text:c="7"/>8951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781" calcext:value-type="float">
            <text:p>7781</text:p>
          </table:table-cell>
          <table:table-cell/>
          <table:table-cell table:formula="of:=LOG([.I140];2)" office:value-type="float" office:value="4" calcext:value-type="float">
            <text:p>4</text:p>
          </table:table-cell>
          <table:table-cell table:formula="of:=LOG([.J140];2)" office:value-type="float" office:value="12.9257398643376" calcext:value-type="float">
            <text:p>12.9257398643376</text:p>
          </table:table-cell>
          <table:table-cell/>
          <table:table-cell table:formula="of:=LOG([.I140])" office:value-type="float" office:value="1.20411998265592" calcext:value-type="float">
            <text:p>1.20411998265592</text:p>
          </table:table-cell>
          <table:table-cell table:formula="of:=LOG([.J140])" office:value-type="float" office:value="3.89103541531531" calcext:value-type="float">
            <text:p>3.891035415315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32 <text:s text:c="12"/>9519 ns <text:s text:c="8"/>9519 ns <text:s text:c="7"/>73228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9519" calcext:value-type="float">
            <text:p>9519</text:p>
          </table:table-cell>
          <table:table-cell/>
          <table:table-cell table:formula="of:=LOG([.I141];2)" office:value-type="float" office:value="5" calcext:value-type="float">
            <text:p>5</text:p>
          </table:table-cell>
          <table:table-cell table:formula="of:=LOG([.J141];2)" office:value-type="float" office:value="13.2165943066388" calcext:value-type="float">
            <text:p>13.2165943066388</text:p>
          </table:table-cell>
          <table:table-cell/>
          <table:table-cell table:formula="of:=LOG([.I141])" office:value-type="float" office:value="1.50514997831991" calcext:value-type="float">
            <text:p>1.50514997831991</text:p>
          </table:table-cell>
          <table:table-cell table:formula="of:=LOG([.J141])" office:value-type="float" office:value="3.97859132682007" calcext:value-type="float">
            <text:p>3.978591326820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64 <text:s text:c="11"/>12762 ns <text:s text:c="7"/>12761 ns <text:s text:c="7"/>54439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2761" calcext:value-type="float">
            <text:p>12761</text:p>
          </table:table-cell>
          <table:table-cell/>
          <table:table-cell table:formula="of:=LOG([.I142];2)" office:value-type="float" office:value="6" calcext:value-type="float">
            <text:p>6</text:p>
          </table:table-cell>
          <table:table-cell table:formula="of:=LOG([.J142];2)" office:value-type="float" office:value="13.6394537680967" calcext:value-type="float">
            <text:p>13.6394537680967</text:p>
          </table:table-cell>
          <table:table-cell/>
          <table:table-cell table:formula="of:=LOG([.I142])" office:value-type="float" office:value="1.80617997398389" calcext:value-type="float">
            <text:p>1.80617997398389</text:p>
          </table:table-cell>
          <table:table-cell table:formula="of:=LOG([.J142])" office:value-type="float" office:value="4.10588470866923" calcext:value-type="float">
            <text:p>4.105884708669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28 <text:s text:c="10"/>23973 ns <text:s text:c="7"/>23972 ns <text:s text:c="7"/>29244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23972" calcext:value-type="float">
            <text:p>23972</text:p>
          </table:table-cell>
          <table:table-cell/>
          <table:table-cell table:formula="of:=LOG([.I143];2)" office:value-type="float" office:value="7" calcext:value-type="float">
            <text:p>7</text:p>
          </table:table-cell>
          <table:table-cell table:formula="of:=LOG([.J143];2)" office:value-type="float" office:value="14.5490626585704" calcext:value-type="float">
            <text:p>14.5490626585704</text:p>
          </table:table-cell>
          <table:table-cell/>
          <table:table-cell table:formula="of:=LOG([.I143])" office:value-type="float" office:value="2.10720996964787" calcext:value-type="float">
            <text:p>2.10720996964787</text:p>
          </table:table-cell>
          <table:table-cell table:formula="of:=LOG([.J143])" office:value-type="float" office:value="4.37970426902445" calcext:value-type="float">
            <text:p>4.379704269024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256 <text:s text:c="10"/>72924 ns <text:s text:c="7"/>72920 ns <text:s text:c="8"/>9590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72920" calcext:value-type="float">
            <text:p>72920</text:p>
          </table:table-cell>
          <table:table-cell/>
          <table:table-cell table:formula="of:=LOG([.I144];2)" office:value-type="float" office:value="8" calcext:value-type="float">
            <text:p>8</text:p>
          </table:table-cell>
          <table:table-cell table:formula="of:=LOG([.J144];2)" office:value-type="float" office:value="16.1540269409265" calcext:value-type="float">
            <text:p>16.1540269409265</text:p>
          </table:table-cell>
          <table:table-cell/>
          <table:table-cell table:formula="of:=LOG([.I144])" office:value-type="float" office:value="2.40823996531185" calcext:value-type="float">
            <text:p>2.40823996531185</text:p>
          </table:table-cell>
          <table:table-cell table:formula="of:=LOG([.J144])" office:value-type="float" office:value="4.86284665998294" calcext:value-type="float">
            <text:p>4.862846659982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512 <text:s text:c="9"/>256081 ns <text:s text:c="6"/>256069 ns <text:s text:c="8"/>2733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256069" calcext:value-type="float">
            <text:p>256069</text:p>
          </table:table-cell>
          <table:table-cell/>
          <table:table-cell table:formula="of:=LOG([.I145];2)" office:value-type="float" office:value="9" calcext:value-type="float">
            <text:p>9</text:p>
          </table:table-cell>
          <table:table-cell table:formula="of:=LOG([.J145];2)" office:value-type="float" office:value="17.9661730836654" calcext:value-type="float">
            <text:p>17.9661730836654</text:p>
          </table:table-cell>
          <table:table-cell/>
          <table:table-cell table:formula="of:=LOG([.I145])" office:value-type="float" office:value="2.70926996097583" calcext:value-type="float">
            <text:p>2.70926996097583</text:p>
          </table:table-cell>
          <table:table-cell table:formula="of:=LOG([.J145])" office:value-type="float" office:value="5.40835700547414" calcext:value-type="float">
            <text:p>5.408357005474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024 <text:s text:c="8"/>514543 ns <text:s text:c="6"/>514520 ns <text:s text:c="8"/>1356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514520" calcext:value-type="float">
            <text:p>514520</text:p>
          </table:table-cell>
          <table:table-cell/>
          <table:table-cell table:formula="of:=LOG([.I146];2)" office:value-type="float" office:value="10" calcext:value-type="float">
            <text:p>10</text:p>
          </table:table-cell>
          <table:table-cell table:formula="of:=LOG([.J146];2)" office:value-type="float" office:value="18.9728676319059" calcext:value-type="float">
            <text:p>18.9728676319059</text:p>
          </table:table-cell>
          <table:table-cell/>
          <table:table-cell table:formula="of:=LOG([.I146])" office:value-type="float" office:value="3.01029995663981" calcext:value-type="float">
            <text:p>3.01029995663981</text:p>
          </table:table-cell>
          <table:table-cell table:formula="of:=LOG([.J146])" office:value-type="float" office:value="5.71140226096594" calcext:value-type="float">
            <text:p>5.711402260965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2048 <text:s text:c="7"/>1033296 ns <text:s text:c="5"/>1033249 ns <text:s text:c="9"/>678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1033249" calcext:value-type="float">
            <text:p>1033249</text:p>
          </table:table-cell>
          <table:table-cell/>
          <table:table-cell table:formula="of:=LOG([.I147];2)" office:value-type="float" office:value="11" calcext:value-type="float">
            <text:p>11</text:p>
          </table:table-cell>
          <table:table-cell table:formula="of:=LOG([.J147];2)" office:value-type="float" office:value="19.9787565367669" calcext:value-type="float">
            <text:p>19.9787565367669</text:p>
          </table:table-cell>
          <table:table-cell/>
          <table:table-cell table:formula="of:=LOG([.I147])" office:value-type="float" office:value="3.31132995230379" calcext:value-type="float">
            <text:p>3.31132995230379</text:p>
          </table:table-cell>
          <table:table-cell table:formula="of:=LOG([.J147])" office:value-type="float" office:value="6.01420499363466" calcext:value-type="float">
            <text:p>6.014204993634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4096 <text:s text:c="7"/>2095004 ns <text:s text:c="5"/>2094909 ns <text:s text:c="9"/>334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2094909" calcext:value-type="float">
            <text:p>2094909</text:p>
          </table:table-cell>
          <table:table-cell/>
          <table:table-cell table:formula="of:=LOG([.I148];2)" office:value-type="float" office:value="12" calcext:value-type="float">
            <text:p>12</text:p>
          </table:table-cell>
          <table:table-cell table:formula="of:=LOG([.J148];2)" office:value-type="float" office:value="20.9984561458979" calcext:value-type="float">
            <text:p>20.9984561458979</text:p>
          </table:table-cell>
          <table:table-cell/>
          <table:table-cell table:formula="of:=LOG([.I148])" office:value-type="float" office:value="3.61235994796777" calcext:value-type="float">
            <text:p>3.61235994796777</text:p>
          </table:table-cell>
          <table:table-cell table:formula="of:=LOG([.J148])" office:value-type="float" office:value="6.32116516254995" calcext:value-type="float">
            <text:p>6.321165162549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8192 <text:s text:c="7"/>4182561 ns <text:s text:c="5"/>4182373 ns <text:s text:c="9"/>167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4182373" calcext:value-type="float">
            <text:p>4182373</text:p>
          </table:table-cell>
          <table:table-cell/>
          <table:table-cell table:formula="of:=LOG([.I149];2)" office:value-type="float" office:value="13" calcext:value-type="float">
            <text:p>13</text:p>
          </table:table-cell>
          <table:table-cell table:formula="of:=LOG([.J149];2)" office:value-type="float" office:value="21.995890302044" calcext:value-type="float">
            <text:p>21.995890302044</text:p>
          </table:table-cell>
          <table:table-cell/>
          <table:table-cell table:formula="of:=LOG([.I149])" office:value-type="float" office:value="3.91338994363175" calcext:value-type="float">
            <text:p>3.91338994363175</text:p>
          </table:table-cell>
          <table:table-cell table:formula="of:=LOG([.J149])" office:value-type="float" office:value="6.62142276224971" calcext:value-type="float">
            <text:p>6.621422762249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16384 <text:s text:c="6"/>8723288 ns <text:s text:c="5"/>8722897 ns <text:s text:c="10"/>77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8722897" calcext:value-type="float">
            <text:p>8722897</text:p>
          </table:table-cell>
          <table:table-cell/>
          <table:table-cell table:formula="of:=LOG([.I150];2)" office:value-type="float" office:value="14" calcext:value-type="float">
            <text:p>14</text:p>
          </table:table-cell>
          <table:table-cell table:formula="of:=LOG([.J150];2)" office:value-type="float" office:value="23.0563759237556" calcext:value-type="float">
            <text:p>23.0563759237556</text:p>
          </table:table-cell>
          <table:table-cell/>
          <table:table-cell table:formula="of:=LOG([.I150])" office:value-type="float" office:value="4.21441993929574" calcext:value-type="float">
            <text:p>4.21441993929574</text:p>
          </table:table-cell>
          <table:table-cell table:formula="of:=LOG([.J150])" office:value-type="float" office:value="6.94066074435526" calcext:value-type="float">
            <text:p>6.940660744355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row_parallel/32768 <text:s text:c="5"/>27892434 ns <text:s text:c="4"/>27890958 ns <text:s text:c="10"/>25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office:value-type="float" office:value="27890958" calcext:value-type="float">
            <text:p>27890958</text:p>
          </table:table-cell>
          <table:table-cell/>
          <table:table-cell table:formula="of:=LOG([.I151];2)" office:value-type="float" office:value="15" calcext:value-type="float">
            <text:p>15</text:p>
          </table:table-cell>
          <table:table-cell table:formula="of:=LOG([.J151];2)" office:value-type="float" office:value="24.7332941531892" calcext:value-type="float">
            <text:p>24.7332941531892</text:p>
          </table:table-cell>
          <table:table-cell/>
          <table:table-cell table:formula="of:=LOG([.I151])" office:value-type="float" office:value="4.51544993495972" calcext:value-type="float">
            <text:p>4.51544993495972</text:p>
          </table:table-cell>
          <table:table-cell table:formula="of:=LOG([.J151])" office:value-type="float" office:value="7.44546343169051" calcext:value-type="float">
            <text:p>7.445463431690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2 <text:s text:c="10"/>7276 ns <text:s text:c="8"/>7276 ns <text:s text:c="7"/>96576</text:p>
          </table:table-cell>
          <table:table-cell table:number-columns-repeated="6"/>
          <table:table-cell office:value-type="string" calcext:value-type="string">
            <text:p>CUDA_Shared_Parallel_Float</text:p>
          </table:table-cell>
          <table:table-cell office:value-type="float" office:value="2" calcext:value-type="float">
            <text:p>2</text:p>
          </table:table-cell>
          <table:table-cell office:value-type="float" office:value="7276" calcext:value-type="float">
            <text:p>7276</text:p>
          </table:table-cell>
          <table:table-cell/>
          <table:table-cell table:formula="of:=LOG([.I152];2)" office:value-type="float" office:value="1" calcext:value-type="float">
            <text:p>1</text:p>
          </table:table-cell>
          <table:table-cell table:formula="of:=LOG([.J152];2)" office:value-type="float" office:value="12.8289298276515" calcext:value-type="float">
            <text:p>12.8289298276515</text:p>
          </table:table-cell>
          <table:table-cell/>
          <table:table-cell table:formula="of:=LOG([.I152])" office:value-type="float" office:value="0.301029995663981" calcext:value-type="float">
            <text:p>0.301029995663981</text:p>
          </table:table-cell>
          <table:table-cell table:formula="of:=LOG([.J152])" office:value-type="float" office:value="3.86189269039145" calcext:value-type="float">
            <text:p>3.86189269039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4 <text:s text:c="10"/>7269 ns <text:s text:c="8"/>7268 ns <text:s text:c="7"/>9607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268" calcext:value-type="float">
            <text:p>7268</text:p>
          </table:table-cell>
          <table:table-cell/>
          <table:table-cell table:formula="of:=LOG([.I153];2)" office:value-type="float" office:value="2" calcext:value-type="float">
            <text:p>2</text:p>
          </table:table-cell>
          <table:table-cell table:formula="of:=LOG([.J153];2)" office:value-type="float" office:value="12.8273427042341" calcext:value-type="float">
            <text:p>12.8273427042341</text:p>
          </table:table-cell>
          <table:table-cell/>
          <table:table-cell table:formula="of:=LOG([.I153])" office:value-type="float" office:value="0.602059991327962" calcext:value-type="float">
            <text:p>0.602059991327962</text:p>
          </table:table-cell>
          <table:table-cell table:formula="of:=LOG([.J153])" office:value-type="float" office:value="3.861414918636" calcext:value-type="float">
            <text:p>3.861414918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8 <text:s text:c="10"/>7276 ns <text:s text:c="8"/>7275 ns <text:s text:c="7"/>9598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LOG([.I154];2)" office:value-type="float" office:value="3" calcext:value-type="float">
            <text:p>3</text:p>
          </table:table-cell>
          <table:table-cell table:formula="of:=LOG([.J154];2)" office:value-type="float" office:value="12.828731532683" calcext:value-type="float">
            <text:p>12.828731532683</text:p>
          </table:table-cell>
          <table:table-cell/>
          <table:table-cell table:formula="of:=LOG([.I154])" office:value-type="float" office:value="0.903089986991943" calcext:value-type="float">
            <text:p>0.903089986991943</text:p>
          </table:table-cell>
          <table:table-cell table:formula="of:=LOG([.J154])" office:value-type="float" office:value="3.86183299765794" calcext:value-type="float">
            <text:p>3.861832997657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16 <text:s text:c="9"/>7278 ns <text:s text:c="8"/>7278 ns <text:s text:c="7"/>9584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278" calcext:value-type="float">
            <text:p>7278</text:p>
          </table:table-cell>
          <table:table-cell/>
          <table:table-cell table:formula="of:=LOG([.I155];2)" office:value-type="float" office:value="4" calcext:value-type="float">
            <text:p>4</text:p>
          </table:table-cell>
          <table:table-cell table:formula="of:=LOG([.J155];2)" office:value-type="float" office:value="12.8293263358417" calcext:value-type="float">
            <text:p>12.8293263358417</text:p>
          </table:table-cell>
          <table:table-cell/>
          <table:table-cell table:formula="of:=LOG([.I155])" office:value-type="float" office:value="1.20411998265592" calcext:value-type="float">
            <text:p>1.20411998265592</text:p>
          </table:table-cell>
          <table:table-cell table:formula="of:=LOG([.J155])" office:value-type="float" office:value="3.86201205125022" calcext:value-type="float">
            <text:p>3.862012051250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32 <text:s text:c="9"/>7291 ns <text:s text:c="8"/>7290 ns <text:s text:c="7"/>9645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7290" calcext:value-type="float">
            <text:p>7290</text:p>
          </table:table-cell>
          <table:table-cell/>
          <table:table-cell table:formula="of:=LOG([.I156];2)" office:value-type="float" office:value="5" calcext:value-type="float">
            <text:p>5</text:p>
          </table:table-cell>
          <table:table-cell table:formula="of:=LOG([.J156];2)" office:value-type="float" office:value="12.8317030992143" calcext:value-type="float">
            <text:p>12.8317030992143</text:p>
          </table:table-cell>
          <table:table-cell/>
          <table:table-cell table:formula="of:=LOG([.I156])" office:value-type="float" office:value="1.50514997831991" calcext:value-type="float">
            <text:p>1.50514997831991</text:p>
          </table:table-cell>
          <table:table-cell table:formula="of:=LOG([.J156])" office:value-type="float" office:value="3.86272752831797" calcext:value-type="float">
            <text:p>3.862727528317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64 <text:s text:c="9"/>7593 ns <text:s text:c="8"/>7592 ns <text:s text:c="7"/>91764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7592" calcext:value-type="float">
            <text:p>7592</text:p>
          </table:table-cell>
          <table:table-cell/>
          <table:table-cell table:formula="of:=LOG([.I157];2)" office:value-type="float" office:value="6" calcext:value-type="float">
            <text:p>6</text:p>
          </table:table-cell>
          <table:table-cell table:formula="of:=LOG([.J157];2)" office:value-type="float" office:value="12.8902642770211" calcext:value-type="float">
            <text:p>12.8902642770211</text:p>
          </table:table-cell>
          <table:table-cell/>
          <table:table-cell table:formula="of:=LOG([.I157])" office:value-type="float" office:value="1.80617997398389" calcext:value-type="float">
            <text:p>1.80617997398389</text:p>
          </table:table-cell>
          <table:table-cell table:formula="of:=LOG([.J157])" office:value-type="float" office:value="3.88035619941924" calcext:value-type="float">
            <text:p>3.880356199419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128 <text:s text:c="8"/>8016 ns <text:s text:c="8"/>8016 ns <text:s text:c="7"/>87290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8016" calcext:value-type="float">
            <text:p>8016</text:p>
          </table:table-cell>
          <table:table-cell/>
          <table:table-cell table:formula="of:=LOG([.I158];2)" office:value-type="float" office:value="7" calcext:value-type="float">
            <text:p>7</text:p>
          </table:table-cell>
          <table:table-cell table:formula="of:=LOG([.J158];2)" office:value-type="float" office:value="12.9686667931952" calcext:value-type="float">
            <text:p>12.9686667931952</text:p>
          </table:table-cell>
          <table:table-cell/>
          <table:table-cell table:formula="of:=LOG([.I158])" office:value-type="float" office:value="2.10720996964787" calcext:value-type="float">
            <text:p>2.10720996964787</text:p>
          </table:table-cell>
          <table:table-cell table:formula="of:=LOG([.J158])" office:value-type="float" office:value="3.90395770852317" calcext:value-type="float">
            <text:p>3.903957708523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256 <text:s text:c="8"/>9139 ns <text:s text:c="8"/>9139 ns <text:s text:c="7"/>76610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9139" calcext:value-type="float">
            <text:p>9139</text:p>
          </table:table-cell>
          <table:table-cell/>
          <table:table-cell table:formula="of:=LOG([.I159];2)" office:value-type="float" office:value="8" calcext:value-type="float">
            <text:p>8</text:p>
          </table:table-cell>
          <table:table-cell table:formula="of:=LOG([.J159];2)" office:value-type="float" office:value="13.1578205972136" calcext:value-type="float">
            <text:p>13.1578205972136</text:p>
          </table:table-cell>
          <table:table-cell/>
          <table:table-cell table:formula="of:=LOG([.I159])" office:value-type="float" office:value="2.40823996531185" calcext:value-type="float">
            <text:p>2.40823996531185</text:p>
          </table:table-cell>
          <table:table-cell table:formula="of:=LOG([.J159])" office:value-type="float" office:value="3.96089867732666" calcext:value-type="float">
            <text:p>3.960898677326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512 <text:s text:c="7"/>10737 ns <text:s text:c="7"/>10736 ns <text:s text:c="7"/>65310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LOG([.I160];2)" office:value-type="float" office:value="9" calcext:value-type="float">
            <text:p>9</text:p>
          </table:table-cell>
          <table:table-cell table:formula="of:=LOG([.J160];2)" office:value-type="float" office:value="13.3901689562002" calcext:value-type="float">
            <text:p>13.3901689562002</text:p>
          </table:table-cell>
          <table:table-cell/>
          <table:table-cell table:formula="of:=LOG([.I160])" office:value-type="float" office:value="2.70926996097583" calcext:value-type="float">
            <text:p>2.70926996097583</text:p>
          </table:table-cell>
          <table:table-cell table:formula="of:=LOG([.J160])" office:value-type="float" office:value="4.03084250282492" calcext:value-type="float">
            <text:p>4.030842502824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1024 <text:s text:c="6"/>14426 ns <text:s text:c="7"/>14425 ns <text:s text:c="7"/>48445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14425" calcext:value-type="float">
            <text:p>14425</text:p>
          </table:table-cell>
          <table:table-cell/>
          <table:table-cell table:formula="of:=LOG([.I161];2)" office:value-type="float" office:value="10" calcext:value-type="float">
            <text:p>10</text:p>
          </table:table-cell>
          <table:table-cell table:formula="of:=LOG([.J161];2)" office:value-type="float" office:value="13.8162836984202" calcext:value-type="float">
            <text:p>13.8162836984202</text:p>
          </table:table-cell>
          <table:table-cell/>
          <table:table-cell table:formula="of:=LOG([.I161])" office:value-type="float" office:value="3.01029995663981" calcext:value-type="float">
            <text:p>3.01029995663981</text:p>
          </table:table-cell>
          <table:table-cell table:formula="of:=LOG([.J161])" office:value-type="float" office:value="4.15911582182777" calcext:value-type="float">
            <text:p>4.159115821827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2048 <text:s text:c="6"/>33001 ns <text:s text:c="7"/>32999 ns <text:s text:c="7"/>21265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32999" calcext:value-type="float">
            <text:p>32999</text:p>
          </table:table-cell>
          <table:table-cell/>
          <table:table-cell table:formula="of:=LOG([.I162];2)" office:value-type="float" office:value="11" calcext:value-type="float">
            <text:p>11</text:p>
          </table:table-cell>
          <table:table-cell table:formula="of:=LOG([.J162];2)" office:value-type="float" office:value="15.0101346853266" calcext:value-type="float">
            <text:p>15.0101346853266</text:p>
          </table:table-cell>
          <table:table-cell/>
          <table:table-cell table:formula="of:=LOG([.I162])" office:value-type="float" office:value="3.31132995230379" calcext:value-type="float">
            <text:p>3.31132995230379</text:p>
          </table:table-cell>
          <table:table-cell table:formula="of:=LOG([.J162])" office:value-type="float" office:value="4.51850077923964" calcext:value-type="float">
            <text:p>4.51850077923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4096 <text:s text:c="6"/>94190 ns <text:s text:c="7"/>94185 ns <text:s text:c="8"/>7410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94185" calcext:value-type="float">
            <text:p>94185</text:p>
          </table:table-cell>
          <table:table-cell/>
          <table:table-cell table:formula="of:=LOG([.I163];2)" office:value-type="float" office:value="12" calcext:value-type="float">
            <text:p>12</text:p>
          </table:table-cell>
          <table:table-cell table:formula="of:=LOG([.J163];2)" office:value-type="float" office:value="16.5232096925854" calcext:value-type="float">
            <text:p>16.5232096925854</text:p>
          </table:table-cell>
          <table:table-cell/>
          <table:table-cell table:formula="of:=LOG([.I163])" office:value-type="float" office:value="3.61235994796777" calcext:value-type="float">
            <text:p>3.61235994796777</text:p>
          </table:table-cell>
          <table:table-cell table:formula="of:=LOG([.J163])" office:value-type="float" office:value="4.97398174211403" calcext:value-type="float">
            <text:p>4.973981742114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8192 <text:s text:c="5"/>327574 ns <text:s text:c="6"/>327560 ns <text:s text:c="8"/>2135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327560" calcext:value-type="float">
            <text:p>327560</text:p>
          </table:table-cell>
          <table:table-cell/>
          <table:table-cell table:formula="of:=LOG([.I164];2)" office:value-type="float" office:value="13" calcext:value-type="float">
            <text:p>13</text:p>
          </table:table-cell>
          <table:table-cell table:formula="of:=LOG([.J164];2)" office:value-type="float" office:value="18.32139966742" calcext:value-type="float">
            <text:p>18.32139966742</text:p>
          </table:table-cell>
          <table:table-cell/>
          <table:table-cell table:formula="of:=LOG([.I164])" office:value-type="float" office:value="3.91338994363175" calcext:value-type="float">
            <text:p>3.91338994363175</text:p>
          </table:table-cell>
          <table:table-cell table:formula="of:=LOG([.J164])" office:value-type="float" office:value="5.51529086244152" calcext:value-type="float">
            <text:p>5.515290862441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16384 <text:s text:c="3"/>1301545 ns <text:s text:c="5"/>1301478 ns <text:s text:c="9"/>519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1301478" calcext:value-type="float">
            <text:p>1301478</text:p>
          </table:table-cell>
          <table:table-cell/>
          <table:table-cell table:formula="of:=LOG([.I165];2)" office:value-type="float" office:value="14" calcext:value-type="float">
            <text:p>14</text:p>
          </table:table-cell>
          <table:table-cell table:formula="of:=LOG([.J165];2)" office:value-type="float" office:value="20.3117194941594" calcext:value-type="float">
            <text:p>20.3117194941594</text:p>
          </table:table-cell>
          <table:table-cell/>
          <table:table-cell table:formula="of:=LOG([.I165])" office:value-type="float" office:value="4.21441993929574" calcext:value-type="float">
            <text:p>4.21441993929574</text:p>
          </table:table-cell>
          <table:table-cell table:formula="of:=LOG([.J165])" office:value-type="float" office:value="6.11443683125482" calcext:value-type="float">
            <text:p>6.114436831254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f_gemv_shared_parallel/32768 <text:s text:c="3"/>5406548 ns <text:s text:c="5"/>5406305 ns <text:s text:c="9"/>115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office:value-type="float" office:value="5406305" calcext:value-type="float">
            <text:p>5406305</text:p>
          </table:table-cell>
          <table:table-cell/>
          <table:table-cell table:formula="of:=LOG([.I166];2)" office:value-type="float" office:value="15" calcext:value-type="float">
            <text:p>15</text:p>
          </table:table-cell>
          <table:table-cell table:formula="of:=LOG([.J166];2)" office:value-type="float" office:value="22.366211474015" calcext:value-type="float">
            <text:p>22.366211474015</text:p>
          </table:table-cell>
          <table:table-cell/>
          <table:table-cell table:formula="of:=LOG([.I166])" office:value-type="float" office:value="4.51544993495972" calcext:value-type="float">
            <text:p>4.51544993495972</text:p>
          </table:table-cell>
          <table:table-cell table:formula="of:=LOG([.J166])" office:value-type="float" office:value="6.73290054304242" calcext:value-type="float">
            <text:p>6.732900543042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2 <text:s text:c="10"/>7299 ns <text:s text:c="8"/>7299 ns <text:s text:c="7"/>95508</text:p>
          </table:table-cell>
          <table:table-cell table:number-columns-repeated="6"/>
          <table:table-cell office:value-type="string" calcext:value-type="string">
            <text:p>CUDA_Shared_Parallel_Double</text:p>
          </table:table-cell>
          <table:table-cell office:value-type="float" office:value="2" calcext:value-type="float">
            <text:p>2</text:p>
          </table:table-cell>
          <table:table-cell office:value-type="float" office:value="7299" calcext:value-type="float">
            <text:p>7299</text:p>
          </table:table-cell>
          <table:table-cell/>
          <table:table-cell table:formula="of:=LOG([.I167];2)" office:value-type="float" office:value="1" calcext:value-type="float">
            <text:p>1</text:p>
          </table:table-cell>
          <table:table-cell table:formula="of:=LOG([.J167];2)" office:value-type="float" office:value="12.8334831056596" calcext:value-type="float">
            <text:p>12.8334831056596</text:p>
          </table:table-cell>
          <table:table-cell/>
          <table:table-cell table:formula="of:=LOG([.I167])" office:value-type="float" office:value="0.301029995663981" calcext:value-type="float">
            <text:p>0.301029995663981</text:p>
          </table:table-cell>
          <table:table-cell table:formula="of:=LOG([.J167])" office:value-type="float" office:value="3.86326336365048" calcext:value-type="float">
            <text:p>3.863263363650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4 <text:s text:c="10"/>7282 ns <text:s text:c="8"/>7282 ns <text:s text:c="7"/>9568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282" calcext:value-type="float">
            <text:p>7282</text:p>
          </table:table-cell>
          <table:table-cell/>
          <table:table-cell table:formula="of:=LOG([.I168];2)" office:value-type="float" office:value="2" calcext:value-type="float">
            <text:p>2</text:p>
          </table:table-cell>
          <table:table-cell table:formula="of:=LOG([.J168];2)" office:value-type="float" office:value="12.8301190254445" calcext:value-type="float">
            <text:p>12.8301190254445</text:p>
          </table:table-cell>
          <table:table-cell/>
          <table:table-cell table:formula="of:=LOG([.I168])" office:value-type="float" office:value="0.602059991327962" calcext:value-type="float">
            <text:p>0.602059991327962</text:p>
          </table:table-cell>
          <table:table-cell table:formula="of:=LOG([.J168])" office:value-type="float" office:value="3.86225067459792" calcext:value-type="float">
            <text:p>3.862250674597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8 <text:s text:c="10"/>7291 ns <text:s text:c="8"/>7291 ns <text:s text:c="7"/>9570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7291" calcext:value-type="float">
            <text:p>7291</text:p>
          </table:table-cell>
          <table:table-cell/>
          <table:table-cell table:formula="of:=LOG([.I169];2)" office:value-type="float" office:value="3" calcext:value-type="float">
            <text:p>3</text:p>
          </table:table-cell>
          <table:table-cell table:formula="of:=LOG([.J169];2)" office:value-type="float" office:value="12.8319009861964" calcext:value-type="float">
            <text:p>12.8319009861964</text:p>
          </table:table-cell>
          <table:table-cell/>
          <table:table-cell table:formula="of:=LOG([.I169])" office:value-type="float" office:value="0.903089986991943" calcext:value-type="float">
            <text:p>0.903089986991943</text:p>
          </table:table-cell>
          <table:table-cell table:formula="of:=LOG([.J169])" office:value-type="float" office:value="3.86278709823534" calcext:value-type="float">
            <text:p>3.862787098235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16 <text:s text:c="9"/>7309 ns <text:s text:c="8"/>7309 ns <text:s text:c="7"/>9566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7309" calcext:value-type="float">
            <text:p>7309</text:p>
          </table:table-cell>
          <table:table-cell/>
          <table:table-cell table:formula="of:=LOG([.I170];2)" office:value-type="float" office:value="4" calcext:value-type="float">
            <text:p>4</text:p>
          </table:table-cell>
          <table:table-cell table:formula="of:=LOG([.J170];2)" office:value-type="float" office:value="12.8354583182366" calcext:value-type="float">
            <text:p>12.8354583182366</text:p>
          </table:table-cell>
          <table:table-cell/>
          <table:table-cell table:formula="of:=LOG([.I170])" office:value-type="float" office:value="1.20411998265592" calcext:value-type="float">
            <text:p>1.20411998265592</text:p>
          </table:table-cell>
          <table:table-cell table:formula="of:=LOG([.J170])" office:value-type="float" office:value="3.86385796188397" calcext:value-type="float">
            <text:p>3.863857961883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32 <text:s text:c="9"/>7382 ns <text:s text:c="8"/>7382 ns <text:s text:c="7"/>94544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7382" calcext:value-type="float">
            <text:p>7382</text:p>
          </table:table-cell>
          <table:table-cell/>
          <table:table-cell table:formula="of:=LOG([.I171];2)" office:value-type="float" office:value="5" calcext:value-type="float">
            <text:p>5</text:p>
          </table:table-cell>
          <table:table-cell table:formula="of:=LOG([.J171];2)" office:value-type="float" office:value="12.8497960222456" calcext:value-type="float">
            <text:p>12.8497960222456</text:p>
          </table:table-cell>
          <table:table-cell/>
          <table:table-cell table:formula="of:=LOG([.I171])" office:value-type="float" office:value="1.50514997831991" calcext:value-type="float">
            <text:p>1.50514997831991</text:p>
          </table:table-cell>
          <table:table-cell table:formula="of:=LOG([.J171])" office:value-type="float" office:value="3.86817404085964" calcext:value-type="float">
            <text:p>3.86817404085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64 <text:s text:c="9"/>7629 ns <text:s text:c="8"/>7628 ns <text:s text:c="7"/>91524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7628" calcext:value-type="float">
            <text:p>7628</text:p>
          </table:table-cell>
          <table:table-cell/>
          <table:table-cell table:formula="of:=LOG([.I172];2)" office:value-type="float" office:value="6" calcext:value-type="float">
            <text:p>6</text:p>
          </table:table-cell>
          <table:table-cell table:formula="of:=LOG([.J172];2)" office:value-type="float" office:value="12.8970891283128" calcext:value-type="float">
            <text:p>12.8970891283128</text:p>
          </table:table-cell>
          <table:table-cell/>
          <table:table-cell table:formula="of:=LOG([.I172])" office:value-type="float" office:value="1.80617997398389" calcext:value-type="float">
            <text:p>1.80617997398389</text:p>
          </table:table-cell>
          <table:table-cell table:formula="of:=LOG([.J172])" office:value-type="float" office:value="3.88241068437397" calcext:value-type="float">
            <text:p>3.882410684373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128 <text:s text:c="8"/>8576 ns <text:s text:c="8"/>8576 ns <text:s text:c="7"/>81432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8576" calcext:value-type="float">
            <text:p>8576</text:p>
          </table:table-cell>
          <table:table-cell/>
          <table:table-cell table:formula="of:=LOG([.I173];2)" office:value-type="float" office:value="7" calcext:value-type="float">
            <text:p>7</text:p>
          </table:table-cell>
          <table:table-cell table:formula="of:=LOG([.J173];2)" office:value-type="float" office:value="13.0660891904578" calcext:value-type="float">
            <text:p>13.0660891904578</text:p>
          </table:table-cell>
          <table:table-cell/>
          <table:table-cell table:formula="of:=LOG([.I173])" office:value-type="float" office:value="2.10720996964787" calcext:value-type="float">
            <text:p>2.10720996964787</text:p>
          </table:table-cell>
          <table:table-cell table:formula="of:=LOG([.J173])" office:value-type="float" office:value="3.93328477234869" calcext:value-type="float">
            <text:p>3.933284772348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256 <text:s text:c="8"/>9447 ns <text:s text:c="8"/>9447 ns <text:s text:c="7"/>74321</text:p>
          </table:table-cell>
          <table:table-cell table:number-columns-repeated="7"/>
          <table:table-cell office:value-type="float" office:value="256" calcext:value-type="float">
            <text:p>256</text:p>
          </table:table-cell>
          <table:table-cell office:value-type="float" office:value="9447" calcext:value-type="float">
            <text:p>9447</text:p>
          </table:table-cell>
          <table:table-cell/>
          <table:table-cell table:formula="of:=LOG([.I174];2)" office:value-type="float" office:value="8" calcext:value-type="float">
            <text:p>8</text:p>
          </table:table-cell>
          <table:table-cell table:formula="of:=LOG([.J174];2)" office:value-type="float" office:value="13.2056405428566" calcext:value-type="float">
            <text:p>13.2056405428566</text:p>
          </table:table-cell>
          <table:table-cell/>
          <table:table-cell table:formula="of:=LOG([.I174])" office:value-type="float" office:value="2.40823996531185" calcext:value-type="float">
            <text:p>2.40823996531185</text:p>
          </table:table-cell>
          <table:table-cell table:formula="of:=LOG([.J174])" office:value-type="float" office:value="3.97529391535621" calcext:value-type="float">
            <text:p>3.975293915356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512 <text:s text:c="7"/>11217 ns <text:s text:c="7"/>11217 ns <text:s text:c="7"/>62348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1217" calcext:value-type="float">
            <text:p>11217</text:p>
          </table:table-cell>
          <table:table-cell/>
          <table:table-cell table:formula="of:=LOG([.I175];2)" office:value-type="float" office:value="9" calcext:value-type="float">
            <text:p>9</text:p>
          </table:table-cell>
          <table:table-cell table:formula="of:=LOG([.J175];2)" office:value-type="float" office:value="13.4533992565793" calcext:value-type="float">
            <text:p>13.4533992565793</text:p>
          </table:table-cell>
          <table:table-cell/>
          <table:table-cell table:formula="of:=LOG([.I175])" office:value-type="float" office:value="2.70926996097583" calcext:value-type="float">
            <text:p>2.70926996097583</text:p>
          </table:table-cell>
          <table:table-cell table:formula="of:=LOG([.J175])" office:value-type="float" office:value="4.04987671987388" calcext:value-type="float">
            <text:p>4.04987671987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1024 <text:s text:c="6"/>19641 ns <text:s text:c="7"/>19640 ns <text:s text:c="7"/>35537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19640" calcext:value-type="float">
            <text:p>19640</text:p>
          </table:table-cell>
          <table:table-cell/>
          <table:table-cell table:formula="of:=LOG([.I176];2)" office:value-type="float" office:value="10" calcext:value-type="float">
            <text:p>10</text:p>
          </table:table-cell>
          <table:table-cell table:formula="of:=LOG([.J176];2)" office:value-type="float" office:value="14.2615073092021" calcext:value-type="float">
            <text:p>14.2615073092021</text:p>
          </table:table-cell>
          <table:table-cell/>
          <table:table-cell table:formula="of:=LOG([.I176])" office:value-type="float" office:value="3.01029995663981" calcext:value-type="float">
            <text:p>3.01029995663981</text:p>
          </table:table-cell>
          <table:table-cell table:formula="of:=LOG([.J176])" office:value-type="float" office:value="4.29314148345093" calcext:value-type="float">
            <text:p>4.293141483450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2048 <text:s text:c="6"/>48053 ns <text:s text:c="7"/>48051 ns <text:s text:c="7"/>14504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48051" calcext:value-type="float">
            <text:p>48051</text:p>
          </table:table-cell>
          <table:table-cell/>
          <table:table-cell table:formula="of:=LOG([.I177];2)" office:value-type="float" office:value="11" calcext:value-type="float">
            <text:p>11</text:p>
          </table:table-cell>
          <table:table-cell table:formula="of:=LOG([.J177];2)" office:value-type="float" office:value="15.5522788351068" calcext:value-type="float">
            <text:p>15.5522788351068</text:p>
          </table:table-cell>
          <table:table-cell/>
          <table:table-cell table:formula="of:=LOG([.I177])" office:value-type="float" office:value="3.31132995230379" calcext:value-type="float">
            <text:p>3.31132995230379</text:p>
          </table:table-cell>
          <table:table-cell table:formula="of:=LOG([.J177])" office:value-type="float" office:value="4.68170243029723" calcext:value-type="float">
            <text:p>4.681702430297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4096 <text:s text:c="5"/>160404 ns <text:s text:c="6"/>160397 ns <text:s text:c="8"/>4363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160397" calcext:value-type="float">
            <text:p>160397</text:p>
          </table:table-cell>
          <table:table-cell/>
          <table:table-cell table:formula="of:=LOG([.I178];2)" office:value-type="float" office:value="12" calcext:value-type="float">
            <text:p>12</text:p>
          </table:table-cell>
          <table:table-cell table:formula="of:=LOG([.J178];2)" office:value-type="float" office:value="17.291287632903" calcext:value-type="float">
            <text:p>17.291287632903</text:p>
          </table:table-cell>
          <table:table-cell/>
          <table:table-cell table:formula="of:=LOG([.I178])" office:value-type="float" office:value="3.61235994796777" calcext:value-type="float">
            <text:p>3.61235994796777</text:p>
          </table:table-cell>
          <table:table-cell table:formula="of:=LOG([.J178])" office:value-type="float" office:value="5.20519624115743" calcext:value-type="float">
            <text:p>5.205196241157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8192 <text:s text:c="5"/>611944 ns <text:s text:c="6"/>611916 ns <text:s text:c="8"/>1105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611916" calcext:value-type="float">
            <text:p>611916</text:p>
          </table:table-cell>
          <table:table-cell/>
          <table:table-cell table:formula="of:=LOG([.I179];2)" office:value-type="float" office:value="13" calcext:value-type="float">
            <text:p>13</text:p>
          </table:table-cell>
          <table:table-cell table:formula="of:=LOG([.J179];2)" office:value-type="float" office:value="19.2229740967977" calcext:value-type="float">
            <text:p>19.2229740967977</text:p>
          </table:table-cell>
          <table:table-cell/>
          <table:table-cell table:formula="of:=LOG([.I179])" office:value-type="float" office:value="3.91338994363175" calcext:value-type="float">
            <text:p>3.91338994363175</text:p>
          </table:table-cell>
          <table:table-cell table:formula="of:=LOG([.J179])" office:value-type="float" office:value="5.78669180900783" calcext:value-type="float">
            <text:p>5.786691809007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16384 <text:s text:c="3"/>2434485 ns <text:s text:c="5"/>2434375 ns <text:s text:c="9"/>278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2434375" calcext:value-type="float">
            <text:p>2434375</text:p>
          </table:table-cell>
          <table:table-cell/>
          <table:table-cell table:formula="of:=LOG([.I180];2)" office:value-type="float" office:value="14" calcext:value-type="float">
            <text:p>14</text:p>
          </table:table-cell>
          <table:table-cell table:formula="of:=LOG([.J180];2)" office:value-type="float" office:value="21.2151199924985" calcext:value-type="float">
            <text:p>21.2151199924985</text:p>
          </table:table-cell>
          <table:table-cell/>
          <table:table-cell table:formula="of:=LOG([.I180])" office:value-type="float" office:value="4.21441993929574" calcext:value-type="float">
            <text:p>4.21441993929574</text:p>
          </table:table-cell>
          <table:table-cell table:formula="of:=LOG([.J180])" office:value-type="float" office:value="6.38638747935266" calcext:value-type="float">
            <text:p>6.386387479352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ch_gemv/d_gemv_shared_parallel/32768 <text:s text:c="3"/>9611731 ns <text:s text:c="5"/>9611300 ns <text:s text:c="10"/>73</text:p>
          </table:table-cell>
          <table:table-cell table:number-columns-repeated="7"/>
          <table:table-cell office:value-type="float" office:value="32768" calcext:value-type="float">
            <text:p>32768</text:p>
          </table:table-cell>
          <table:table-cell office:value-type="float" office:value="9611300" calcext:value-type="float">
            <text:p>9611300</text:p>
          </table:table-cell>
          <table:table-cell/>
          <table:table-cell table:formula="of:=LOG([.I181];2)" office:value-type="float" office:value="15" calcext:value-type="float">
            <text:p>15</text:p>
          </table:table-cell>
          <table:table-cell table:formula="of:=LOG([.J181];2)" office:value-type="float" office:value="23.1963001487841" calcext:value-type="float">
            <text:p>23.1963001487841</text:p>
          </table:table-cell>
          <table:table-cell/>
          <table:table-cell table:formula="of:=LOG([.I181])" office:value-type="float" office:value="4.51544993495972" calcext:value-type="float">
            <text:p>4.51544993495972</text:p>
          </table:table-cell>
          <table:table-cell table:formula="of:=LOG([.J181])" office:value-type="float" office:value="6.98278213320889" calcext:value-type="float">
            <text:p>6.98278213320889</text:p>
          </table:table-cell>
          <table:table-cell table:number-columns-repeated="1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2^[.E183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2^[.E18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2^[.E185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2^[.E186]" office:value-type="float" office:value="16" calcext:value-type="float">
            <text:p>16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2^[.E187]" office:value-type="float" office:value="32" calcext:value-type="float">
            <text:p>32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2^[.E188]" office:value-type="float" office:value="64" calcext:value-type="float">
            <text:p>64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2^[.E189]" office:value-type="float" office:value="128" calcext:value-type="float">
            <text:p>128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2^[.E190]" office:value-type="float" office:value="256" calcext:value-type="float">
            <text:p>256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2^[.E191]" office:value-type="float" office:value="512" calcext:value-type="float">
            <text:p>512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2^[.E192]" office:value-type="float" office:value="1024" calcext:value-type="float">
            <text:p>1024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2^[.E193]" office:value-type="float" office:value="2048" calcext:value-type="float">
            <text:p>2048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2^[.E194]" office:value-type="float" office:value="4096" calcext:value-type="float">
            <text:p>4096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2^[.E195]" office:value-type="float" office:value="8192" calcext:value-type="float">
            <text:p>8192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2^[.E196]" office:value-type="float" office:value="16384" calcext:value-type="float">
            <text:p>16384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2^[.E197]" office:value-type="float" office:value="32768" calcext:value-type="float">
            <text:p>32768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2^[.E198]" office:value-type="float" office:value="65536" calcext:value-type="float">
            <text:p>65536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2^[.E199]" office:value-type="float" office:value="131072" calcext:value-type="float">
            <text:p>131072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2^[.E200]" office:value-type="float" office:value="262144" calcext:value-type="float">
            <text:p>262144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2^[.E201]" office:value-type="float" office:value="524288" calcext:value-type="float">
            <text:p>524288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2^[.E202]" office:value-type="float" office:value="1048576" calcext:value-type="float">
            <text:p>1048576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2^[.E203]" office:value-type="float" office:value="2097152" calcext:value-type="float">
            <text:p>2097152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2^[.E204]" office:value-type="float" office:value="4194304" calcext:value-type="float">
            <text:p>4194304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2^[.E205]" office:value-type="float" office:value="8388608" calcext:value-type="float">
            <text:p>8388608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2^[.E206]" office:value-type="float" office:value="16777216" calcext:value-type="float">
            <text:p>16777216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7:50:49.858286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8T17:51:00.377338003</meta:creation-date>
    <meta:editing-duration>PT11M37S</meta:editing-duration>
    <meta:editing-cycles>3</meta:editing-cycles>
    <meta:generator>LibreOffice/6.4.7.2$Linux_X86_64 LibreOffice_project/40$Build-2</meta:generator>
    <dc:date>2023-10-18T22:38:33.653608011</dc:date>
    <meta:document-statistic meta:table-count="1" meta:cell-count="15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.935cm" svg:height="2.485cm" xlink:href=".." xlink:type="simple" chart:class="chart:line" chart:style-name="ch1">
        <chart:legend chart:legend-position="end" svg:x="2.016cm" svg:y="0.297cm" style:legend-expansion="high" chart:style-name="ch2"/>
        <chart:plot-area chart:style-name="ch3" table:cell-range-address="Sheet1.I17:Sheet1.J31" svg:x="0.078cm" svg:y="0.049cm" svg:width="1.86cm" svg:height="2.387cm">
          <chartooo:coordinate-region svg:x="1.318cm" svg:y="0.249cm" svg:width="0.62cm" svg:height="1.5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7:Sheet1.I31" chart:class="chart:line">
            <chart:data-point chart:repeated="15"/>
          </chart:series>
          <chart:series chart:style-name="ch7" chart:values-cell-range-address="Sheet1.J17:Sheet1.J3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17:Sheet1.I31</svg:desc>
                </draw:g>
              </table:table-cell>
              <table:table-cell office:value-type="float" office:value="58.5">
                <text:p>58.5</text:p>
                <draw:g>
                  <svg:desc>Sheet1.J17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8305">
                <text:p>38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50617">
                <text:p>150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603141">
                <text:p>603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2387520">
                <text:p>2387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9640671">
                <text:p>9640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39017847">
                <text:p>39017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157500098">
                <text:p>1575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629571500">
                <text:p>62957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2617697534">
                <text:p>2617697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10081000000">
                <text:p>1008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